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3.5425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7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1.0543in"/>
    </style:style>
    <style:style style:name="co10" style:family="table-column">
      <style:table-column-properties fo:break-before="auto" style:column-width="0.9898in"/>
    </style:style>
    <style:style style:name="co22" style:family="table-column">
      <style:table-column-properties fo:break-before="auto" style:column-width="2.2874in"/>
    </style:style>
    <style:style style:name="co23" style:family="table-column">
      <style:table-column-properties fo:break-before="auto" style:column-width="0.4854in"/>
    </style:style>
    <style:style style:name="co24" style:family="table-column">
      <style:table-column-properties fo:break-before="auto" style:column-width="0.6571in"/>
    </style:style>
    <style:style style:name="co25" style:family="table-column">
      <style:table-column-properties fo:break-before="auto" style:column-width="1.1508in"/>
    </style:style>
    <style:style style:name="co26" style:family="table-column">
      <style:table-column-properties fo:break-before="auto" style:column-width="1.0862in"/>
    </style:style>
    <style:style style:name="co16" style:family="table-column">
      <style:table-column-properties fo:break-before="auto" style:column-width="0.6252in"/>
    </style:style>
    <style:style style:name="co17" style:family="table-column">
      <style:table-column-properties fo:break-before="auto" style:column-width="2.7165in"/>
    </style:style>
    <style:style style:name="co18" style:family="table-column">
      <style:table-column-properties fo:break-before="auto" style:column-width="0.8291in"/>
    </style:style>
    <style:style style:name="co19" style:family="table-column">
      <style:table-column-properties fo:break-before="auto" style:column-width="0.7862in"/>
    </style:style>
    <style:style style:name="co20" style:family="table-column">
      <style:table-column-properties fo:break-before="auto" style:column-width="1.4291in"/>
    </style:style>
    <style:style style:name="co21" style:family="table-column">
      <style:table-column-properties fo:break-before="auto" style:column-width="1.9661in"/>
    </style:style>
    <style:style style:name="co27" style:family="table-column">
      <style:table-column-properties fo:break-before="auto" style:column-width="0.1957in"/>
    </style:style>
    <style:style style:name="co28" style:family="table-column">
      <style:table-column-properties fo:break-before="auto" style:column-width="0.2709in"/>
    </style:style>
    <style:style style:name="co29" style:family="table-column">
      <style:table-column-properties fo:break-before="auto" style:column-width="0.3465in"/>
    </style:style>
    <style:style style:name="co30" style:family="table-column">
      <style:table-column-properties fo:break-before="auto" style:column-width="0.2354in"/>
    </style:style>
    <style:style style:name="co31" style:family="table-column">
      <style:table-column-properties fo:break-before="auto" style:column-width="0.4429in"/>
    </style:style>
    <style:style style:name="co32" style:family="table-column">
      <style:table-column-properties fo:break-before="auto" style:column-width="0.5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130"/>
    <style:style style:name="ce11" style:family="table-cell" style:parent-style-name="Default" style:data-style-name="N100"/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dbb6" fo:border="0.74pt solid #000000"/>
      <style:map style:condition="cell-content()=&quot;X&quot;" style:apply-style-name="Untitled1" style:base-cell-address="WBS.J2"/>
    </style:style>
    <style:style style:name="ce7" style:family="table-cell" style:parent-style-name="Default">
      <style:table-cell-properties fo:border="0.74pt solid #000000"/>
      <style:map style:condition="cell-content()=&quot;X&quot;" style:apply-style-name="Untitled1" style:base-cell-address="WBS.J2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bb6"/>
    </style:style>
    <style:style style:name="ce19" style:family="table-cell" style:parent-style-name="Default" style:data-style-name="N10130"/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Hybrid Digital Twin for Aero Gas Turbine Engine HU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Duration</text:p>
          </table:table-cell>
          <table:table-cell office:value-type="string" calcext:value-type="string">
            <text:p>36 months (156 weeks, 1092 day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Start Date</text:p>
          </table:table-cell>
          <table:table-cell office:value-type="string" calcext:value-type="string">
            <text:p>Month 0, Week 1 (Day 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End Date</text:p>
          </table:table-cell>
          <table:table-cell office:value-type="string" calcext:value-type="string">
            <text:p>Month 36, Week 156 (Day 1,09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Phases</text:p>
          </table:table-cell>
          <table:table-cell office:value-type="string" calcext:value-type="string">
            <text:p>5 milestones (MS-1 to MS-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Budget</text:p>
          </table:table-cell>
          <table:table-cell office:value-type="string" calcext:value-type="string">
            <text:p>₹15.30 Cr (approx ₹15.00 C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Effort</text:p>
          </table:table-cell>
          <table:table-cell office:value-type="string" calcext:value-type="string">
            <text:p>305 Person-Mon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Team Size</text:p>
          </table:table-cell>
          <table:table-cell office:value-type="string" calcext:value-type="string">
            <text:p>14 FTE</text:p>
          </table:table-cell>
          <table:table-cell table:number-columns-repeated="2"/>
        </table:table-row>
      </table:table>
      <table:table table:name="Mileston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ce11"/>
        <table:table-row table:style-name="ro1">
          <table:table-cell office:value-type="string" calcext:value-type="string">
            <text:p>Mileston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tart Week</text:p>
          </table:table-cell>
          <table:table-cell office:value-type="string" calcext:value-type="string">
            <text:p>End Week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Payment Gate</text:p>
          </table:table-cell>
          <table:table-cell table:style-name="Default" office:value-type="string" calcext:value-type="string">
            <text:p>Cumulative %</text:p>
          </table:table-cell>
        </table:table-row>
        <table:table-row table:style-name="ro1">
          <table:table-cell office:value-type="string" calcext:value-type="string">
            <text:p>MS-1</text:p>
          </table:table-cell>
          <table:table-cell office:value-type="string" calcext:value-type="string">
            <text:p>PDR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20% (₹3.00 Cr)</text:p>
          </table:table-cell>
          <table:table-cell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MS-2</text:p>
          </table:table-cell>
          <table:table-cell office:value-type="string" calcext:value-type="string">
            <text:p>Detailed Design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20% (₹3.00 Cr)</text:p>
          </table:table-cell>
          <table:table-cell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MS-3</text:p>
          </table:table-cell>
          <table:table-cell office:value-type="string" calcext:value-type="string">
            <text:p>Prototype &amp; CDR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20% (₹3.00 Cr)</text:p>
          </table:table-cell>
          <table:table-cell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MS-4</text:p>
          </table:table-cell>
          <table:table-cell office:value-type="string" calcext:value-type="string">
            <text:p>Production &amp; ATP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20% (₹3.00 Cr)</text:p>
          </table:table-cell>
          <table:table-cell office:value-type="string" calcext:value-type="string">
            <text:p>80%</text:p>
          </table:table-cell>
        </table:table-row>
        <table:table-row table:style-name="ro1">
          <table:table-cell office:value-type="string" calcext:value-type="string">
            <text:p>MS-5</text:p>
          </table:table-cell>
          <table:table-cell office:value-type="string" calcext:value-type="string">
            <text:p>Completion &amp; ToT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20% (₹3.00 Cr)</text:p>
          </table:table-cell>
          <table:table-cell office:value-type="string" calcext:value-type="string">
            <text:p>100%</text:p>
          </table:table-cell>
        </table:table-row>
      </table:table>
      <table:table table:name="WBS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20" table:default-cell-style-name="ce4"/>
        <table:table-column table:style-name="co21" table:default-cell-style-name="ce4"/>
        <table:table-column table:style-name="co5" table:number-columns-repeated="2" table:default-cell-style-name="ce4"/>
        <table:table-column table:style-name="co27" table:number-columns-repeated="2" table:default-cell-style-name="ce6"/>
        <table:table-column table:style-name="co28" table:number-columns-repeated="22" table:default-cell-style-name="ce6"/>
        <table:table-column table:style-name="co29" table:number-columns-repeated="16" table:default-cell-style-name="ce6"/>
        <table:table-column table:style-name="co30" table:number-columns-repeated="24" table:default-cell-style-name="ce9"/>
        <table:table-column table:style-name="co31" table:number-columns-repeated="8" table:default-cell-style-name="ce9"/>
        <table:table-column table:style-name="co32" table:default-cell-style-name="ce9"/>
        <table:table-column table:style-name="co5" table:number-columns-repeated="3" table:default-cell-style-name="ce9"/>
        <table:table-column table:style-name="co5" table:number-columns-repeated="16299"/>
        <table:table-row table:style-name="ro1">
          <table:table-cell table:style-name="ce3" office:value-type="string" calcext:value-type="string">
            <text:p>WBS ID</text:p>
          </table:table-cell>
          <table:table-cell table:style-name="ce3" office:value-type="string" calcext:value-type="string">
            <text:p>Task Name</text:p>
          </table:table-cell>
          <table:table-cell table:style-name="ce3" office:value-type="string" calcext:value-type="string">
            <text:p>Start Week</text:p>
          </table:table-cell>
          <table:table-cell table:style-name="ce3" office:value-type="string" calcext:value-type="string">
            <text:p>End Week</text:p>
          </table:table-cell>
          <table:table-cell table:style-name="ce3" office:value-type="string" calcext:value-type="string">
            <text:p>Duration (Weeks)</text:p>
          </table:table-cell>
          <table:table-cell table:style-name="ce3" office:value-type="string" calcext:value-type="string">
            <text:p>Lead Role</text:p>
          </table:table-cell>
          <table:table-cell table:style-name="ce3" office:value-type="string" calcext:value-type="string">
            <text:p>Supporting Roles</text:p>
          </table:table-cell>
          <table:table-cell table:style-name="ce3" office:value-type="string" calcext:value-type="string">
            <text:p>Effort (PM)</text:p>
          </table:table-cell>
          <table:table-cell table:style-name="ce3" office:value-type="string" calcext:value-type="string">
            <text:p>Dependenc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60" calcext:value-type="float">
            <text:p>160</text:p>
          </table:table-cell>
          <table:table-cell table:style-name="ce8" table:number-columns-repeated="23"/>
          <table:table-cell table:style-name="ce8" office:value-type="string" calcext:value-type="string">
            <text:p>Wk 1</text:p>
          </table:table-cell>
          <table:table-cell table:style-name="ce8" office:value-type="string" calcext:value-type="string">
            <text:p>Wk 2</text:p>
          </table:table-cell>
          <table:table-cell table:style-name="ce8" office:value-type="string" calcext:value-type="string">
            <text:p>Wk 3</text:p>
          </table:table-cell>
          <table:table-cell table:style-name="ce8" office:value-type="string" calcext:value-type="string">
            <text:p>Wk 4</text:p>
          </table:table-cell>
          <table:table-cell table:style-name="ce8" office:value-type="string" calcext:value-type="string">
            <text:p>Wk 5</text:p>
          </table:table-cell>
          <table:table-cell table:style-name="ce8" office:value-type="string" calcext:value-type="string">
            <text:p>Wk 6</text:p>
          </table:table-cell>
          <table:table-cell table:style-name="ce8" office:value-type="string" calcext:value-type="string">
            <text:p>Wk 7</text:p>
          </table:table-cell>
          <table:table-cell table:style-name="ce8" office:value-type="string" calcext:value-type="string">
            <text:p>Wk 8</text:p>
          </table:table-cell>
          <table:table-cell table:style-name="ce8" office:value-type="string" calcext:value-type="string">
            <text:p>Wk 9</text:p>
          </table:table-cell>
          <table:table-cell table:style-name="ce8" office:value-type="string" calcext:value-type="string">
            <text:p>Wk 10</text:p>
          </table:table-cell>
          <table:table-cell table:style-name="ce8" office:value-type="string" calcext:value-type="string">
            <text:p>Wk 11</text:p>
          </table:table-cell>
          <table:table-cell table:style-name="ce8" office:value-type="string" calcext:value-type="string">
            <text:p>Wk 12</text:p>
          </table:table-cell>
          <table:table-cell table:style-name="ce8" office:value-type="string" calcext:value-type="string">
            <text:p>Wk 13</text:p>
          </table:table-cell>
          <table:table-cell table:style-name="ce8" table:number-columns-repeated="16299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Project Initiation &amp; Governan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Program Coordin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IF(AND([.J$1]&gt;=[.$C2];[.J$1]&lt;=[.$D2]);&quot;X&quot;;&quot;&quot;)" office:value-type="string" office:string-value="X" calcext:value-type="string">
            <text:p>X</text:p>
          </table:table-cell>
          <table:table-cell table:formula="of:=IF(AND([.K$1]&gt;=[.$C2];[.K$1]&lt;=[.$D2]);&quot;X&quot;;&quot;&quot;)">
            <text:p/>
          </table:table-cell>
          <table:table-cell table:formula="of:=IF(AND([.L$1]&gt;=[.$C2];[.L$1]&lt;=[.$D2]);&quot;X&quot;;&quot;&quot;)">
            <text:p/>
          </table:table-cell>
          <table:table-cell table:formula="of:=IF(AND([.M$1]&gt;=[.$C2];[.M$1]&lt;=[.$D2]);&quot;X&quot;;&quot;&quot;)">
            <text:p/>
          </table:table-cell>
          <table:table-cell table:formula="of:=IF(AND([.N$1]&gt;=[.$C2];[.N$1]&lt;=[.$D2]);&quot;X&quot;;&quot;&quot;)">
            <text:p/>
          </table:table-cell>
          <table:table-cell table:formula="of:=IF(AND([.O$1]&gt;=[.$C2];[.O$1]&lt;=[.$D2]);&quot;X&quot;;&quot;&quot;)">
            <text:p/>
          </table:table-cell>
          <table:table-cell table:formula="of:=IF(AND([.P$1]&gt;=[.$C2];[.P$1]&lt;=[.$D2]);&quot;X&quot;;&quot;&quot;)">
            <text:p/>
          </table:table-cell>
          <table:table-cell table:formula="of:=IF(AND([.Q$1]&gt;=[.$C2];[.Q$1]&lt;=[.$D2]);&quot;X&quot;;&quot;&quot;)">
            <text:p/>
          </table:table-cell>
          <table:table-cell table:formula="of:=IF(AND([.R$1]&gt;=[.$C2];[.R$1]&lt;=[.$D2]);&quot;X&quot;;&quot;&quot;)">
            <text:p/>
          </table:table-cell>
          <table:table-cell table:formula="of:=IF(AND([.S$1]&gt;=[.$C2];[.S$1]&lt;=[.$D2]);&quot;X&quot;;&quot;&quot;)">
            <text:p/>
          </table:table-cell>
          <table:table-cell table:formula="of:=IF(AND([.T$1]&gt;=[.$C2];[.T$1]&lt;=[.$D2]);&quot;X&quot;;&quot;&quot;)">
            <text:p/>
          </table:table-cell>
          <table:table-cell table:formula="of:=IF(AND([.U$1]&gt;=[.$C2];[.U$1]&lt;=[.$D2]);&quot;X&quot;;&quot;&quot;)">
            <text:p/>
          </table:table-cell>
          <table:table-cell table:formula="of:=IF(AND([.V$1]&gt;=[.$C2];[.V$1]&lt;=[.$D2]);&quot;X&quot;;&quot;&quot;)">
            <text:p/>
          </table:table-cell>
          <table:table-cell table:formula="of:=IF(AND([.W$1]&gt;=[.$C2];[.W$1]&lt;=[.$D2]);&quot;X&quot;;&quot;&quot;)">
            <text:p/>
          </table:table-cell>
          <table:table-cell table:formula="of:=IF(AND([.X$1]&gt;=[.$C2];[.X$1]&lt;=[.$D2]);&quot;X&quot;;&quot;&quot;)">
            <text:p/>
          </table:table-cell>
          <table:table-cell table:formula="of:=IF(AND([.Y$1]&gt;=[.$C2];[.Y$1]&lt;=[.$D2]);&quot;X&quot;;&quot;&quot;)">
            <text:p/>
          </table:table-cell>
          <table:table-cell table:formula="of:=IF(AND([.Z$1]&gt;=[.$C2];[.Z$1]&lt;=[.$D2]);&quot;X&quot;;&quot;&quot;)">
            <text:p/>
          </table:table-cell>
          <table:table-cell table:formula="of:=IF(AND([.AA$1]&gt;=[.$C2];[.AA$1]&lt;=[.$D2]);&quot;X&quot;;&quot;&quot;)">
            <text:p/>
          </table:table-cell>
          <table:table-cell table:formula="of:=IF(AND([.AB$1]&gt;=[.$C2];[.AB$1]&lt;=[.$D2]);&quot;X&quot;;&quot;&quot;)">
            <text:p/>
          </table:table-cell>
          <table:table-cell table:formula="of:=IF(AND([.AC$1]&gt;=[.$C2];[.AC$1]&lt;=[.$D2]);&quot;X&quot;;&quot;&quot;)">
            <text:p/>
          </table:table-cell>
          <table:table-cell table:formula="of:=IF(AND([.AD$1]&gt;=[.$C2];[.AD$1]&lt;=[.$D2]);&quot;X&quot;;&quot;&quot;)">
            <text:p/>
          </table:table-cell>
          <table:table-cell table:formula="of:=IF(AND([.AE$1]&gt;=[.$C2];[.AE$1]&lt;=[.$D2]);&quot;X&quot;;&quot;&quot;)">
            <text:p/>
          </table:table-cell>
          <table:table-cell table:formula="of:=IF(AND([.AF$1]&gt;=[.$C2];[.AF$1]&lt;=[.$D2]);&quot;X&quot;;&quot;&quot;)">
            <text:p/>
          </table:table-cell>
          <table:table-cell table:formula="of:=IF(AND([.AG$1]&gt;=[.$C2];[.AG$1]&lt;=[.$D2]);&quot;X&quot;;&quot;&quot;)">
            <text:p/>
          </table:table-cell>
          <table:table-cell table:formula="of:=IF(AND([.AH$1]&gt;=[.$C2];[.AH$1]&lt;=[.$D2]);&quot;X&quot;;&quot;&quot;)">
            <text:p/>
          </table:table-cell>
          <table:table-cell table:formula="of:=IF(AND([.AI$1]&gt;=[.$C2];[.AI$1]&lt;=[.$D2]);&quot;X&quot;;&quot;&quot;)">
            <text:p/>
          </table:table-cell>
          <table:table-cell table:formula="of:=IF(AND([.AJ$1]&gt;=[.$C2];[.AJ$1]&lt;=[.$D2]);&quot;X&quot;;&quot;&quot;)">
            <text:p/>
          </table:table-cell>
          <table:table-cell table:formula="of:=IF(AND([.AK$1]&gt;=[.$C2];[.AK$1]&lt;=[.$D2]);&quot;X&quot;;&quot;&quot;)">
            <text:p/>
          </table:table-cell>
          <table:table-cell table:formula="of:=IF(AND([.AL$1]&gt;=[.$C2];[.AL$1]&lt;=[.$D2]);&quot;X&quot;;&quot;&quot;)">
            <text:p/>
          </table:table-cell>
          <table:table-cell table:formula="of:=IF(AND([.AM$1]&gt;=[.$C2];[.AM$1]&lt;=[.$D2]);&quot;X&quot;;&quot;&quot;)">
            <text:p/>
          </table:table-cell>
          <table:table-cell table:formula="of:=IF(AND([.AN$1]&gt;=[.$C2];[.AN$1]&lt;=[.$D2]);&quot;X&quot;;&quot;&quot;)">
            <text:p/>
          </table:table-cell>
          <table:table-cell table:formula="of:=IF(AND([.AO$1]&gt;=[.$C2];[.AO$1]&lt;=[.$D2]);&quot;X&quot;;&quot;&quot;)">
            <text:p/>
          </table:table-cell>
          <table:table-cell table:formula="of:=IF(AND([.AP$1]&gt;=[.$C2];[.AP$1]&lt;=[.$D2]);&quot;X&quot;;&quot;&quot;)">
            <text:p/>
          </table:table-cell>
          <table:table-cell table:formula="of:=IF(AND([.AQ$1]&gt;=[.$C2];[.AQ$1]&lt;=[.$D2]);&quot;X&quot;;&quot;&quot;)">
            <text:p/>
          </table:table-cell>
          <table:table-cell table:formula="of:=IF(AND([.AR$1]&gt;=[.$C2];[.AR$1]&lt;=[.$D2]);&quot;X&quot;;&quot;&quot;)">
            <text:p/>
          </table:table-cell>
          <table:table-cell table:formula="of:=IF(AND([.AS$1]&gt;=[.$C2];[.AS$1]&lt;=[.$D2]);&quot;X&quot;;&quot;&quot;)">
            <text:p/>
          </table:table-cell>
          <table:table-cell table:formula="of:=IF(AND([.AT$1]&gt;=[.$C2];[.AT$1]&lt;=[.$D2]);&quot;X&quot;;&quot;&quot;)">
            <text:p/>
          </table:table-cell>
          <table:table-cell table:formula="of:=IF(AND([.AU$1]&gt;=[.$C2];[.AU$1]&lt;=[.$D2]);&quot;X&quot;;&quot;&quot;)">
            <text:p/>
          </table:table-cell>
          <table:table-cell table:formula="of:=IF(AND([.AV$1]&gt;=[.$C2];[.AV$1]&lt;=[.$D2]);&quot;X&quot;;&quot;&quot;)">
            <text:p/>
          </table:table-cell>
          <table:table-cell table:formula="of:=IF(AND([.AW$1]&gt;=[.$C2];[.AW$1]&lt;=[.$D2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Requirement Elicitation &amp; Clarific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stems Engineer</text:p>
          </table:table-cell>
          <table:table-cell office:value-type="string" calcext:value-type="string">
            <text:p>PM DRDO Liaison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table:formula="of:=IF(AND([.J$1]&gt;=[.$C3];[.J$1]&lt;=[.$D3]);&quot;X&quot;;&quot;&quot;)">
            <text:p/>
          </table:table-cell>
          <table:table-cell table:formula="of:=IF(AND([.K$1]&gt;=[.$C3];[.K$1]&lt;=[.$D3]);&quot;X&quot;;&quot;&quot;)" office:value-type="string" office:string-value="X" calcext:value-type="string">
            <text:p>X</text:p>
          </table:table-cell>
          <table:table-cell table:formula="of:=IF(AND([.L$1]&gt;=[.$C3];[.L$1]&lt;=[.$D3]);&quot;X&quot;;&quot;&quot;)">
            <text:p/>
          </table:table-cell>
          <table:table-cell table:formula="of:=IF(AND([.M$1]&gt;=[.$C3];[.M$1]&lt;=[.$D3]);&quot;X&quot;;&quot;&quot;)">
            <text:p/>
          </table:table-cell>
          <table:table-cell table:formula="of:=IF(AND([.N$1]&gt;=[.$C3];[.N$1]&lt;=[.$D3]);&quot;X&quot;;&quot;&quot;)">
            <text:p/>
          </table:table-cell>
          <table:table-cell table:formula="of:=IF(AND([.O$1]&gt;=[.$C3];[.O$1]&lt;=[.$D3]);&quot;X&quot;;&quot;&quot;)">
            <text:p/>
          </table:table-cell>
          <table:table-cell table:formula="of:=IF(AND([.P$1]&gt;=[.$C3];[.P$1]&lt;=[.$D3]);&quot;X&quot;;&quot;&quot;)">
            <text:p/>
          </table:table-cell>
          <table:table-cell table:formula="of:=IF(AND([.Q$1]&gt;=[.$C3];[.Q$1]&lt;=[.$D3]);&quot;X&quot;;&quot;&quot;)">
            <text:p/>
          </table:table-cell>
          <table:table-cell table:formula="of:=IF(AND([.R$1]&gt;=[.$C3];[.R$1]&lt;=[.$D3]);&quot;X&quot;;&quot;&quot;)">
            <text:p/>
          </table:table-cell>
          <table:table-cell table:formula="of:=IF(AND([.S$1]&gt;=[.$C3];[.S$1]&lt;=[.$D3]);&quot;X&quot;;&quot;&quot;)">
            <text:p/>
          </table:table-cell>
          <table:table-cell table:formula="of:=IF(AND([.T$1]&gt;=[.$C3];[.T$1]&lt;=[.$D3]);&quot;X&quot;;&quot;&quot;)">
            <text:p/>
          </table:table-cell>
          <table:table-cell table:formula="of:=IF(AND([.U$1]&gt;=[.$C3];[.U$1]&lt;=[.$D3]);&quot;X&quot;;&quot;&quot;)">
            <text:p/>
          </table:table-cell>
          <table:table-cell table:formula="of:=IF(AND([.V$1]&gt;=[.$C3];[.V$1]&lt;=[.$D3]);&quot;X&quot;;&quot;&quot;)">
            <text:p/>
          </table:table-cell>
          <table:table-cell table:formula="of:=IF(AND([.W$1]&gt;=[.$C3];[.W$1]&lt;=[.$D3]);&quot;X&quot;;&quot;&quot;)">
            <text:p/>
          </table:table-cell>
          <table:table-cell table:formula="of:=IF(AND([.X$1]&gt;=[.$C3];[.X$1]&lt;=[.$D3]);&quot;X&quot;;&quot;&quot;)">
            <text:p/>
          </table:table-cell>
          <table:table-cell table:formula="of:=IF(AND([.Y$1]&gt;=[.$C3];[.Y$1]&lt;=[.$D3]);&quot;X&quot;;&quot;&quot;)">
            <text:p/>
          </table:table-cell>
          <table:table-cell table:formula="of:=IF(AND([.Z$1]&gt;=[.$C3];[.Z$1]&lt;=[.$D3]);&quot;X&quot;;&quot;&quot;)">
            <text:p/>
          </table:table-cell>
          <table:table-cell table:formula="of:=IF(AND([.AA$1]&gt;=[.$C3];[.AA$1]&lt;=[.$D3]);&quot;X&quot;;&quot;&quot;)">
            <text:p/>
          </table:table-cell>
          <table:table-cell table:formula="of:=IF(AND([.AB$1]&gt;=[.$C3];[.AB$1]&lt;=[.$D3]);&quot;X&quot;;&quot;&quot;)">
            <text:p/>
          </table:table-cell>
          <table:table-cell table:formula="of:=IF(AND([.AC$1]&gt;=[.$C3];[.AC$1]&lt;=[.$D3]);&quot;X&quot;;&quot;&quot;)">
            <text:p/>
          </table:table-cell>
          <table:table-cell table:formula="of:=IF(AND([.AD$1]&gt;=[.$C3];[.AD$1]&lt;=[.$D3]);&quot;X&quot;;&quot;&quot;)">
            <text:p/>
          </table:table-cell>
          <table:table-cell table:formula="of:=IF(AND([.AE$1]&gt;=[.$C3];[.AE$1]&lt;=[.$D3]);&quot;X&quot;;&quot;&quot;)">
            <text:p/>
          </table:table-cell>
          <table:table-cell table:formula="of:=IF(AND([.AF$1]&gt;=[.$C3];[.AF$1]&lt;=[.$D3]);&quot;X&quot;;&quot;&quot;)">
            <text:p/>
          </table:table-cell>
          <table:table-cell table:formula="of:=IF(AND([.AG$1]&gt;=[.$C3];[.AG$1]&lt;=[.$D3]);&quot;X&quot;;&quot;&quot;)">
            <text:p/>
          </table:table-cell>
          <table:table-cell table:formula="of:=IF(AND([.AH$1]&gt;=[.$C3];[.AH$1]&lt;=[.$D3]);&quot;X&quot;;&quot;&quot;)">
            <text:p/>
          </table:table-cell>
          <table:table-cell table:formula="of:=IF(AND([.AI$1]&gt;=[.$C3];[.AI$1]&lt;=[.$D3]);&quot;X&quot;;&quot;&quot;)">
            <text:p/>
          </table:table-cell>
          <table:table-cell table:formula="of:=IF(AND([.AJ$1]&gt;=[.$C3];[.AJ$1]&lt;=[.$D3]);&quot;X&quot;;&quot;&quot;)">
            <text:p/>
          </table:table-cell>
          <table:table-cell table:formula="of:=IF(AND([.AK$1]&gt;=[.$C3];[.AK$1]&lt;=[.$D3]);&quot;X&quot;;&quot;&quot;)">
            <text:p/>
          </table:table-cell>
          <table:table-cell table:formula="of:=IF(AND([.AL$1]&gt;=[.$C3];[.AL$1]&lt;=[.$D3]);&quot;X&quot;;&quot;&quot;)">
            <text:p/>
          </table:table-cell>
          <table:table-cell table:formula="of:=IF(AND([.AM$1]&gt;=[.$C3];[.AM$1]&lt;=[.$D3]);&quot;X&quot;;&quot;&quot;)">
            <text:p/>
          </table:table-cell>
          <table:table-cell table:formula="of:=IF(AND([.AN$1]&gt;=[.$C3];[.AN$1]&lt;=[.$D3]);&quot;X&quot;;&quot;&quot;)">
            <text:p/>
          </table:table-cell>
          <table:table-cell table:formula="of:=IF(AND([.AO$1]&gt;=[.$C3];[.AO$1]&lt;=[.$D3]);&quot;X&quot;;&quot;&quot;)">
            <text:p/>
          </table:table-cell>
          <table:table-cell table:formula="of:=IF(AND([.AP$1]&gt;=[.$C3];[.AP$1]&lt;=[.$D3]);&quot;X&quot;;&quot;&quot;)">
            <text:p/>
          </table:table-cell>
          <table:table-cell table:formula="of:=IF(AND([.AQ$1]&gt;=[.$C3];[.AQ$1]&lt;=[.$D3]);&quot;X&quot;;&quot;&quot;)">
            <text:p/>
          </table:table-cell>
          <table:table-cell table:formula="of:=IF(AND([.AR$1]&gt;=[.$C3];[.AR$1]&lt;=[.$D3]);&quot;X&quot;;&quot;&quot;)">
            <text:p/>
          </table:table-cell>
          <table:table-cell table:formula="of:=IF(AND([.AS$1]&gt;=[.$C3];[.AS$1]&lt;=[.$D3]);&quot;X&quot;;&quot;&quot;)">
            <text:p/>
          </table:table-cell>
          <table:table-cell table:formula="of:=IF(AND([.AT$1]&gt;=[.$C3];[.AT$1]&lt;=[.$D3]);&quot;X&quot;;&quot;&quot;)">
            <text:p/>
          </table:table-cell>
          <table:table-cell table:formula="of:=IF(AND([.AU$1]&gt;=[.$C3];[.AU$1]&lt;=[.$D3]);&quot;X&quot;;&quot;&quot;)">
            <text:p/>
          </table:table-cell>
          <table:table-cell table:formula="of:=IF(AND([.AV$1]&gt;=[.$C3];[.AV$1]&lt;=[.$D3]);&quot;X&quot;;&quot;&quot;)">
            <text:p/>
          </table:table-cell>
          <table:table-cell table:formula="of:=IF(AND([.AW$1]&gt;=[.$C3];[.AW$1]&lt;=[.$D3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System Requirements Document (SRD)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stems Engineer</text:p>
          </table:table-cell>
          <table:table-cell office:value-type="string" calcext:value-type="string">
            <text:p>PM QA Lead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table:formula="of:=IF(AND([.J$1]&gt;=[.$C4];[.J$1]&lt;=[.$D4]);&quot;X&quot;;&quot;&quot;)">
            <text:p/>
          </table:table-cell>
          <table:table-cell table:formula="of:=IF(AND([.K$1]&gt;=[.$C4];[.K$1]&lt;=[.$D4]);&quot;X&quot;;&quot;&quot;)">
            <text:p/>
          </table:table-cell>
          <table:table-cell table:formula="of:=IF(AND([.L$1]&gt;=[.$C4];[.L$1]&lt;=[.$D4]);&quot;X&quot;;&quot;&quot;)" office:value-type="string" office:string-value="X" calcext:value-type="string">
            <text:p>X</text:p>
          </table:table-cell>
          <table:table-cell table:formula="of:=IF(AND([.M$1]&gt;=[.$C4];[.M$1]&lt;=[.$D4]);&quot;X&quot;;&quot;&quot;)" office:value-type="string" office:string-value="X" calcext:value-type="string">
            <text:p>X</text:p>
          </table:table-cell>
          <table:table-cell table:formula="of:=IF(AND([.N$1]&gt;=[.$C4];[.N$1]&lt;=[.$D4]);&quot;X&quot;;&quot;&quot;)">
            <text:p/>
          </table:table-cell>
          <table:table-cell table:formula="of:=IF(AND([.O$1]&gt;=[.$C4];[.O$1]&lt;=[.$D4]);&quot;X&quot;;&quot;&quot;)">
            <text:p/>
          </table:table-cell>
          <table:table-cell table:formula="of:=IF(AND([.P$1]&gt;=[.$C4];[.P$1]&lt;=[.$D4]);&quot;X&quot;;&quot;&quot;)">
            <text:p/>
          </table:table-cell>
          <table:table-cell table:formula="of:=IF(AND([.Q$1]&gt;=[.$C4];[.Q$1]&lt;=[.$D4]);&quot;X&quot;;&quot;&quot;)">
            <text:p/>
          </table:table-cell>
          <table:table-cell table:formula="of:=IF(AND([.R$1]&gt;=[.$C4];[.R$1]&lt;=[.$D4]);&quot;X&quot;;&quot;&quot;)">
            <text:p/>
          </table:table-cell>
          <table:table-cell table:formula="of:=IF(AND([.S$1]&gt;=[.$C4];[.S$1]&lt;=[.$D4]);&quot;X&quot;;&quot;&quot;)">
            <text:p/>
          </table:table-cell>
          <table:table-cell table:formula="of:=IF(AND([.T$1]&gt;=[.$C4];[.T$1]&lt;=[.$D4]);&quot;X&quot;;&quot;&quot;)">
            <text:p/>
          </table:table-cell>
          <table:table-cell table:formula="of:=IF(AND([.U$1]&gt;=[.$C4];[.U$1]&lt;=[.$D4]);&quot;X&quot;;&quot;&quot;)">
            <text:p/>
          </table:table-cell>
          <table:table-cell table:formula="of:=IF(AND([.V$1]&gt;=[.$C4];[.V$1]&lt;=[.$D4]);&quot;X&quot;;&quot;&quot;)">
            <text:p/>
          </table:table-cell>
          <table:table-cell table:formula="of:=IF(AND([.W$1]&gt;=[.$C4];[.W$1]&lt;=[.$D4]);&quot;X&quot;;&quot;&quot;)">
            <text:p/>
          </table:table-cell>
          <table:table-cell table:formula="of:=IF(AND([.X$1]&gt;=[.$C4];[.X$1]&lt;=[.$D4]);&quot;X&quot;;&quot;&quot;)">
            <text:p/>
          </table:table-cell>
          <table:table-cell table:formula="of:=IF(AND([.Y$1]&gt;=[.$C4];[.Y$1]&lt;=[.$D4]);&quot;X&quot;;&quot;&quot;)">
            <text:p/>
          </table:table-cell>
          <table:table-cell table:formula="of:=IF(AND([.Z$1]&gt;=[.$C4];[.Z$1]&lt;=[.$D4]);&quot;X&quot;;&quot;&quot;)">
            <text:p/>
          </table:table-cell>
          <table:table-cell table:formula="of:=IF(AND([.AA$1]&gt;=[.$C4];[.AA$1]&lt;=[.$D4]);&quot;X&quot;;&quot;&quot;)">
            <text:p/>
          </table:table-cell>
          <table:table-cell table:formula="of:=IF(AND([.AB$1]&gt;=[.$C4];[.AB$1]&lt;=[.$D4]);&quot;X&quot;;&quot;&quot;)">
            <text:p/>
          </table:table-cell>
          <table:table-cell table:formula="of:=IF(AND([.AC$1]&gt;=[.$C4];[.AC$1]&lt;=[.$D4]);&quot;X&quot;;&quot;&quot;)">
            <text:p/>
          </table:table-cell>
          <table:table-cell table:formula="of:=IF(AND([.AD$1]&gt;=[.$C4];[.AD$1]&lt;=[.$D4]);&quot;X&quot;;&quot;&quot;)">
            <text:p/>
          </table:table-cell>
          <table:table-cell table:formula="of:=IF(AND([.AE$1]&gt;=[.$C4];[.AE$1]&lt;=[.$D4]);&quot;X&quot;;&quot;&quot;)">
            <text:p/>
          </table:table-cell>
          <table:table-cell table:formula="of:=IF(AND([.AF$1]&gt;=[.$C4];[.AF$1]&lt;=[.$D4]);&quot;X&quot;;&quot;&quot;)">
            <text:p/>
          </table:table-cell>
          <table:table-cell table:formula="of:=IF(AND([.AG$1]&gt;=[.$C4];[.AG$1]&lt;=[.$D4]);&quot;X&quot;;&quot;&quot;)">
            <text:p/>
          </table:table-cell>
          <table:table-cell table:formula="of:=IF(AND([.AH$1]&gt;=[.$C4];[.AH$1]&lt;=[.$D4]);&quot;X&quot;;&quot;&quot;)">
            <text:p/>
          </table:table-cell>
          <table:table-cell table:formula="of:=IF(AND([.AI$1]&gt;=[.$C4];[.AI$1]&lt;=[.$D4]);&quot;X&quot;;&quot;&quot;)">
            <text:p/>
          </table:table-cell>
          <table:table-cell table:formula="of:=IF(AND([.AJ$1]&gt;=[.$C4];[.AJ$1]&lt;=[.$D4]);&quot;X&quot;;&quot;&quot;)">
            <text:p/>
          </table:table-cell>
          <table:table-cell table:formula="of:=IF(AND([.AK$1]&gt;=[.$C4];[.AK$1]&lt;=[.$D4]);&quot;X&quot;;&quot;&quot;)">
            <text:p/>
          </table:table-cell>
          <table:table-cell table:formula="of:=IF(AND([.AL$1]&gt;=[.$C4];[.AL$1]&lt;=[.$D4]);&quot;X&quot;;&quot;&quot;)">
            <text:p/>
          </table:table-cell>
          <table:table-cell table:formula="of:=IF(AND([.AM$1]&gt;=[.$C4];[.AM$1]&lt;=[.$D4]);&quot;X&quot;;&quot;&quot;)">
            <text:p/>
          </table:table-cell>
          <table:table-cell table:formula="of:=IF(AND([.AN$1]&gt;=[.$C4];[.AN$1]&lt;=[.$D4]);&quot;X&quot;;&quot;&quot;)">
            <text:p/>
          </table:table-cell>
          <table:table-cell table:formula="of:=IF(AND([.AO$1]&gt;=[.$C4];[.AO$1]&lt;=[.$D4]);&quot;X&quot;;&quot;&quot;)">
            <text:p/>
          </table:table-cell>
          <table:table-cell table:formula="of:=IF(AND([.AP$1]&gt;=[.$C4];[.AP$1]&lt;=[.$D4]);&quot;X&quot;;&quot;&quot;)">
            <text:p/>
          </table:table-cell>
          <table:table-cell table:formula="of:=IF(AND([.AQ$1]&gt;=[.$C4];[.AQ$1]&lt;=[.$D4]);&quot;X&quot;;&quot;&quot;)">
            <text:p/>
          </table:table-cell>
          <table:table-cell table:formula="of:=IF(AND([.AR$1]&gt;=[.$C4];[.AR$1]&lt;=[.$D4]);&quot;X&quot;;&quot;&quot;)">
            <text:p/>
          </table:table-cell>
          <table:table-cell table:formula="of:=IF(AND([.AS$1]&gt;=[.$C4];[.AS$1]&lt;=[.$D4]);&quot;X&quot;;&quot;&quot;)">
            <text:p/>
          </table:table-cell>
          <table:table-cell table:formula="of:=IF(AND([.AT$1]&gt;=[.$C4];[.AT$1]&lt;=[.$D4]);&quot;X&quot;;&quot;&quot;)">
            <text:p/>
          </table:table-cell>
          <table:table-cell table:formula="of:=IF(AND([.AU$1]&gt;=[.$C4];[.AU$1]&lt;=[.$D4]);&quot;X&quot;;&quot;&quot;)">
            <text:p/>
          </table:table-cell>
          <table:table-cell table:formula="of:=IF(AND([.AV$1]&gt;=[.$C4];[.AV$1]&lt;=[.$D4]);&quot;X&quot;;&quot;&quot;)">
            <text:p/>
          </table:table-cell>
          <table:table-cell table:formula="of:=IF(AND([.AW$1]&gt;=[.$C4];[.AW$1]&lt;=[.$D4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Technology Survey &amp; Critical Tech ID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d ML/AI Scientist</text:p>
          </table:table-cell>
          <table:table-cell office:value-type="string" calcext:value-type="string">
            <text:p>Lead Thermo Eng Academics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table:formula="of:=IF(AND([.J$1]&gt;=[.$C5];[.J$1]&lt;=[.$D5]);&quot;X&quot;;&quot;&quot;)">
            <text:p/>
          </table:table-cell>
          <table:table-cell table:formula="of:=IF(AND([.K$1]&gt;=[.$C5];[.K$1]&lt;=[.$D5]);&quot;X&quot;;&quot;&quot;)" office:value-type="string" office:string-value="X" calcext:value-type="string">
            <text:p>X</text:p>
          </table:table-cell>
          <table:table-cell table:formula="of:=IF(AND([.L$1]&gt;=[.$C5];[.L$1]&lt;=[.$D5]);&quot;X&quot;;&quot;&quot;)" office:value-type="string" office:string-value="X" calcext:value-type="string">
            <text:p>X</text:p>
          </table:table-cell>
          <table:table-cell table:formula="of:=IF(AND([.M$1]&gt;=[.$C5];[.M$1]&lt;=[.$D5]);&quot;X&quot;;&quot;&quot;)" office:value-type="string" office:string-value="X" calcext:value-type="string">
            <text:p>X</text:p>
          </table:table-cell>
          <table:table-cell table:formula="of:=IF(AND([.N$1]&gt;=[.$C5];[.N$1]&lt;=[.$D5]);&quot;X&quot;;&quot;&quot;)">
            <text:p/>
          </table:table-cell>
          <table:table-cell table:formula="of:=IF(AND([.O$1]&gt;=[.$C5];[.O$1]&lt;=[.$D5]);&quot;X&quot;;&quot;&quot;)">
            <text:p/>
          </table:table-cell>
          <table:table-cell table:formula="of:=IF(AND([.P$1]&gt;=[.$C5];[.P$1]&lt;=[.$D5]);&quot;X&quot;;&quot;&quot;)">
            <text:p/>
          </table:table-cell>
          <table:table-cell table:formula="of:=IF(AND([.Q$1]&gt;=[.$C5];[.Q$1]&lt;=[.$D5]);&quot;X&quot;;&quot;&quot;)">
            <text:p/>
          </table:table-cell>
          <table:table-cell table:formula="of:=IF(AND([.R$1]&gt;=[.$C5];[.R$1]&lt;=[.$D5]);&quot;X&quot;;&quot;&quot;)">
            <text:p/>
          </table:table-cell>
          <table:table-cell table:formula="of:=IF(AND([.S$1]&gt;=[.$C5];[.S$1]&lt;=[.$D5]);&quot;X&quot;;&quot;&quot;)">
            <text:p/>
          </table:table-cell>
          <table:table-cell table:formula="of:=IF(AND([.T$1]&gt;=[.$C5];[.T$1]&lt;=[.$D5]);&quot;X&quot;;&quot;&quot;)">
            <text:p/>
          </table:table-cell>
          <table:table-cell table:formula="of:=IF(AND([.U$1]&gt;=[.$C5];[.U$1]&lt;=[.$D5]);&quot;X&quot;;&quot;&quot;)">
            <text:p/>
          </table:table-cell>
          <table:table-cell table:formula="of:=IF(AND([.V$1]&gt;=[.$C5];[.V$1]&lt;=[.$D5]);&quot;X&quot;;&quot;&quot;)">
            <text:p/>
          </table:table-cell>
          <table:table-cell table:formula="of:=IF(AND([.W$1]&gt;=[.$C5];[.W$1]&lt;=[.$D5]);&quot;X&quot;;&quot;&quot;)">
            <text:p/>
          </table:table-cell>
          <table:table-cell table:formula="of:=IF(AND([.X$1]&gt;=[.$C5];[.X$1]&lt;=[.$D5]);&quot;X&quot;;&quot;&quot;)">
            <text:p/>
          </table:table-cell>
          <table:table-cell table:formula="of:=IF(AND([.Y$1]&gt;=[.$C5];[.Y$1]&lt;=[.$D5]);&quot;X&quot;;&quot;&quot;)">
            <text:p/>
          </table:table-cell>
          <table:table-cell table:formula="of:=IF(AND([.Z$1]&gt;=[.$C5];[.Z$1]&lt;=[.$D5]);&quot;X&quot;;&quot;&quot;)">
            <text:p/>
          </table:table-cell>
          <table:table-cell table:formula="of:=IF(AND([.AA$1]&gt;=[.$C5];[.AA$1]&lt;=[.$D5]);&quot;X&quot;;&quot;&quot;)">
            <text:p/>
          </table:table-cell>
          <table:table-cell table:formula="of:=IF(AND([.AB$1]&gt;=[.$C5];[.AB$1]&lt;=[.$D5]);&quot;X&quot;;&quot;&quot;)">
            <text:p/>
          </table:table-cell>
          <table:table-cell table:formula="of:=IF(AND([.AC$1]&gt;=[.$C5];[.AC$1]&lt;=[.$D5]);&quot;X&quot;;&quot;&quot;)">
            <text:p/>
          </table:table-cell>
          <table:table-cell table:formula="of:=IF(AND([.AD$1]&gt;=[.$C5];[.AD$1]&lt;=[.$D5]);&quot;X&quot;;&quot;&quot;)">
            <text:p/>
          </table:table-cell>
          <table:table-cell table:formula="of:=IF(AND([.AE$1]&gt;=[.$C5];[.AE$1]&lt;=[.$D5]);&quot;X&quot;;&quot;&quot;)">
            <text:p/>
          </table:table-cell>
          <table:table-cell table:formula="of:=IF(AND([.AF$1]&gt;=[.$C5];[.AF$1]&lt;=[.$D5]);&quot;X&quot;;&quot;&quot;)">
            <text:p/>
          </table:table-cell>
          <table:table-cell table:formula="of:=IF(AND([.AG$1]&gt;=[.$C5];[.AG$1]&lt;=[.$D5]);&quot;X&quot;;&quot;&quot;)">
            <text:p/>
          </table:table-cell>
          <table:table-cell table:formula="of:=IF(AND([.AH$1]&gt;=[.$C5];[.AH$1]&lt;=[.$D5]);&quot;X&quot;;&quot;&quot;)">
            <text:p/>
          </table:table-cell>
          <table:table-cell table:formula="of:=IF(AND([.AI$1]&gt;=[.$C5];[.AI$1]&lt;=[.$D5]);&quot;X&quot;;&quot;&quot;)">
            <text:p/>
          </table:table-cell>
          <table:table-cell table:formula="of:=IF(AND([.AJ$1]&gt;=[.$C5];[.AJ$1]&lt;=[.$D5]);&quot;X&quot;;&quot;&quot;)">
            <text:p/>
          </table:table-cell>
          <table:table-cell table:formula="of:=IF(AND([.AK$1]&gt;=[.$C5];[.AK$1]&lt;=[.$D5]);&quot;X&quot;;&quot;&quot;)">
            <text:p/>
          </table:table-cell>
          <table:table-cell table:formula="of:=IF(AND([.AL$1]&gt;=[.$C5];[.AL$1]&lt;=[.$D5]);&quot;X&quot;;&quot;&quot;)">
            <text:p/>
          </table:table-cell>
          <table:table-cell table:formula="of:=IF(AND([.AM$1]&gt;=[.$C5];[.AM$1]&lt;=[.$D5]);&quot;X&quot;;&quot;&quot;)">
            <text:p/>
          </table:table-cell>
          <table:table-cell table:formula="of:=IF(AND([.AN$1]&gt;=[.$C5];[.AN$1]&lt;=[.$D5]);&quot;X&quot;;&quot;&quot;)">
            <text:p/>
          </table:table-cell>
          <table:table-cell table:formula="of:=IF(AND([.AO$1]&gt;=[.$C5];[.AO$1]&lt;=[.$D5]);&quot;X&quot;;&quot;&quot;)">
            <text:p/>
          </table:table-cell>
          <table:table-cell table:formula="of:=IF(AND([.AP$1]&gt;=[.$C5];[.AP$1]&lt;=[.$D5]);&quot;X&quot;;&quot;&quot;)">
            <text:p/>
          </table:table-cell>
          <table:table-cell table:formula="of:=IF(AND([.AQ$1]&gt;=[.$C5];[.AQ$1]&lt;=[.$D5]);&quot;X&quot;;&quot;&quot;)">
            <text:p/>
          </table:table-cell>
          <table:table-cell table:formula="of:=IF(AND([.AR$1]&gt;=[.$C5];[.AR$1]&lt;=[.$D5]);&quot;X&quot;;&quot;&quot;)">
            <text:p/>
          </table:table-cell>
          <table:table-cell table:formula="of:=IF(AND([.AS$1]&gt;=[.$C5];[.AS$1]&lt;=[.$D5]);&quot;X&quot;;&quot;&quot;)">
            <text:p/>
          </table:table-cell>
          <table:table-cell table:formula="of:=IF(AND([.AT$1]&gt;=[.$C5];[.AT$1]&lt;=[.$D5]);&quot;X&quot;;&quot;&quot;)">
            <text:p/>
          </table:table-cell>
          <table:table-cell table:formula="of:=IF(AND([.AU$1]&gt;=[.$C5];[.AU$1]&lt;=[.$D5]);&quot;X&quot;;&quot;&quot;)">
            <text:p/>
          </table:table-cell>
          <table:table-cell table:formula="of:=IF(AND([.AV$1]&gt;=[.$C5];[.AV$1]&lt;=[.$D5]);&quot;X&quot;;&quot;&quot;)">
            <text:p/>
          </table:table-cell>
          <table:table-cell table:formula="of:=IF(AND([.AW$1]&gt;=[.$C5];[.AW$1]&lt;=[.$D5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High-Level DT Framework &amp; Architecture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ftware Architect</text:p>
          </table:table-cell>
          <table:table-cell office:value-type="string" calcext:value-type="string">
            <text:p>Systems Eng Lead Roles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table:formula="of:=IF(AND([.J$1]&gt;=[.$C6];[.J$1]&lt;=[.$D6]);&quot;X&quot;;&quot;&quot;)">
            <text:p/>
          </table:table-cell>
          <table:table-cell table:formula="of:=IF(AND([.K$1]&gt;=[.$C6];[.K$1]&lt;=[.$D6]);&quot;X&quot;;&quot;&quot;)">
            <text:p/>
          </table:table-cell>
          <table:table-cell table:formula="of:=IF(AND([.L$1]&gt;=[.$C6];[.L$1]&lt;=[.$D6]);&quot;X&quot;;&quot;&quot;)">
            <text:p/>
          </table:table-cell>
          <table:table-cell table:formula="of:=IF(AND([.M$1]&gt;=[.$C6];[.M$1]&lt;=[.$D6]);&quot;X&quot;;&quot;&quot;)" office:value-type="string" office:string-value="X" calcext:value-type="string">
            <text:p>X</text:p>
          </table:table-cell>
          <table:table-cell table:formula="of:=IF(AND([.N$1]&gt;=[.$C6];[.N$1]&lt;=[.$D6]);&quot;X&quot;;&quot;&quot;)" office:value-type="string" office:string-value="X" calcext:value-type="string">
            <text:p>X</text:p>
          </table:table-cell>
          <table:table-cell table:formula="of:=IF(AND([.O$1]&gt;=[.$C6];[.O$1]&lt;=[.$D6]);&quot;X&quot;;&quot;&quot;)">
            <text:p/>
          </table:table-cell>
          <table:table-cell table:formula="of:=IF(AND([.P$1]&gt;=[.$C6];[.P$1]&lt;=[.$D6]);&quot;X&quot;;&quot;&quot;)">
            <text:p/>
          </table:table-cell>
          <table:table-cell table:formula="of:=IF(AND([.Q$1]&gt;=[.$C6];[.Q$1]&lt;=[.$D6]);&quot;X&quot;;&quot;&quot;)">
            <text:p/>
          </table:table-cell>
          <table:table-cell table:formula="of:=IF(AND([.R$1]&gt;=[.$C6];[.R$1]&lt;=[.$D6]);&quot;X&quot;;&quot;&quot;)">
            <text:p/>
          </table:table-cell>
          <table:table-cell table:formula="of:=IF(AND([.S$1]&gt;=[.$C6];[.S$1]&lt;=[.$D6]);&quot;X&quot;;&quot;&quot;)">
            <text:p/>
          </table:table-cell>
          <table:table-cell table:formula="of:=IF(AND([.T$1]&gt;=[.$C6];[.T$1]&lt;=[.$D6]);&quot;X&quot;;&quot;&quot;)">
            <text:p/>
          </table:table-cell>
          <table:table-cell table:formula="of:=IF(AND([.U$1]&gt;=[.$C6];[.U$1]&lt;=[.$D6]);&quot;X&quot;;&quot;&quot;)">
            <text:p/>
          </table:table-cell>
          <table:table-cell table:formula="of:=IF(AND([.V$1]&gt;=[.$C6];[.V$1]&lt;=[.$D6]);&quot;X&quot;;&quot;&quot;)">
            <text:p/>
          </table:table-cell>
          <table:table-cell table:formula="of:=IF(AND([.W$1]&gt;=[.$C6];[.W$1]&lt;=[.$D6]);&quot;X&quot;;&quot;&quot;)">
            <text:p/>
          </table:table-cell>
          <table:table-cell table:formula="of:=IF(AND([.X$1]&gt;=[.$C6];[.X$1]&lt;=[.$D6]);&quot;X&quot;;&quot;&quot;)">
            <text:p/>
          </table:table-cell>
          <table:table-cell table:formula="of:=IF(AND([.Y$1]&gt;=[.$C6];[.Y$1]&lt;=[.$D6]);&quot;X&quot;;&quot;&quot;)">
            <text:p/>
          </table:table-cell>
          <table:table-cell table:formula="of:=IF(AND([.Z$1]&gt;=[.$C6];[.Z$1]&lt;=[.$D6]);&quot;X&quot;;&quot;&quot;)">
            <text:p/>
          </table:table-cell>
          <table:table-cell table:formula="of:=IF(AND([.AA$1]&gt;=[.$C6];[.AA$1]&lt;=[.$D6]);&quot;X&quot;;&quot;&quot;)">
            <text:p/>
          </table:table-cell>
          <table:table-cell table:formula="of:=IF(AND([.AB$1]&gt;=[.$C6];[.AB$1]&lt;=[.$D6]);&quot;X&quot;;&quot;&quot;)">
            <text:p/>
          </table:table-cell>
          <table:table-cell table:formula="of:=IF(AND([.AC$1]&gt;=[.$C6];[.AC$1]&lt;=[.$D6]);&quot;X&quot;;&quot;&quot;)">
            <text:p/>
          </table:table-cell>
          <table:table-cell table:formula="of:=IF(AND([.AD$1]&gt;=[.$C6];[.AD$1]&lt;=[.$D6]);&quot;X&quot;;&quot;&quot;)">
            <text:p/>
          </table:table-cell>
          <table:table-cell table:formula="of:=IF(AND([.AE$1]&gt;=[.$C6];[.AE$1]&lt;=[.$D6]);&quot;X&quot;;&quot;&quot;)">
            <text:p/>
          </table:table-cell>
          <table:table-cell table:formula="of:=IF(AND([.AF$1]&gt;=[.$C6];[.AF$1]&lt;=[.$D6]);&quot;X&quot;;&quot;&quot;)">
            <text:p/>
          </table:table-cell>
          <table:table-cell table:formula="of:=IF(AND([.AG$1]&gt;=[.$C6];[.AG$1]&lt;=[.$D6]);&quot;X&quot;;&quot;&quot;)">
            <text:p/>
          </table:table-cell>
          <table:table-cell table:formula="of:=IF(AND([.AH$1]&gt;=[.$C6];[.AH$1]&lt;=[.$D6]);&quot;X&quot;;&quot;&quot;)">
            <text:p/>
          </table:table-cell>
          <table:table-cell table:formula="of:=IF(AND([.AI$1]&gt;=[.$C6];[.AI$1]&lt;=[.$D6]);&quot;X&quot;;&quot;&quot;)">
            <text:p/>
          </table:table-cell>
          <table:table-cell table:formula="of:=IF(AND([.AJ$1]&gt;=[.$C6];[.AJ$1]&lt;=[.$D6]);&quot;X&quot;;&quot;&quot;)">
            <text:p/>
          </table:table-cell>
          <table:table-cell table:formula="of:=IF(AND([.AK$1]&gt;=[.$C6];[.AK$1]&lt;=[.$D6]);&quot;X&quot;;&quot;&quot;)">
            <text:p/>
          </table:table-cell>
          <table:table-cell table:formula="of:=IF(AND([.AL$1]&gt;=[.$C6];[.AL$1]&lt;=[.$D6]);&quot;X&quot;;&quot;&quot;)">
            <text:p/>
          </table:table-cell>
          <table:table-cell table:formula="of:=IF(AND([.AM$1]&gt;=[.$C6];[.AM$1]&lt;=[.$D6]);&quot;X&quot;;&quot;&quot;)">
            <text:p/>
          </table:table-cell>
          <table:table-cell table:formula="of:=IF(AND([.AN$1]&gt;=[.$C6];[.AN$1]&lt;=[.$D6]);&quot;X&quot;;&quot;&quot;)">
            <text:p/>
          </table:table-cell>
          <table:table-cell table:formula="of:=IF(AND([.AO$1]&gt;=[.$C6];[.AO$1]&lt;=[.$D6]);&quot;X&quot;;&quot;&quot;)">
            <text:p/>
          </table:table-cell>
          <table:table-cell table:formula="of:=IF(AND([.AP$1]&gt;=[.$C6];[.AP$1]&lt;=[.$D6]);&quot;X&quot;;&quot;&quot;)">
            <text:p/>
          </table:table-cell>
          <table:table-cell table:formula="of:=IF(AND([.AQ$1]&gt;=[.$C6];[.AQ$1]&lt;=[.$D6]);&quot;X&quot;;&quot;&quot;)">
            <text:p/>
          </table:table-cell>
          <table:table-cell table:formula="of:=IF(AND([.AR$1]&gt;=[.$C6];[.AR$1]&lt;=[.$D6]);&quot;X&quot;;&quot;&quot;)">
            <text:p/>
          </table:table-cell>
          <table:table-cell table:formula="of:=IF(AND([.AS$1]&gt;=[.$C6];[.AS$1]&lt;=[.$D6]);&quot;X&quot;;&quot;&quot;)">
            <text:p/>
          </table:table-cell>
          <table:table-cell table:formula="of:=IF(AND([.AT$1]&gt;=[.$C6];[.AT$1]&lt;=[.$D6]);&quot;X&quot;;&quot;&quot;)">
            <text:p/>
          </table:table-cell>
          <table:table-cell table:formula="of:=IF(AND([.AU$1]&gt;=[.$C6];[.AU$1]&lt;=[.$D6]);&quot;X&quot;;&quot;&quot;)">
            <text:p/>
          </table:table-cell>
          <table:table-cell table:formula="of:=IF(AND([.AV$1]&gt;=[.$C6];[.AV$1]&lt;=[.$D6]);&quot;X&quot;;&quot;&quot;)">
            <text:p/>
          </table:table-cell>
          <table:table-cell table:formula="of:=IF(AND([.AW$1]&gt;=[.$C6];[.AW$1]&lt;=[.$D6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PDD Finalization &amp; PDR Approval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Systems Eng All L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 1.5</text:p>
          </table:table-cell>
          <table:table-cell table:formula="of:=IF(AND([.J$1]&gt;=[.$C7];[.J$1]&lt;=[.$D7]);&quot;X&quot;;&quot;&quot;)">
            <text:p/>
          </table:table-cell>
          <table:table-cell table:formula="of:=IF(AND([.K$1]&gt;=[.$C7];[.K$1]&lt;=[.$D7]);&quot;X&quot;;&quot;&quot;)">
            <text:p/>
          </table:table-cell>
          <table:table-cell table:formula="of:=IF(AND([.L$1]&gt;=[.$C7];[.L$1]&lt;=[.$D7]);&quot;X&quot;;&quot;&quot;)">
            <text:p/>
          </table:table-cell>
          <table:table-cell table:formula="of:=IF(AND([.M$1]&gt;=[.$C7];[.M$1]&lt;=[.$D7]);&quot;X&quot;;&quot;&quot;)">
            <text:p/>
          </table:table-cell>
          <table:table-cell table:formula="of:=IF(AND([.N$1]&gt;=[.$C7];[.N$1]&lt;=[.$D7]);&quot;X&quot;;&quot;&quot;)" office:value-type="string" office:string-value="X" calcext:value-type="string">
            <text:p>X</text:p>
          </table:table-cell>
          <table:table-cell table:formula="of:=IF(AND([.O$1]&gt;=[.$C7];[.O$1]&lt;=[.$D7]);&quot;X&quot;;&quot;&quot;)" office:value-type="string" office:string-value="X" calcext:value-type="string">
            <text:p>X</text:p>
          </table:table-cell>
          <table:table-cell table:formula="of:=IF(AND([.P$1]&gt;=[.$C7];[.P$1]&lt;=[.$D7]);&quot;X&quot;;&quot;&quot;)">
            <text:p/>
          </table:table-cell>
          <table:table-cell table:formula="of:=IF(AND([.Q$1]&gt;=[.$C7];[.Q$1]&lt;=[.$D7]);&quot;X&quot;;&quot;&quot;)">
            <text:p/>
          </table:table-cell>
          <table:table-cell table:formula="of:=IF(AND([.R$1]&gt;=[.$C7];[.R$1]&lt;=[.$D7]);&quot;X&quot;;&quot;&quot;)">
            <text:p/>
          </table:table-cell>
          <table:table-cell table:formula="of:=IF(AND([.S$1]&gt;=[.$C7];[.S$1]&lt;=[.$D7]);&quot;X&quot;;&quot;&quot;)">
            <text:p/>
          </table:table-cell>
          <table:table-cell table:formula="of:=IF(AND([.T$1]&gt;=[.$C7];[.T$1]&lt;=[.$D7]);&quot;X&quot;;&quot;&quot;)">
            <text:p/>
          </table:table-cell>
          <table:table-cell table:formula="of:=IF(AND([.U$1]&gt;=[.$C7];[.U$1]&lt;=[.$D7]);&quot;X&quot;;&quot;&quot;)">
            <text:p/>
          </table:table-cell>
          <table:table-cell table:formula="of:=IF(AND([.V$1]&gt;=[.$C7];[.V$1]&lt;=[.$D7]);&quot;X&quot;;&quot;&quot;)">
            <text:p/>
          </table:table-cell>
          <table:table-cell table:formula="of:=IF(AND([.W$1]&gt;=[.$C7];[.W$1]&lt;=[.$D7]);&quot;X&quot;;&quot;&quot;)">
            <text:p/>
          </table:table-cell>
          <table:table-cell table:formula="of:=IF(AND([.X$1]&gt;=[.$C7];[.X$1]&lt;=[.$D7]);&quot;X&quot;;&quot;&quot;)">
            <text:p/>
          </table:table-cell>
          <table:table-cell table:formula="of:=IF(AND([.Y$1]&gt;=[.$C7];[.Y$1]&lt;=[.$D7]);&quot;X&quot;;&quot;&quot;)">
            <text:p/>
          </table:table-cell>
          <table:table-cell table:formula="of:=IF(AND([.Z$1]&gt;=[.$C7];[.Z$1]&lt;=[.$D7]);&quot;X&quot;;&quot;&quot;)">
            <text:p/>
          </table:table-cell>
          <table:table-cell table:formula="of:=IF(AND([.AA$1]&gt;=[.$C7];[.AA$1]&lt;=[.$D7]);&quot;X&quot;;&quot;&quot;)">
            <text:p/>
          </table:table-cell>
          <table:table-cell table:formula="of:=IF(AND([.AB$1]&gt;=[.$C7];[.AB$1]&lt;=[.$D7]);&quot;X&quot;;&quot;&quot;)">
            <text:p/>
          </table:table-cell>
          <table:table-cell table:formula="of:=IF(AND([.AC$1]&gt;=[.$C7];[.AC$1]&lt;=[.$D7]);&quot;X&quot;;&quot;&quot;)">
            <text:p/>
          </table:table-cell>
          <table:table-cell table:formula="of:=IF(AND([.AD$1]&gt;=[.$C7];[.AD$1]&lt;=[.$D7]);&quot;X&quot;;&quot;&quot;)">
            <text:p/>
          </table:table-cell>
          <table:table-cell table:formula="of:=IF(AND([.AE$1]&gt;=[.$C7];[.AE$1]&lt;=[.$D7]);&quot;X&quot;;&quot;&quot;)">
            <text:p/>
          </table:table-cell>
          <table:table-cell table:formula="of:=IF(AND([.AF$1]&gt;=[.$C7];[.AF$1]&lt;=[.$D7]);&quot;X&quot;;&quot;&quot;)">
            <text:p/>
          </table:table-cell>
          <table:table-cell table:formula="of:=IF(AND([.AG$1]&gt;=[.$C7];[.AG$1]&lt;=[.$D7]);&quot;X&quot;;&quot;&quot;)">
            <text:p/>
          </table:table-cell>
          <table:table-cell table:formula="of:=IF(AND([.AH$1]&gt;=[.$C7];[.AH$1]&lt;=[.$D7]);&quot;X&quot;;&quot;&quot;)">
            <text:p/>
          </table:table-cell>
          <table:table-cell table:formula="of:=IF(AND([.AI$1]&gt;=[.$C7];[.AI$1]&lt;=[.$D7]);&quot;X&quot;;&quot;&quot;)">
            <text:p/>
          </table:table-cell>
          <table:table-cell table:formula="of:=IF(AND([.AJ$1]&gt;=[.$C7];[.AJ$1]&lt;=[.$D7]);&quot;X&quot;;&quot;&quot;)">
            <text:p/>
          </table:table-cell>
          <table:table-cell table:formula="of:=IF(AND([.AK$1]&gt;=[.$C7];[.AK$1]&lt;=[.$D7]);&quot;X&quot;;&quot;&quot;)">
            <text:p/>
          </table:table-cell>
          <table:table-cell table:formula="of:=IF(AND([.AL$1]&gt;=[.$C7];[.AL$1]&lt;=[.$D7]);&quot;X&quot;;&quot;&quot;)">
            <text:p/>
          </table:table-cell>
          <table:table-cell table:formula="of:=IF(AND([.AM$1]&gt;=[.$C7];[.AM$1]&lt;=[.$D7]);&quot;X&quot;;&quot;&quot;)">
            <text:p/>
          </table:table-cell>
          <table:table-cell table:formula="of:=IF(AND([.AN$1]&gt;=[.$C7];[.AN$1]&lt;=[.$D7]);&quot;X&quot;;&quot;&quot;)">
            <text:p/>
          </table:table-cell>
          <table:table-cell table:formula="of:=IF(AND([.AO$1]&gt;=[.$C7];[.AO$1]&lt;=[.$D7]);&quot;X&quot;;&quot;&quot;)">
            <text:p/>
          </table:table-cell>
          <table:table-cell table:formula="of:=IF(AND([.AP$1]&gt;=[.$C7];[.AP$1]&lt;=[.$D7]);&quot;X&quot;;&quot;&quot;)">
            <text:p/>
          </table:table-cell>
          <table:table-cell table:formula="of:=IF(AND([.AQ$1]&gt;=[.$C7];[.AQ$1]&lt;=[.$D7]);&quot;X&quot;;&quot;&quot;)">
            <text:p/>
          </table:table-cell>
          <table:table-cell table:formula="of:=IF(AND([.AR$1]&gt;=[.$C7];[.AR$1]&lt;=[.$D7]);&quot;X&quot;;&quot;&quot;)">
            <text:p/>
          </table:table-cell>
          <table:table-cell table:formula="of:=IF(AND([.AS$1]&gt;=[.$C7];[.AS$1]&lt;=[.$D7]);&quot;X&quot;;&quot;&quot;)">
            <text:p/>
          </table:table-cell>
          <table:table-cell table:formula="of:=IF(AND([.AT$1]&gt;=[.$C7];[.AT$1]&lt;=[.$D7]);&quot;X&quot;;&quot;&quot;)">
            <text:p/>
          </table:table-cell>
          <table:table-cell table:formula="of:=IF(AND([.AU$1]&gt;=[.$C7];[.AU$1]&lt;=[.$D7]);&quot;X&quot;;&quot;&quot;)">
            <text:p/>
          </table:table-cell>
          <table:table-cell table:formula="of:=IF(AND([.AV$1]&gt;=[.$C7];[.AV$1]&lt;=[.$D7]);&quot;X&quot;;&quot;&quot;)">
            <text:p/>
          </table:table-cell>
          <table:table-cell table:formula="of:=IF(AND([.AW$1]&gt;=[.$C7];[.AW$1]&lt;=[.$D7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table:style-name="ce5" office:value-type="float" office:value="2.1" calcext:value-type="float">
            <text:p>2.1</text:p>
          </table:table-cell>
          <table:table-cell table:style-name="ce5" office:value-type="string" calcext:value-type="string">
            <text:p>Feasibility &amp; Modeling Strategy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ead Thermo Eng</text:p>
          </table:table-cell>
          <table:table-cell table:style-name="ce5" office:value-type="string" calcext:value-type="string">
            <text:p>Lead ML Sci Systems Eng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.6" calcext:value-type="float">
            <text:p>1.6</text:p>
          </table:table-cell>
          <table:table-cell table:style-name="ce7" table:formula="of:=IF(AND([.J$1]&gt;=[.$C8];[.J$1]&lt;=[.$D8]);&quot;X&quot;;&quot;&quot;)">
            <text:p/>
          </table:table-cell>
          <table:table-cell table:style-name="ce7" table:formula="of:=IF(AND([.K$1]&gt;=[.$C8];[.K$1]&lt;=[.$D8]);&quot;X&quot;;&quot;&quot;)">
            <text:p/>
          </table:table-cell>
          <table:table-cell table:style-name="ce7" table:formula="of:=IF(AND([.L$1]&gt;=[.$C8];[.L$1]&lt;=[.$D8]);&quot;X&quot;;&quot;&quot;)">
            <text:p/>
          </table:table-cell>
          <table:table-cell table:style-name="ce7" table:formula="of:=IF(AND([.M$1]&gt;=[.$C8];[.M$1]&lt;=[.$D8]);&quot;X&quot;;&quot;&quot;)">
            <text:p/>
          </table:table-cell>
          <table:table-cell table:style-name="ce7" table:formula="of:=IF(AND([.N$1]&gt;=[.$C8];[.N$1]&lt;=[.$D8]);&quot;X&quot;;&quot;&quot;)">
            <text:p/>
          </table:table-cell>
          <table:table-cell table:style-name="ce7" table:formula="of:=IF(AND([.O$1]&gt;=[.$C8];[.O$1]&lt;=[.$D8]);&quot;X&quot;;&quot;&quot;)">
            <text:p/>
          </table:table-cell>
          <table:table-cell table:style-name="ce7" table:formula="of:=IF(AND([.P$1]&gt;=[.$C8];[.P$1]&lt;=[.$D8]);&quot;X&quot;;&quot;&quot;)" office:value-type="string" office:string-value="X" calcext:value-type="string">
            <text:p>X</text:p>
          </table:table-cell>
          <table:table-cell table:style-name="ce7" table:formula="of:=IF(AND([.Q$1]&gt;=[.$C8];[.Q$1]&lt;=[.$D8]);&quot;X&quot;;&quot;&quot;)" office:value-type="string" office:string-value="X" calcext:value-type="string">
            <text:p>X</text:p>
          </table:table-cell>
          <table:table-cell table:style-name="ce7" table:formula="of:=IF(AND([.R$1]&gt;=[.$C8];[.R$1]&lt;=[.$D8]);&quot;X&quot;;&quot;&quot;)">
            <text:p/>
          </table:table-cell>
          <table:table-cell table:style-name="ce7" table:formula="of:=IF(AND([.S$1]&gt;=[.$C8];[.S$1]&lt;=[.$D8]);&quot;X&quot;;&quot;&quot;)">
            <text:p/>
          </table:table-cell>
          <table:table-cell table:style-name="ce7" table:formula="of:=IF(AND([.T$1]&gt;=[.$C8];[.T$1]&lt;=[.$D8]);&quot;X&quot;;&quot;&quot;)">
            <text:p/>
          </table:table-cell>
          <table:table-cell table:style-name="ce7" table:formula="of:=IF(AND([.U$1]&gt;=[.$C8];[.U$1]&lt;=[.$D8]);&quot;X&quot;;&quot;&quot;)">
            <text:p/>
          </table:table-cell>
          <table:table-cell table:style-name="ce7" table:formula="of:=IF(AND([.V$1]&gt;=[.$C8];[.V$1]&lt;=[.$D8]);&quot;X&quot;;&quot;&quot;)">
            <text:p/>
          </table:table-cell>
          <table:table-cell table:style-name="ce7" table:formula="of:=IF(AND([.W$1]&gt;=[.$C8];[.W$1]&lt;=[.$D8]);&quot;X&quot;;&quot;&quot;)">
            <text:p/>
          </table:table-cell>
          <table:table-cell table:style-name="ce7" table:formula="of:=IF(AND([.X$1]&gt;=[.$C8];[.X$1]&lt;=[.$D8]);&quot;X&quot;;&quot;&quot;)">
            <text:p/>
          </table:table-cell>
          <table:table-cell table:style-name="ce7" table:formula="of:=IF(AND([.Y$1]&gt;=[.$C8];[.Y$1]&lt;=[.$D8]);&quot;X&quot;;&quot;&quot;)">
            <text:p/>
          </table:table-cell>
          <table:table-cell table:style-name="ce7" table:formula="of:=IF(AND([.Z$1]&gt;=[.$C8];[.Z$1]&lt;=[.$D8]);&quot;X&quot;;&quot;&quot;)">
            <text:p/>
          </table:table-cell>
          <table:table-cell table:style-name="ce7" table:formula="of:=IF(AND([.AA$1]&gt;=[.$C8];[.AA$1]&lt;=[.$D8]);&quot;X&quot;;&quot;&quot;)">
            <text:p/>
          </table:table-cell>
          <table:table-cell table:style-name="ce7" table:formula="of:=IF(AND([.AB$1]&gt;=[.$C8];[.AB$1]&lt;=[.$D8]);&quot;X&quot;;&quot;&quot;)">
            <text:p/>
          </table:table-cell>
          <table:table-cell table:style-name="ce7" table:formula="of:=IF(AND([.AC$1]&gt;=[.$C8];[.AC$1]&lt;=[.$D8]);&quot;X&quot;;&quot;&quot;)">
            <text:p/>
          </table:table-cell>
          <table:table-cell table:style-name="ce7" table:formula="of:=IF(AND([.AD$1]&gt;=[.$C8];[.AD$1]&lt;=[.$D8]);&quot;X&quot;;&quot;&quot;)">
            <text:p/>
          </table:table-cell>
          <table:table-cell table:style-name="ce7" table:formula="of:=IF(AND([.AE$1]&gt;=[.$C8];[.AE$1]&lt;=[.$D8]);&quot;X&quot;;&quot;&quot;)">
            <text:p/>
          </table:table-cell>
          <table:table-cell table:style-name="ce7" table:formula="of:=IF(AND([.AF$1]&gt;=[.$C8];[.AF$1]&lt;=[.$D8]);&quot;X&quot;;&quot;&quot;)">
            <text:p/>
          </table:table-cell>
          <table:table-cell table:style-name="ce7" table:formula="of:=IF(AND([.AG$1]&gt;=[.$C8];[.AG$1]&lt;=[.$D8]);&quot;X&quot;;&quot;&quot;)">
            <text:p/>
          </table:table-cell>
          <table:table-cell table:style-name="ce7" table:formula="of:=IF(AND([.AH$1]&gt;=[.$C8];[.AH$1]&lt;=[.$D8]);&quot;X&quot;;&quot;&quot;)">
            <text:p/>
          </table:table-cell>
          <table:table-cell table:style-name="ce7" table:formula="of:=IF(AND([.AI$1]&gt;=[.$C8];[.AI$1]&lt;=[.$D8]);&quot;X&quot;;&quot;&quot;)">
            <text:p/>
          </table:table-cell>
          <table:table-cell table:style-name="ce7" table:formula="of:=IF(AND([.AJ$1]&gt;=[.$C8];[.AJ$1]&lt;=[.$D8]);&quot;X&quot;;&quot;&quot;)">
            <text:p/>
          </table:table-cell>
          <table:table-cell table:style-name="ce7" table:formula="of:=IF(AND([.AK$1]&gt;=[.$C8];[.AK$1]&lt;=[.$D8]);&quot;X&quot;;&quot;&quot;)">
            <text:p/>
          </table:table-cell>
          <table:table-cell table:style-name="ce7" table:formula="of:=IF(AND([.AL$1]&gt;=[.$C8];[.AL$1]&lt;=[.$D8]);&quot;X&quot;;&quot;&quot;)">
            <text:p/>
          </table:table-cell>
          <table:table-cell table:style-name="ce7" table:formula="of:=IF(AND([.AM$1]&gt;=[.$C8];[.AM$1]&lt;=[.$D8]);&quot;X&quot;;&quot;&quot;)">
            <text:p/>
          </table:table-cell>
          <table:table-cell table:style-name="ce7" table:formula="of:=IF(AND([.AN$1]&gt;=[.$C8];[.AN$1]&lt;=[.$D8]);&quot;X&quot;;&quot;&quot;)">
            <text:p/>
          </table:table-cell>
          <table:table-cell table:style-name="ce7" table:formula="of:=IF(AND([.AO$1]&gt;=[.$C8];[.AO$1]&lt;=[.$D8]);&quot;X&quot;;&quot;&quot;)">
            <text:p/>
          </table:table-cell>
          <table:table-cell table:style-name="ce7" table:formula="of:=IF(AND([.AP$1]&gt;=[.$C8];[.AP$1]&lt;=[.$D8]);&quot;X&quot;;&quot;&quot;)">
            <text:p/>
          </table:table-cell>
          <table:table-cell table:style-name="ce7" table:formula="of:=IF(AND([.AQ$1]&gt;=[.$C8];[.AQ$1]&lt;=[.$D8]);&quot;X&quot;;&quot;&quot;)">
            <text:p/>
          </table:table-cell>
          <table:table-cell table:style-name="ce7" table:formula="of:=IF(AND([.AR$1]&gt;=[.$C8];[.AR$1]&lt;=[.$D8]);&quot;X&quot;;&quot;&quot;)">
            <text:p/>
          </table:table-cell>
          <table:table-cell table:style-name="ce7" table:formula="of:=IF(AND([.AS$1]&gt;=[.$C8];[.AS$1]&lt;=[.$D8]);&quot;X&quot;;&quot;&quot;)">
            <text:p/>
          </table:table-cell>
          <table:table-cell table:style-name="ce7" table:formula="of:=IF(AND([.AT$1]&gt;=[.$C8];[.AT$1]&lt;=[.$D8]);&quot;X&quot;;&quot;&quot;)">
            <text:p/>
          </table:table-cell>
          <table:table-cell table:style-name="ce7" table:formula="of:=IF(AND([.AU$1]&gt;=[.$C8];[.AU$1]&lt;=[.$D8]);&quot;X&quot;;&quot;&quot;)">
            <text:p/>
          </table:table-cell>
          <table:table-cell table:style-name="ce7" table:formula="of:=IF(AND([.AV$1]&gt;=[.$C8];[.AV$1]&lt;=[.$D8]);&quot;X&quot;;&quot;&quot;)">
            <text:p/>
          </table:table-cell>
          <table:table-cell table:style-name="ce7" table:formula="of:=IF(AND([.AW$1]&gt;=[.$C8];[.AW$1]&lt;=[.$D8]);&quot;X&quot;;&quot;&quot;)">
            <text:p/>
          </table:table-cell>
          <table:table-cell table:style-name="Default" table:number-columns-repeated="16335"/>
        </table:table-row>
        <table:table-row table:style-name="ro1">
          <table:table-cell table:style-name="ce5" office:value-type="float" office:value="2.2" calcext:value-type="float">
            <text:p>2.2</text:p>
          </table:table-cell>
          <table:table-cell table:style-name="ce5" office:value-type="string" calcext:value-type="string">
            <text:p>Detailed Design of 17 DT Block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Lead Thermo Eng</text:p>
          </table:table-cell>
          <table:table-cell table:style-name="ce5" office:value-type="string" calcext:value-type="string">
            <text:p>Lead ML Sci Data Eng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.1" calcext:value-type="float">
            <text:p>2.1</text:p>
          </table:table-cell>
          <table:table-cell table:style-name="ce7" table:formula="of:=IF(AND([.J$1]&gt;=[.$C9];[.J$1]&lt;=[.$D9]);&quot;X&quot;;&quot;&quot;)">
            <text:p/>
          </table:table-cell>
          <table:table-cell table:style-name="ce7" table:formula="of:=IF(AND([.K$1]&gt;=[.$C9];[.K$1]&lt;=[.$D9]);&quot;X&quot;;&quot;&quot;)">
            <text:p/>
          </table:table-cell>
          <table:table-cell table:style-name="ce7" table:formula="of:=IF(AND([.L$1]&gt;=[.$C9];[.L$1]&lt;=[.$D9]);&quot;X&quot;;&quot;&quot;)">
            <text:p/>
          </table:table-cell>
          <table:table-cell table:style-name="ce7" table:formula="of:=IF(AND([.M$1]&gt;=[.$C9];[.M$1]&lt;=[.$D9]);&quot;X&quot;;&quot;&quot;)">
            <text:p/>
          </table:table-cell>
          <table:table-cell table:style-name="ce7" table:formula="of:=IF(AND([.N$1]&gt;=[.$C9];[.N$1]&lt;=[.$D9]);&quot;X&quot;;&quot;&quot;)">
            <text:p/>
          </table:table-cell>
          <table:table-cell table:style-name="ce7" table:formula="of:=IF(AND([.O$1]&gt;=[.$C9];[.O$1]&lt;=[.$D9]);&quot;X&quot;;&quot;&quot;)">
            <text:p/>
          </table:table-cell>
          <table:table-cell table:style-name="ce7" table:formula="of:=IF(AND([.P$1]&gt;=[.$C9];[.P$1]&lt;=[.$D9]);&quot;X&quot;;&quot;&quot;)">
            <text:p/>
          </table:table-cell>
          <table:table-cell table:style-name="ce7" table:formula="of:=IF(AND([.Q$1]&gt;=[.$C9];[.Q$1]&lt;=[.$D9]);&quot;X&quot;;&quot;&quot;)">
            <text:p/>
          </table:table-cell>
          <table:table-cell table:style-name="ce7" table:formula="of:=IF(AND([.R$1]&gt;=[.$C9];[.R$1]&lt;=[.$D9]);&quot;X&quot;;&quot;&quot;)" office:value-type="string" office:string-value="X" calcext:value-type="string">
            <text:p>X</text:p>
          </table:table-cell>
          <table:table-cell table:style-name="ce7" table:formula="of:=IF(AND([.S$1]&gt;=[.$C9];[.S$1]&lt;=[.$D9]);&quot;X&quot;;&quot;&quot;)" office:value-type="string" office:string-value="X" calcext:value-type="string">
            <text:p>X</text:p>
          </table:table-cell>
          <table:table-cell table:style-name="ce7" table:formula="of:=IF(AND([.T$1]&gt;=[.$C9];[.T$1]&lt;=[.$D9]);&quot;X&quot;;&quot;&quot;)" office:value-type="string" office:string-value="X" calcext:value-type="string">
            <text:p>X</text:p>
          </table:table-cell>
          <table:table-cell table:style-name="ce7" table:formula="of:=IF(AND([.U$1]&gt;=[.$C9];[.U$1]&lt;=[.$D9]);&quot;X&quot;;&quot;&quot;)" office:value-type="string" office:string-value="X" calcext:value-type="string">
            <text:p>X</text:p>
          </table:table-cell>
          <table:table-cell table:style-name="ce7" table:formula="of:=IF(AND([.V$1]&gt;=[.$C9];[.V$1]&lt;=[.$D9]);&quot;X&quot;;&quot;&quot;)">
            <text:p/>
          </table:table-cell>
          <table:table-cell table:style-name="ce7" table:formula="of:=IF(AND([.W$1]&gt;=[.$C9];[.W$1]&lt;=[.$D9]);&quot;X&quot;;&quot;&quot;)">
            <text:p/>
          </table:table-cell>
          <table:table-cell table:style-name="ce7" table:formula="of:=IF(AND([.X$1]&gt;=[.$C9];[.X$1]&lt;=[.$D9]);&quot;X&quot;;&quot;&quot;)">
            <text:p/>
          </table:table-cell>
          <table:table-cell table:style-name="ce7" table:formula="of:=IF(AND([.Y$1]&gt;=[.$C9];[.Y$1]&lt;=[.$D9]);&quot;X&quot;;&quot;&quot;)">
            <text:p/>
          </table:table-cell>
          <table:table-cell table:style-name="ce7" table:formula="of:=IF(AND([.Z$1]&gt;=[.$C9];[.Z$1]&lt;=[.$D9]);&quot;X&quot;;&quot;&quot;)">
            <text:p/>
          </table:table-cell>
          <table:table-cell table:style-name="ce7" table:formula="of:=IF(AND([.AA$1]&gt;=[.$C9];[.AA$1]&lt;=[.$D9]);&quot;X&quot;;&quot;&quot;)">
            <text:p/>
          </table:table-cell>
          <table:table-cell table:style-name="ce7" table:formula="of:=IF(AND([.AB$1]&gt;=[.$C9];[.AB$1]&lt;=[.$D9]);&quot;X&quot;;&quot;&quot;)">
            <text:p/>
          </table:table-cell>
          <table:table-cell table:style-name="ce7" table:formula="of:=IF(AND([.AC$1]&gt;=[.$C9];[.AC$1]&lt;=[.$D9]);&quot;X&quot;;&quot;&quot;)">
            <text:p/>
          </table:table-cell>
          <table:table-cell table:style-name="ce7" table:formula="of:=IF(AND([.AD$1]&gt;=[.$C9];[.AD$1]&lt;=[.$D9]);&quot;X&quot;;&quot;&quot;)">
            <text:p/>
          </table:table-cell>
          <table:table-cell table:style-name="ce7" table:formula="of:=IF(AND([.AE$1]&gt;=[.$C9];[.AE$1]&lt;=[.$D9]);&quot;X&quot;;&quot;&quot;)">
            <text:p/>
          </table:table-cell>
          <table:table-cell table:style-name="ce7" table:formula="of:=IF(AND([.AF$1]&gt;=[.$C9];[.AF$1]&lt;=[.$D9]);&quot;X&quot;;&quot;&quot;)">
            <text:p/>
          </table:table-cell>
          <table:table-cell table:style-name="ce7" table:formula="of:=IF(AND([.AG$1]&gt;=[.$C9];[.AG$1]&lt;=[.$D9]);&quot;X&quot;;&quot;&quot;)">
            <text:p/>
          </table:table-cell>
          <table:table-cell table:style-name="ce7" table:formula="of:=IF(AND([.AH$1]&gt;=[.$C9];[.AH$1]&lt;=[.$D9]);&quot;X&quot;;&quot;&quot;)">
            <text:p/>
          </table:table-cell>
          <table:table-cell table:style-name="ce7" table:formula="of:=IF(AND([.AI$1]&gt;=[.$C9];[.AI$1]&lt;=[.$D9]);&quot;X&quot;;&quot;&quot;)">
            <text:p/>
          </table:table-cell>
          <table:table-cell table:style-name="ce7" table:formula="of:=IF(AND([.AJ$1]&gt;=[.$C9];[.AJ$1]&lt;=[.$D9]);&quot;X&quot;;&quot;&quot;)">
            <text:p/>
          </table:table-cell>
          <table:table-cell table:style-name="ce7" table:formula="of:=IF(AND([.AK$1]&gt;=[.$C9];[.AK$1]&lt;=[.$D9]);&quot;X&quot;;&quot;&quot;)">
            <text:p/>
          </table:table-cell>
          <table:table-cell table:style-name="ce7" table:formula="of:=IF(AND([.AL$1]&gt;=[.$C9];[.AL$1]&lt;=[.$D9]);&quot;X&quot;;&quot;&quot;)">
            <text:p/>
          </table:table-cell>
          <table:table-cell table:style-name="ce7" table:formula="of:=IF(AND([.AM$1]&gt;=[.$C9];[.AM$1]&lt;=[.$D9]);&quot;X&quot;;&quot;&quot;)">
            <text:p/>
          </table:table-cell>
          <table:table-cell table:style-name="ce7" table:formula="of:=IF(AND([.AN$1]&gt;=[.$C9];[.AN$1]&lt;=[.$D9]);&quot;X&quot;;&quot;&quot;)">
            <text:p/>
          </table:table-cell>
          <table:table-cell table:style-name="ce7" table:formula="of:=IF(AND([.AO$1]&gt;=[.$C9];[.AO$1]&lt;=[.$D9]);&quot;X&quot;;&quot;&quot;)">
            <text:p/>
          </table:table-cell>
          <table:table-cell table:style-name="ce7" table:formula="of:=IF(AND([.AP$1]&gt;=[.$C9];[.AP$1]&lt;=[.$D9]);&quot;X&quot;;&quot;&quot;)">
            <text:p/>
          </table:table-cell>
          <table:table-cell table:style-name="ce7" table:formula="of:=IF(AND([.AQ$1]&gt;=[.$C9];[.AQ$1]&lt;=[.$D9]);&quot;X&quot;;&quot;&quot;)">
            <text:p/>
          </table:table-cell>
          <table:table-cell table:style-name="ce7" table:formula="of:=IF(AND([.AR$1]&gt;=[.$C9];[.AR$1]&lt;=[.$D9]);&quot;X&quot;;&quot;&quot;)">
            <text:p/>
          </table:table-cell>
          <table:table-cell table:style-name="ce7" table:formula="of:=IF(AND([.AS$1]&gt;=[.$C9];[.AS$1]&lt;=[.$D9]);&quot;X&quot;;&quot;&quot;)">
            <text:p/>
          </table:table-cell>
          <table:table-cell table:style-name="ce7" table:formula="of:=IF(AND([.AT$1]&gt;=[.$C9];[.AT$1]&lt;=[.$D9]);&quot;X&quot;;&quot;&quot;)">
            <text:p/>
          </table:table-cell>
          <table:table-cell table:style-name="ce7" table:formula="of:=IF(AND([.AU$1]&gt;=[.$C9];[.AU$1]&lt;=[.$D9]);&quot;X&quot;;&quot;&quot;)">
            <text:p/>
          </table:table-cell>
          <table:table-cell table:style-name="ce7" table:formula="of:=IF(AND([.AV$1]&gt;=[.$C9];[.AV$1]&lt;=[.$D9]);&quot;X&quot;;&quot;&quot;)">
            <text:p/>
          </table:table-cell>
          <table:table-cell table:style-name="ce7" table:formula="of:=IF(AND([.AW$1]&gt;=[.$C9];[.AW$1]&lt;=[.$D9]);&quot;X&quot;;&quot;&quot;)">
            <text:p/>
          </table:table-cell>
          <table:table-cell table:style-name="Default" table:number-columns-repeated="16335"/>
        </table:table-row>
        <table:table-row table:style-name="ro1">
          <table:table-cell table:style-name="ce5" office:value-type="float" office:value="2.3" calcext:value-type="float">
            <text:p>2.3</text:p>
          </table:table-cell>
          <table:table-cell table:style-name="ce5" office:value-type="string" calcext:value-type="string">
            <text:p>Data Strategy &amp; Pre-processing Design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ata Engineer</text:p>
          </table:table-cell>
          <table:table-cell table:style-name="ce5" office:value-type="string" calcext:value-type="string">
            <text:p>Lead ML Sci QA Lea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.6" calcext:value-type="float">
            <text:p>1.6</text:p>
          </table:table-cell>
          <table:table-cell table:style-name="ce7" table:formula="of:=IF(AND([.J$1]&gt;=[.$C10];[.J$1]&lt;=[.$D10]);&quot;X&quot;;&quot;&quot;)">
            <text:p/>
          </table:table-cell>
          <table:table-cell table:style-name="ce7" table:formula="of:=IF(AND([.K$1]&gt;=[.$C10];[.K$1]&lt;=[.$D10]);&quot;X&quot;;&quot;&quot;)">
            <text:p/>
          </table:table-cell>
          <table:table-cell table:style-name="ce7" table:formula="of:=IF(AND([.L$1]&gt;=[.$C10];[.L$1]&lt;=[.$D10]);&quot;X&quot;;&quot;&quot;)">
            <text:p/>
          </table:table-cell>
          <table:table-cell table:style-name="ce7" table:formula="of:=IF(AND([.M$1]&gt;=[.$C10];[.M$1]&lt;=[.$D10]);&quot;X&quot;;&quot;&quot;)">
            <text:p/>
          </table:table-cell>
          <table:table-cell table:style-name="ce7" table:formula="of:=IF(AND([.N$1]&gt;=[.$C10];[.N$1]&lt;=[.$D10]);&quot;X&quot;;&quot;&quot;)">
            <text:p/>
          </table:table-cell>
          <table:table-cell table:style-name="ce7" table:formula="of:=IF(AND([.O$1]&gt;=[.$C10];[.O$1]&lt;=[.$D10]);&quot;X&quot;;&quot;&quot;)">
            <text:p/>
          </table:table-cell>
          <table:table-cell table:style-name="ce7" table:formula="of:=IF(AND([.P$1]&gt;=[.$C10];[.P$1]&lt;=[.$D10]);&quot;X&quot;;&quot;&quot;)" office:value-type="string" office:string-value="X" calcext:value-type="string">
            <text:p>X</text:p>
          </table:table-cell>
          <table:table-cell table:style-name="ce7" table:formula="of:=IF(AND([.Q$1]&gt;=[.$C10];[.Q$1]&lt;=[.$D10]);&quot;X&quot;;&quot;&quot;)" office:value-type="string" office:string-value="X" calcext:value-type="string">
            <text:p>X</text:p>
          </table:table-cell>
          <table:table-cell table:style-name="ce7" table:formula="of:=IF(AND([.R$1]&gt;=[.$C10];[.R$1]&lt;=[.$D10]);&quot;X&quot;;&quot;&quot;)" office:value-type="string" office:string-value="X" calcext:value-type="string">
            <text:p>X</text:p>
          </table:table-cell>
          <table:table-cell table:style-name="ce7" table:formula="of:=IF(AND([.S$1]&gt;=[.$C10];[.S$1]&lt;=[.$D10]);&quot;X&quot;;&quot;&quot;)">
            <text:p/>
          </table:table-cell>
          <table:table-cell table:style-name="ce7" table:formula="of:=IF(AND([.T$1]&gt;=[.$C10];[.T$1]&lt;=[.$D10]);&quot;X&quot;;&quot;&quot;)">
            <text:p/>
          </table:table-cell>
          <table:table-cell table:style-name="ce7" table:formula="of:=IF(AND([.U$1]&gt;=[.$C10];[.U$1]&lt;=[.$D10]);&quot;X&quot;;&quot;&quot;)">
            <text:p/>
          </table:table-cell>
          <table:table-cell table:style-name="ce7" table:formula="of:=IF(AND([.V$1]&gt;=[.$C10];[.V$1]&lt;=[.$D10]);&quot;X&quot;;&quot;&quot;)">
            <text:p/>
          </table:table-cell>
          <table:table-cell table:style-name="ce7" table:formula="of:=IF(AND([.W$1]&gt;=[.$C10];[.W$1]&lt;=[.$D10]);&quot;X&quot;;&quot;&quot;)">
            <text:p/>
          </table:table-cell>
          <table:table-cell table:style-name="ce7" table:formula="of:=IF(AND([.X$1]&gt;=[.$C10];[.X$1]&lt;=[.$D10]);&quot;X&quot;;&quot;&quot;)">
            <text:p/>
          </table:table-cell>
          <table:table-cell table:style-name="ce7" table:formula="of:=IF(AND([.Y$1]&gt;=[.$C10];[.Y$1]&lt;=[.$D10]);&quot;X&quot;;&quot;&quot;)">
            <text:p/>
          </table:table-cell>
          <table:table-cell table:style-name="ce7" table:formula="of:=IF(AND([.Z$1]&gt;=[.$C10];[.Z$1]&lt;=[.$D10]);&quot;X&quot;;&quot;&quot;)">
            <text:p/>
          </table:table-cell>
          <table:table-cell table:style-name="ce7" table:formula="of:=IF(AND([.AA$1]&gt;=[.$C10];[.AA$1]&lt;=[.$D10]);&quot;X&quot;;&quot;&quot;)">
            <text:p/>
          </table:table-cell>
          <table:table-cell table:style-name="ce7" table:formula="of:=IF(AND([.AB$1]&gt;=[.$C10];[.AB$1]&lt;=[.$D10]);&quot;X&quot;;&quot;&quot;)">
            <text:p/>
          </table:table-cell>
          <table:table-cell table:style-name="ce7" table:formula="of:=IF(AND([.AC$1]&gt;=[.$C10];[.AC$1]&lt;=[.$D10]);&quot;X&quot;;&quot;&quot;)">
            <text:p/>
          </table:table-cell>
          <table:table-cell table:style-name="ce7" table:formula="of:=IF(AND([.AD$1]&gt;=[.$C10];[.AD$1]&lt;=[.$D10]);&quot;X&quot;;&quot;&quot;)">
            <text:p/>
          </table:table-cell>
          <table:table-cell table:style-name="ce7" table:formula="of:=IF(AND([.AE$1]&gt;=[.$C10];[.AE$1]&lt;=[.$D10]);&quot;X&quot;;&quot;&quot;)">
            <text:p/>
          </table:table-cell>
          <table:table-cell table:style-name="ce7" table:formula="of:=IF(AND([.AF$1]&gt;=[.$C10];[.AF$1]&lt;=[.$D10]);&quot;X&quot;;&quot;&quot;)">
            <text:p/>
          </table:table-cell>
          <table:table-cell table:style-name="ce7" table:formula="of:=IF(AND([.AG$1]&gt;=[.$C10];[.AG$1]&lt;=[.$D10]);&quot;X&quot;;&quot;&quot;)">
            <text:p/>
          </table:table-cell>
          <table:table-cell table:style-name="ce7" table:formula="of:=IF(AND([.AH$1]&gt;=[.$C10];[.AH$1]&lt;=[.$D10]);&quot;X&quot;;&quot;&quot;)">
            <text:p/>
          </table:table-cell>
          <table:table-cell table:style-name="ce7" table:formula="of:=IF(AND([.AI$1]&gt;=[.$C10];[.AI$1]&lt;=[.$D10]);&quot;X&quot;;&quot;&quot;)">
            <text:p/>
          </table:table-cell>
          <table:table-cell table:style-name="ce7" table:formula="of:=IF(AND([.AJ$1]&gt;=[.$C10];[.AJ$1]&lt;=[.$D10]);&quot;X&quot;;&quot;&quot;)">
            <text:p/>
          </table:table-cell>
          <table:table-cell table:style-name="ce7" table:formula="of:=IF(AND([.AK$1]&gt;=[.$C10];[.AK$1]&lt;=[.$D10]);&quot;X&quot;;&quot;&quot;)">
            <text:p/>
          </table:table-cell>
          <table:table-cell table:style-name="ce7" table:formula="of:=IF(AND([.AL$1]&gt;=[.$C10];[.AL$1]&lt;=[.$D10]);&quot;X&quot;;&quot;&quot;)">
            <text:p/>
          </table:table-cell>
          <table:table-cell table:style-name="ce7" table:formula="of:=IF(AND([.AM$1]&gt;=[.$C10];[.AM$1]&lt;=[.$D10]);&quot;X&quot;;&quot;&quot;)">
            <text:p/>
          </table:table-cell>
          <table:table-cell table:style-name="ce7" table:formula="of:=IF(AND([.AN$1]&gt;=[.$C10];[.AN$1]&lt;=[.$D10]);&quot;X&quot;;&quot;&quot;)">
            <text:p/>
          </table:table-cell>
          <table:table-cell table:style-name="ce7" table:formula="of:=IF(AND([.AO$1]&gt;=[.$C10];[.AO$1]&lt;=[.$D10]);&quot;X&quot;;&quot;&quot;)">
            <text:p/>
          </table:table-cell>
          <table:table-cell table:style-name="ce7" table:formula="of:=IF(AND([.AP$1]&gt;=[.$C10];[.AP$1]&lt;=[.$D10]);&quot;X&quot;;&quot;&quot;)">
            <text:p/>
          </table:table-cell>
          <table:table-cell table:style-name="ce7" table:formula="of:=IF(AND([.AQ$1]&gt;=[.$C10];[.AQ$1]&lt;=[.$D10]);&quot;X&quot;;&quot;&quot;)">
            <text:p/>
          </table:table-cell>
          <table:table-cell table:style-name="ce7" table:formula="of:=IF(AND([.AR$1]&gt;=[.$C10];[.AR$1]&lt;=[.$D10]);&quot;X&quot;;&quot;&quot;)">
            <text:p/>
          </table:table-cell>
          <table:table-cell table:style-name="ce7" table:formula="of:=IF(AND([.AS$1]&gt;=[.$C10];[.AS$1]&lt;=[.$D10]);&quot;X&quot;;&quot;&quot;)">
            <text:p/>
          </table:table-cell>
          <table:table-cell table:style-name="ce7" table:formula="of:=IF(AND([.AT$1]&gt;=[.$C10];[.AT$1]&lt;=[.$D10]);&quot;X&quot;;&quot;&quot;)">
            <text:p/>
          </table:table-cell>
          <table:table-cell table:style-name="ce7" table:formula="of:=IF(AND([.AU$1]&gt;=[.$C10];[.AU$1]&lt;=[.$D10]);&quot;X&quot;;&quot;&quot;)">
            <text:p/>
          </table:table-cell>
          <table:table-cell table:style-name="ce7" table:formula="of:=IF(AND([.AV$1]&gt;=[.$C10];[.AV$1]&lt;=[.$D10]);&quot;X&quot;;&quot;&quot;)">
            <text:p/>
          </table:table-cell>
          <table:table-cell table:style-name="ce7" table:formula="of:=IF(AND([.AW$1]&gt;=[.$C10];[.AW$1]&lt;=[.$D10]);&quot;X&quot;;&quot;&quot;)">
            <text:p/>
          </table:table-cell>
          <table:table-cell table:style-name="Default" table:number-columns-repeated="16335"/>
        </table:table-row>
        <table:table-row table:style-name="ro1">
          <table:table-cell table:style-name="ce5" office:value-type="float" office:value="2.4" calcext:value-type="float">
            <text:p>2.4</text:p>
          </table:table-cell>
          <table:table-cell table:style-name="ce5" office:value-type="string" calcext:value-type="string">
            <text:p>Integrated System Design (17 DT Blocks)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oftware Architect</text:p>
          </table:table-cell>
          <table:table-cell table:style-name="ce5" office:value-type="string" calcext:value-type="string">
            <text:p>Systems Eng Lead Thermo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.2" calcext:value-type="float">
            <text:p>2.2</text:p>
          </table:table-cell>
          <table:table-cell table:style-name="ce7" table:formula="of:=IF(AND([.J$1]&gt;=[.$C11];[.J$1]&lt;=[.$D11]);&quot;X&quot;;&quot;&quot;)">
            <text:p/>
          </table:table-cell>
          <table:table-cell table:style-name="ce7" table:formula="of:=IF(AND([.K$1]&gt;=[.$C11];[.K$1]&lt;=[.$D11]);&quot;X&quot;;&quot;&quot;)">
            <text:p/>
          </table:table-cell>
          <table:table-cell table:style-name="ce7" table:formula="of:=IF(AND([.L$1]&gt;=[.$C11];[.L$1]&lt;=[.$D11]);&quot;X&quot;;&quot;&quot;)">
            <text:p/>
          </table:table-cell>
          <table:table-cell table:style-name="ce7" table:formula="of:=IF(AND([.M$1]&gt;=[.$C11];[.M$1]&lt;=[.$D11]);&quot;X&quot;;&quot;&quot;)">
            <text:p/>
          </table:table-cell>
          <table:table-cell table:style-name="ce7" table:formula="of:=IF(AND([.N$1]&gt;=[.$C11];[.N$1]&lt;=[.$D11]);&quot;X&quot;;&quot;&quot;)">
            <text:p/>
          </table:table-cell>
          <table:table-cell table:style-name="ce7" table:formula="of:=IF(AND([.O$1]&gt;=[.$C11];[.O$1]&lt;=[.$D11]);&quot;X&quot;;&quot;&quot;)">
            <text:p/>
          </table:table-cell>
          <table:table-cell table:style-name="ce7" table:formula="of:=IF(AND([.P$1]&gt;=[.$C11];[.P$1]&lt;=[.$D11]);&quot;X&quot;;&quot;&quot;)">
            <text:p/>
          </table:table-cell>
          <table:table-cell table:style-name="ce7" table:formula="of:=IF(AND([.Q$1]&gt;=[.$C11];[.Q$1]&lt;=[.$D11]);&quot;X&quot;;&quot;&quot;)">
            <text:p/>
          </table:table-cell>
          <table:table-cell table:style-name="ce7" table:formula="of:=IF(AND([.R$1]&gt;=[.$C11];[.R$1]&lt;=[.$D11]);&quot;X&quot;;&quot;&quot;)">
            <text:p/>
          </table:table-cell>
          <table:table-cell table:style-name="ce7" table:formula="of:=IF(AND([.S$1]&gt;=[.$C11];[.S$1]&lt;=[.$D11]);&quot;X&quot;;&quot;&quot;)" office:value-type="string" office:string-value="X" calcext:value-type="string">
            <text:p>X</text:p>
          </table:table-cell>
          <table:table-cell table:style-name="ce7" table:formula="of:=IF(AND([.T$1]&gt;=[.$C11];[.T$1]&lt;=[.$D11]);&quot;X&quot;;&quot;&quot;)" office:value-type="string" office:string-value="X" calcext:value-type="string">
            <text:p>X</text:p>
          </table:table-cell>
          <table:table-cell table:style-name="ce7" table:formula="of:=IF(AND([.U$1]&gt;=[.$C11];[.U$1]&lt;=[.$D11]);&quot;X&quot;;&quot;&quot;)" office:value-type="string" office:string-value="X" calcext:value-type="string">
            <text:p>X</text:p>
          </table:table-cell>
          <table:table-cell table:style-name="ce7" table:formula="of:=IF(AND([.V$1]&gt;=[.$C11];[.V$1]&lt;=[.$D11]);&quot;X&quot;;&quot;&quot;)">
            <text:p/>
          </table:table-cell>
          <table:table-cell table:style-name="ce7" table:formula="of:=IF(AND([.W$1]&gt;=[.$C11];[.W$1]&lt;=[.$D11]);&quot;X&quot;;&quot;&quot;)">
            <text:p/>
          </table:table-cell>
          <table:table-cell table:style-name="ce7" table:formula="of:=IF(AND([.X$1]&gt;=[.$C11];[.X$1]&lt;=[.$D11]);&quot;X&quot;;&quot;&quot;)">
            <text:p/>
          </table:table-cell>
          <table:table-cell table:style-name="ce7" table:formula="of:=IF(AND([.Y$1]&gt;=[.$C11];[.Y$1]&lt;=[.$D11]);&quot;X&quot;;&quot;&quot;)">
            <text:p/>
          </table:table-cell>
          <table:table-cell table:style-name="ce7" table:formula="of:=IF(AND([.Z$1]&gt;=[.$C11];[.Z$1]&lt;=[.$D11]);&quot;X&quot;;&quot;&quot;)">
            <text:p/>
          </table:table-cell>
          <table:table-cell table:style-name="ce7" table:formula="of:=IF(AND([.AA$1]&gt;=[.$C11];[.AA$1]&lt;=[.$D11]);&quot;X&quot;;&quot;&quot;)">
            <text:p/>
          </table:table-cell>
          <table:table-cell table:style-name="ce7" table:formula="of:=IF(AND([.AB$1]&gt;=[.$C11];[.AB$1]&lt;=[.$D11]);&quot;X&quot;;&quot;&quot;)">
            <text:p/>
          </table:table-cell>
          <table:table-cell table:style-name="ce7" table:formula="of:=IF(AND([.AC$1]&gt;=[.$C11];[.AC$1]&lt;=[.$D11]);&quot;X&quot;;&quot;&quot;)">
            <text:p/>
          </table:table-cell>
          <table:table-cell table:style-name="ce7" table:formula="of:=IF(AND([.AD$1]&gt;=[.$C11];[.AD$1]&lt;=[.$D11]);&quot;X&quot;;&quot;&quot;)">
            <text:p/>
          </table:table-cell>
          <table:table-cell table:style-name="ce7" table:formula="of:=IF(AND([.AE$1]&gt;=[.$C11];[.AE$1]&lt;=[.$D11]);&quot;X&quot;;&quot;&quot;)">
            <text:p/>
          </table:table-cell>
          <table:table-cell table:style-name="ce7" table:formula="of:=IF(AND([.AF$1]&gt;=[.$C11];[.AF$1]&lt;=[.$D11]);&quot;X&quot;;&quot;&quot;)">
            <text:p/>
          </table:table-cell>
          <table:table-cell table:style-name="ce7" table:formula="of:=IF(AND([.AG$1]&gt;=[.$C11];[.AG$1]&lt;=[.$D11]);&quot;X&quot;;&quot;&quot;)">
            <text:p/>
          </table:table-cell>
          <table:table-cell table:style-name="ce7" table:formula="of:=IF(AND([.AH$1]&gt;=[.$C11];[.AH$1]&lt;=[.$D11]);&quot;X&quot;;&quot;&quot;)">
            <text:p/>
          </table:table-cell>
          <table:table-cell table:style-name="ce7" table:formula="of:=IF(AND([.AI$1]&gt;=[.$C11];[.AI$1]&lt;=[.$D11]);&quot;X&quot;;&quot;&quot;)">
            <text:p/>
          </table:table-cell>
          <table:table-cell table:style-name="ce7" table:formula="of:=IF(AND([.AJ$1]&gt;=[.$C11];[.AJ$1]&lt;=[.$D11]);&quot;X&quot;;&quot;&quot;)">
            <text:p/>
          </table:table-cell>
          <table:table-cell table:style-name="ce7" table:formula="of:=IF(AND([.AK$1]&gt;=[.$C11];[.AK$1]&lt;=[.$D11]);&quot;X&quot;;&quot;&quot;)">
            <text:p/>
          </table:table-cell>
          <table:table-cell table:style-name="ce7" table:formula="of:=IF(AND([.AL$1]&gt;=[.$C11];[.AL$1]&lt;=[.$D11]);&quot;X&quot;;&quot;&quot;)">
            <text:p/>
          </table:table-cell>
          <table:table-cell table:style-name="ce7" table:formula="of:=IF(AND([.AM$1]&gt;=[.$C11];[.AM$1]&lt;=[.$D11]);&quot;X&quot;;&quot;&quot;)">
            <text:p/>
          </table:table-cell>
          <table:table-cell table:style-name="ce7" table:formula="of:=IF(AND([.AN$1]&gt;=[.$C11];[.AN$1]&lt;=[.$D11]);&quot;X&quot;;&quot;&quot;)">
            <text:p/>
          </table:table-cell>
          <table:table-cell table:style-name="ce7" table:formula="of:=IF(AND([.AO$1]&gt;=[.$C11];[.AO$1]&lt;=[.$D11]);&quot;X&quot;;&quot;&quot;)">
            <text:p/>
          </table:table-cell>
          <table:table-cell table:style-name="ce7" table:formula="of:=IF(AND([.AP$1]&gt;=[.$C11];[.AP$1]&lt;=[.$D11]);&quot;X&quot;;&quot;&quot;)">
            <text:p/>
          </table:table-cell>
          <table:table-cell table:style-name="ce7" table:formula="of:=IF(AND([.AQ$1]&gt;=[.$C11];[.AQ$1]&lt;=[.$D11]);&quot;X&quot;;&quot;&quot;)">
            <text:p/>
          </table:table-cell>
          <table:table-cell table:style-name="ce7" table:formula="of:=IF(AND([.AR$1]&gt;=[.$C11];[.AR$1]&lt;=[.$D11]);&quot;X&quot;;&quot;&quot;)">
            <text:p/>
          </table:table-cell>
          <table:table-cell table:style-name="ce7" table:formula="of:=IF(AND([.AS$1]&gt;=[.$C11];[.AS$1]&lt;=[.$D11]);&quot;X&quot;;&quot;&quot;)">
            <text:p/>
          </table:table-cell>
          <table:table-cell table:style-name="ce7" table:formula="of:=IF(AND([.AT$1]&gt;=[.$C11];[.AT$1]&lt;=[.$D11]);&quot;X&quot;;&quot;&quot;)">
            <text:p/>
          </table:table-cell>
          <table:table-cell table:style-name="ce7" table:formula="of:=IF(AND([.AU$1]&gt;=[.$C11];[.AU$1]&lt;=[.$D11]);&quot;X&quot;;&quot;&quot;)">
            <text:p/>
          </table:table-cell>
          <table:table-cell table:style-name="ce7" table:formula="of:=IF(AND([.AV$1]&gt;=[.$C11];[.AV$1]&lt;=[.$D11]);&quot;X&quot;;&quot;&quot;)">
            <text:p/>
          </table:table-cell>
          <table:table-cell table:style-name="ce7" table:formula="of:=IF(AND([.AW$1]&gt;=[.$C11];[.AW$1]&lt;=[.$D11]);&quot;X&quot;;&quot;&quot;)">
            <text:p/>
          </table:table-cell>
          <table:table-cell table:style-name="Default" table:number-columns-repeated="16335"/>
        </table:table-row>
        <table:table-row table:style-name="ro1">
          <table:table-cell table:style-name="ce5" office:value-type="float" office:value="2.5" calcext:value-type="float">
            <text:p>2.5</text:p>
          </table:table-cell>
          <table:table-cell table:style-name="ce5" office:value-type="string" calcext:value-type="string">
            <text:p>Hardware &amp; Platform Definition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ystems Engineer</text:p>
          </table:table-cell>
          <table:table-cell table:style-name="ce5" office:value-type="string" calcext:value-type="string">
            <text:p>Software Arch QA Lead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.1" calcext:value-type="float">
            <text:p>2.1</text:p>
          </table:table-cell>
          <table:table-cell table:style-name="ce7" table:formula="of:=IF(AND([.J$1]&gt;=[.$C12];[.J$1]&lt;=[.$D12]);&quot;X&quot;;&quot;&quot;)">
            <text:p/>
          </table:table-cell>
          <table:table-cell table:style-name="ce7" table:formula="of:=IF(AND([.K$1]&gt;=[.$C12];[.K$1]&lt;=[.$D12]);&quot;X&quot;;&quot;&quot;)">
            <text:p/>
          </table:table-cell>
          <table:table-cell table:style-name="ce7" table:formula="of:=IF(AND([.L$1]&gt;=[.$C12];[.L$1]&lt;=[.$D12]);&quot;X&quot;;&quot;&quot;)">
            <text:p/>
          </table:table-cell>
          <table:table-cell table:style-name="ce7" table:formula="of:=IF(AND([.M$1]&gt;=[.$C12];[.M$1]&lt;=[.$D12]);&quot;X&quot;;&quot;&quot;)">
            <text:p/>
          </table:table-cell>
          <table:table-cell table:style-name="ce7" table:formula="of:=IF(AND([.N$1]&gt;=[.$C12];[.N$1]&lt;=[.$D12]);&quot;X&quot;;&quot;&quot;)">
            <text:p/>
          </table:table-cell>
          <table:table-cell table:style-name="ce7" table:formula="of:=IF(AND([.O$1]&gt;=[.$C12];[.O$1]&lt;=[.$D12]);&quot;X&quot;;&quot;&quot;)">
            <text:p/>
          </table:table-cell>
          <table:table-cell table:style-name="ce7" table:formula="of:=IF(AND([.P$1]&gt;=[.$C12];[.P$1]&lt;=[.$D12]);&quot;X&quot;;&quot;&quot;)">
            <text:p/>
          </table:table-cell>
          <table:table-cell table:style-name="ce7" table:formula="of:=IF(AND([.Q$1]&gt;=[.$C12];[.Q$1]&lt;=[.$D12]);&quot;X&quot;;&quot;&quot;)">
            <text:p/>
          </table:table-cell>
          <table:table-cell table:style-name="ce7" table:formula="of:=IF(AND([.R$1]&gt;=[.$C12];[.R$1]&lt;=[.$D12]);&quot;X&quot;;&quot;&quot;)" office:value-type="string" office:string-value="X" calcext:value-type="string">
            <text:p>X</text:p>
          </table:table-cell>
          <table:table-cell table:style-name="ce7" table:formula="of:=IF(AND([.S$1]&gt;=[.$C12];[.S$1]&lt;=[.$D12]);&quot;X&quot;;&quot;&quot;)" office:value-type="string" office:string-value="X" calcext:value-type="string">
            <text:p>X</text:p>
          </table:table-cell>
          <table:table-cell table:style-name="ce7" table:formula="of:=IF(AND([.T$1]&gt;=[.$C12];[.T$1]&lt;=[.$D12]);&quot;X&quot;;&quot;&quot;)">
            <text:p/>
          </table:table-cell>
          <table:table-cell table:style-name="ce7" table:formula="of:=IF(AND([.U$1]&gt;=[.$C12];[.U$1]&lt;=[.$D12]);&quot;X&quot;;&quot;&quot;)">
            <text:p/>
          </table:table-cell>
          <table:table-cell table:style-name="ce7" table:formula="of:=IF(AND([.V$1]&gt;=[.$C12];[.V$1]&lt;=[.$D12]);&quot;X&quot;;&quot;&quot;)">
            <text:p/>
          </table:table-cell>
          <table:table-cell table:style-name="ce7" table:formula="of:=IF(AND([.W$1]&gt;=[.$C12];[.W$1]&lt;=[.$D12]);&quot;X&quot;;&quot;&quot;)">
            <text:p/>
          </table:table-cell>
          <table:table-cell table:style-name="ce7" table:formula="of:=IF(AND([.X$1]&gt;=[.$C12];[.X$1]&lt;=[.$D12]);&quot;X&quot;;&quot;&quot;)">
            <text:p/>
          </table:table-cell>
          <table:table-cell table:style-name="ce7" table:formula="of:=IF(AND([.Y$1]&gt;=[.$C12];[.Y$1]&lt;=[.$D12]);&quot;X&quot;;&quot;&quot;)">
            <text:p/>
          </table:table-cell>
          <table:table-cell table:style-name="ce7" table:formula="of:=IF(AND([.Z$1]&gt;=[.$C12];[.Z$1]&lt;=[.$D12]);&quot;X&quot;;&quot;&quot;)">
            <text:p/>
          </table:table-cell>
          <table:table-cell table:style-name="ce7" table:formula="of:=IF(AND([.AA$1]&gt;=[.$C12];[.AA$1]&lt;=[.$D12]);&quot;X&quot;;&quot;&quot;)">
            <text:p/>
          </table:table-cell>
          <table:table-cell table:style-name="ce7" table:formula="of:=IF(AND([.AB$1]&gt;=[.$C12];[.AB$1]&lt;=[.$D12]);&quot;X&quot;;&quot;&quot;)">
            <text:p/>
          </table:table-cell>
          <table:table-cell table:style-name="ce7" table:formula="of:=IF(AND([.AC$1]&gt;=[.$C12];[.AC$1]&lt;=[.$D12]);&quot;X&quot;;&quot;&quot;)">
            <text:p/>
          </table:table-cell>
          <table:table-cell table:style-name="ce7" table:formula="of:=IF(AND([.AD$1]&gt;=[.$C12];[.AD$1]&lt;=[.$D12]);&quot;X&quot;;&quot;&quot;)">
            <text:p/>
          </table:table-cell>
          <table:table-cell table:style-name="ce7" table:formula="of:=IF(AND([.AE$1]&gt;=[.$C12];[.AE$1]&lt;=[.$D12]);&quot;X&quot;;&quot;&quot;)">
            <text:p/>
          </table:table-cell>
          <table:table-cell table:style-name="ce7" table:formula="of:=IF(AND([.AF$1]&gt;=[.$C12];[.AF$1]&lt;=[.$D12]);&quot;X&quot;;&quot;&quot;)">
            <text:p/>
          </table:table-cell>
          <table:table-cell table:style-name="ce7" table:formula="of:=IF(AND([.AG$1]&gt;=[.$C12];[.AG$1]&lt;=[.$D12]);&quot;X&quot;;&quot;&quot;)">
            <text:p/>
          </table:table-cell>
          <table:table-cell table:style-name="ce7" table:formula="of:=IF(AND([.AH$1]&gt;=[.$C12];[.AH$1]&lt;=[.$D12]);&quot;X&quot;;&quot;&quot;)">
            <text:p/>
          </table:table-cell>
          <table:table-cell table:style-name="ce7" table:formula="of:=IF(AND([.AI$1]&gt;=[.$C12];[.AI$1]&lt;=[.$D12]);&quot;X&quot;;&quot;&quot;)">
            <text:p/>
          </table:table-cell>
          <table:table-cell table:style-name="ce7" table:formula="of:=IF(AND([.AJ$1]&gt;=[.$C12];[.AJ$1]&lt;=[.$D12]);&quot;X&quot;;&quot;&quot;)">
            <text:p/>
          </table:table-cell>
          <table:table-cell table:style-name="ce7" table:formula="of:=IF(AND([.AK$1]&gt;=[.$C12];[.AK$1]&lt;=[.$D12]);&quot;X&quot;;&quot;&quot;)">
            <text:p/>
          </table:table-cell>
          <table:table-cell table:style-name="ce7" table:formula="of:=IF(AND([.AL$1]&gt;=[.$C12];[.AL$1]&lt;=[.$D12]);&quot;X&quot;;&quot;&quot;)">
            <text:p/>
          </table:table-cell>
          <table:table-cell table:style-name="ce7" table:formula="of:=IF(AND([.AM$1]&gt;=[.$C12];[.AM$1]&lt;=[.$D12]);&quot;X&quot;;&quot;&quot;)">
            <text:p/>
          </table:table-cell>
          <table:table-cell table:style-name="ce7" table:formula="of:=IF(AND([.AN$1]&gt;=[.$C12];[.AN$1]&lt;=[.$D12]);&quot;X&quot;;&quot;&quot;)">
            <text:p/>
          </table:table-cell>
          <table:table-cell table:style-name="ce7" table:formula="of:=IF(AND([.AO$1]&gt;=[.$C12];[.AO$1]&lt;=[.$D12]);&quot;X&quot;;&quot;&quot;)">
            <text:p/>
          </table:table-cell>
          <table:table-cell table:style-name="ce7" table:formula="of:=IF(AND([.AP$1]&gt;=[.$C12];[.AP$1]&lt;=[.$D12]);&quot;X&quot;;&quot;&quot;)">
            <text:p/>
          </table:table-cell>
          <table:table-cell table:style-name="ce7" table:formula="of:=IF(AND([.AQ$1]&gt;=[.$C12];[.AQ$1]&lt;=[.$D12]);&quot;X&quot;;&quot;&quot;)">
            <text:p/>
          </table:table-cell>
          <table:table-cell table:style-name="ce7" table:formula="of:=IF(AND([.AR$1]&gt;=[.$C12];[.AR$1]&lt;=[.$D12]);&quot;X&quot;;&quot;&quot;)">
            <text:p/>
          </table:table-cell>
          <table:table-cell table:style-name="ce7" table:formula="of:=IF(AND([.AS$1]&gt;=[.$C12];[.AS$1]&lt;=[.$D12]);&quot;X&quot;;&quot;&quot;)">
            <text:p/>
          </table:table-cell>
          <table:table-cell table:style-name="ce7" table:formula="of:=IF(AND([.AT$1]&gt;=[.$C12];[.AT$1]&lt;=[.$D12]);&quot;X&quot;;&quot;&quot;)">
            <text:p/>
          </table:table-cell>
          <table:table-cell table:style-name="ce7" table:formula="of:=IF(AND([.AU$1]&gt;=[.$C12];[.AU$1]&lt;=[.$D12]);&quot;X&quot;;&quot;&quot;)">
            <text:p/>
          </table:table-cell>
          <table:table-cell table:style-name="ce7" table:formula="of:=IF(AND([.AV$1]&gt;=[.$C12];[.AV$1]&lt;=[.$D12]);&quot;X&quot;;&quot;&quot;)">
            <text:p/>
          </table:table-cell>
          <table:table-cell table:style-name="ce7" table:formula="of:=IF(AND([.AW$1]&gt;=[.$C12];[.AW$1]&lt;=[.$D12]);&quot;X&quot;;&quot;&quot;)">
            <text:p/>
          </table:table-cell>
          <table:table-cell table:style-name="Default" table:number-columns-repeated="16335"/>
        </table:table-row>
        <table:table-row table:style-name="ro1">
          <table:table-cell table:style-name="ce5" office:value-type="float" office:value="2.6" calcext:value-type="float">
            <text:p>2.6</text:p>
          </table:table-cell>
          <table:table-cell table:style-name="ce5" office:value-type="string" calcext:value-type="string">
            <text:p>SDD/DDD Finalization &amp; Design Review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ystems Engineer</text:p>
          </table:table-cell>
          <table:table-cell table:style-name="ce5" office:value-type="string" calcext:value-type="string">
            <text:p>PM All Technical Lead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2.2 2.4 2.5</text:p>
          </table:table-cell>
          <table:table-cell table:style-name="ce7" table:formula="of:=IF(AND([.J$1]&gt;=[.$C13];[.J$1]&lt;=[.$D13]);&quot;X&quot;;&quot;&quot;)">
            <text:p/>
          </table:table-cell>
          <table:table-cell table:style-name="ce7" table:formula="of:=IF(AND([.K$1]&gt;=[.$C13];[.K$1]&lt;=[.$D13]);&quot;X&quot;;&quot;&quot;)">
            <text:p/>
          </table:table-cell>
          <table:table-cell table:style-name="ce7" table:formula="of:=IF(AND([.L$1]&gt;=[.$C13];[.L$1]&lt;=[.$D13]);&quot;X&quot;;&quot;&quot;)">
            <text:p/>
          </table:table-cell>
          <table:table-cell table:style-name="ce7" table:formula="of:=IF(AND([.M$1]&gt;=[.$C13];[.M$1]&lt;=[.$D13]);&quot;X&quot;;&quot;&quot;)">
            <text:p/>
          </table:table-cell>
          <table:table-cell table:style-name="ce7" table:formula="of:=IF(AND([.N$1]&gt;=[.$C13];[.N$1]&lt;=[.$D13]);&quot;X&quot;;&quot;&quot;)">
            <text:p/>
          </table:table-cell>
          <table:table-cell table:style-name="ce7" table:formula="of:=IF(AND([.O$1]&gt;=[.$C13];[.O$1]&lt;=[.$D13]);&quot;X&quot;;&quot;&quot;)">
            <text:p/>
          </table:table-cell>
          <table:table-cell table:style-name="ce7" table:formula="of:=IF(AND([.P$1]&gt;=[.$C13];[.P$1]&lt;=[.$D13]);&quot;X&quot;;&quot;&quot;)">
            <text:p/>
          </table:table-cell>
          <table:table-cell table:style-name="ce7" table:formula="of:=IF(AND([.Q$1]&gt;=[.$C13];[.Q$1]&lt;=[.$D13]);&quot;X&quot;;&quot;&quot;)">
            <text:p/>
          </table:table-cell>
          <table:table-cell table:style-name="ce7" table:formula="of:=IF(AND([.R$1]&gt;=[.$C13];[.R$1]&lt;=[.$D13]);&quot;X&quot;;&quot;&quot;)">
            <text:p/>
          </table:table-cell>
          <table:table-cell table:style-name="ce7" table:formula="of:=IF(AND([.S$1]&gt;=[.$C13];[.S$1]&lt;=[.$D13]);&quot;X&quot;;&quot;&quot;)">
            <text:p/>
          </table:table-cell>
          <table:table-cell table:style-name="ce7" table:formula="of:=IF(AND([.T$1]&gt;=[.$C13];[.T$1]&lt;=[.$D13]);&quot;X&quot;;&quot;&quot;)">
            <text:p/>
          </table:table-cell>
          <table:table-cell table:style-name="ce7" table:formula="of:=IF(AND([.U$1]&gt;=[.$C13];[.U$1]&lt;=[.$D13]);&quot;X&quot;;&quot;&quot;)" office:value-type="string" office:string-value="X" calcext:value-type="string">
            <text:p>X</text:p>
          </table:table-cell>
          <table:table-cell table:style-name="ce7" table:formula="of:=IF(AND([.V$1]&gt;=[.$C13];[.V$1]&lt;=[.$D13]);&quot;X&quot;;&quot;&quot;)" office:value-type="string" office:string-value="X" calcext:value-type="string">
            <text:p>X</text:p>
          </table:table-cell>
          <table:table-cell table:style-name="ce7" table:formula="of:=IF(AND([.W$1]&gt;=[.$C13];[.W$1]&lt;=[.$D13]);&quot;X&quot;;&quot;&quot;)">
            <text:p/>
          </table:table-cell>
          <table:table-cell table:style-name="ce7" table:formula="of:=IF(AND([.X$1]&gt;=[.$C13];[.X$1]&lt;=[.$D13]);&quot;X&quot;;&quot;&quot;)">
            <text:p/>
          </table:table-cell>
          <table:table-cell table:style-name="ce7" table:formula="of:=IF(AND([.Y$1]&gt;=[.$C13];[.Y$1]&lt;=[.$D13]);&quot;X&quot;;&quot;&quot;)">
            <text:p/>
          </table:table-cell>
          <table:table-cell table:style-name="ce7" table:formula="of:=IF(AND([.Z$1]&gt;=[.$C13];[.Z$1]&lt;=[.$D13]);&quot;X&quot;;&quot;&quot;)">
            <text:p/>
          </table:table-cell>
          <table:table-cell table:style-name="ce7" table:formula="of:=IF(AND([.AA$1]&gt;=[.$C13];[.AA$1]&lt;=[.$D13]);&quot;X&quot;;&quot;&quot;)">
            <text:p/>
          </table:table-cell>
          <table:table-cell table:style-name="ce7" table:formula="of:=IF(AND([.AB$1]&gt;=[.$C13];[.AB$1]&lt;=[.$D13]);&quot;X&quot;;&quot;&quot;)">
            <text:p/>
          </table:table-cell>
          <table:table-cell table:style-name="ce7" table:formula="of:=IF(AND([.AC$1]&gt;=[.$C13];[.AC$1]&lt;=[.$D13]);&quot;X&quot;;&quot;&quot;)">
            <text:p/>
          </table:table-cell>
          <table:table-cell table:style-name="ce7" table:formula="of:=IF(AND([.AD$1]&gt;=[.$C13];[.AD$1]&lt;=[.$D13]);&quot;X&quot;;&quot;&quot;)">
            <text:p/>
          </table:table-cell>
          <table:table-cell table:style-name="ce7" table:formula="of:=IF(AND([.AE$1]&gt;=[.$C13];[.AE$1]&lt;=[.$D13]);&quot;X&quot;;&quot;&quot;)">
            <text:p/>
          </table:table-cell>
          <table:table-cell table:style-name="ce7" table:formula="of:=IF(AND([.AF$1]&gt;=[.$C13];[.AF$1]&lt;=[.$D13]);&quot;X&quot;;&quot;&quot;)">
            <text:p/>
          </table:table-cell>
          <table:table-cell table:style-name="ce7" table:formula="of:=IF(AND([.AG$1]&gt;=[.$C13];[.AG$1]&lt;=[.$D13]);&quot;X&quot;;&quot;&quot;)">
            <text:p/>
          </table:table-cell>
          <table:table-cell table:style-name="ce7" table:formula="of:=IF(AND([.AH$1]&gt;=[.$C13];[.AH$1]&lt;=[.$D13]);&quot;X&quot;;&quot;&quot;)">
            <text:p/>
          </table:table-cell>
          <table:table-cell table:style-name="ce7" table:formula="of:=IF(AND([.AI$1]&gt;=[.$C13];[.AI$1]&lt;=[.$D13]);&quot;X&quot;;&quot;&quot;)">
            <text:p/>
          </table:table-cell>
          <table:table-cell table:style-name="ce7" table:formula="of:=IF(AND([.AJ$1]&gt;=[.$C13];[.AJ$1]&lt;=[.$D13]);&quot;X&quot;;&quot;&quot;)">
            <text:p/>
          </table:table-cell>
          <table:table-cell table:style-name="ce7" table:formula="of:=IF(AND([.AK$1]&gt;=[.$C13];[.AK$1]&lt;=[.$D13]);&quot;X&quot;;&quot;&quot;)">
            <text:p/>
          </table:table-cell>
          <table:table-cell table:style-name="ce7" table:formula="of:=IF(AND([.AL$1]&gt;=[.$C13];[.AL$1]&lt;=[.$D13]);&quot;X&quot;;&quot;&quot;)">
            <text:p/>
          </table:table-cell>
          <table:table-cell table:style-name="ce7" table:formula="of:=IF(AND([.AM$1]&gt;=[.$C13];[.AM$1]&lt;=[.$D13]);&quot;X&quot;;&quot;&quot;)">
            <text:p/>
          </table:table-cell>
          <table:table-cell table:style-name="ce7" table:formula="of:=IF(AND([.AN$1]&gt;=[.$C13];[.AN$1]&lt;=[.$D13]);&quot;X&quot;;&quot;&quot;)">
            <text:p/>
          </table:table-cell>
          <table:table-cell table:style-name="ce7" table:formula="of:=IF(AND([.AO$1]&gt;=[.$C13];[.AO$1]&lt;=[.$D13]);&quot;X&quot;;&quot;&quot;)">
            <text:p/>
          </table:table-cell>
          <table:table-cell table:style-name="ce7" table:formula="of:=IF(AND([.AP$1]&gt;=[.$C13];[.AP$1]&lt;=[.$D13]);&quot;X&quot;;&quot;&quot;)">
            <text:p/>
          </table:table-cell>
          <table:table-cell table:style-name="ce7" table:formula="of:=IF(AND([.AQ$1]&gt;=[.$C13];[.AQ$1]&lt;=[.$D13]);&quot;X&quot;;&quot;&quot;)">
            <text:p/>
          </table:table-cell>
          <table:table-cell table:style-name="ce7" table:formula="of:=IF(AND([.AR$1]&gt;=[.$C13];[.AR$1]&lt;=[.$D13]);&quot;X&quot;;&quot;&quot;)">
            <text:p/>
          </table:table-cell>
          <table:table-cell table:style-name="ce7" table:formula="of:=IF(AND([.AS$1]&gt;=[.$C13];[.AS$1]&lt;=[.$D13]);&quot;X&quot;;&quot;&quot;)">
            <text:p/>
          </table:table-cell>
          <table:table-cell table:style-name="ce7" table:formula="of:=IF(AND([.AT$1]&gt;=[.$C13];[.AT$1]&lt;=[.$D13]);&quot;X&quot;;&quot;&quot;)">
            <text:p/>
          </table:table-cell>
          <table:table-cell table:style-name="ce7" table:formula="of:=IF(AND([.AU$1]&gt;=[.$C13];[.AU$1]&lt;=[.$D13]);&quot;X&quot;;&quot;&quot;)">
            <text:p/>
          </table:table-cell>
          <table:table-cell table:style-name="ce7" table:formula="of:=IF(AND([.AV$1]&gt;=[.$C13];[.AV$1]&lt;=[.$D13]);&quot;X&quot;;&quot;&quot;)">
            <text:p/>
          </table:table-cell>
          <table:table-cell table:style-name="ce7" table:formula="of:=IF(AND([.AW$1]&gt;=[.$C13];[.AW$1]&lt;=[.$D13]);&quot;X&quot;;&quot;&quot;)">
            <text:p/>
          </table:table-cell>
          <table:table-cell table:style-name="Default" table:number-columns-repeated="16335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Prototype Implementation of DT Blocks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ad Thermo Eng</text:p>
          </table:table-cell>
          <table:table-cell office:value-type="string" calcext:value-type="string">
            <text:p>Lead ML Sci Soft Arch JE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.6</text:p>
          </table:table-cell>
          <table:table-cell table:formula="of:=IF(AND([.J$1]&gt;=[.$C14];[.J$1]&lt;=[.$D14]);&quot;X&quot;;&quot;&quot;)">
            <text:p/>
          </table:table-cell>
          <table:table-cell table:formula="of:=IF(AND([.K$1]&gt;=[.$C14];[.K$1]&lt;=[.$D14]);&quot;X&quot;;&quot;&quot;)">
            <text:p/>
          </table:table-cell>
          <table:table-cell table:formula="of:=IF(AND([.L$1]&gt;=[.$C14];[.L$1]&lt;=[.$D14]);&quot;X&quot;;&quot;&quot;)">
            <text:p/>
          </table:table-cell>
          <table:table-cell table:formula="of:=IF(AND([.M$1]&gt;=[.$C14];[.M$1]&lt;=[.$D14]);&quot;X&quot;;&quot;&quot;)">
            <text:p/>
          </table:table-cell>
          <table:table-cell table:formula="of:=IF(AND([.N$1]&gt;=[.$C14];[.N$1]&lt;=[.$D14]);&quot;X&quot;;&quot;&quot;)">
            <text:p/>
          </table:table-cell>
          <table:table-cell table:formula="of:=IF(AND([.O$1]&gt;=[.$C14];[.O$1]&lt;=[.$D14]);&quot;X&quot;;&quot;&quot;)">
            <text:p/>
          </table:table-cell>
          <table:table-cell table:formula="of:=IF(AND([.P$1]&gt;=[.$C14];[.P$1]&lt;=[.$D14]);&quot;X&quot;;&quot;&quot;)">
            <text:p/>
          </table:table-cell>
          <table:table-cell table:formula="of:=IF(AND([.Q$1]&gt;=[.$C14];[.Q$1]&lt;=[.$D14]);&quot;X&quot;;&quot;&quot;)">
            <text:p/>
          </table:table-cell>
          <table:table-cell table:formula="of:=IF(AND([.R$1]&gt;=[.$C14];[.R$1]&lt;=[.$D14]);&quot;X&quot;;&quot;&quot;)">
            <text:p/>
          </table:table-cell>
          <table:table-cell table:formula="of:=IF(AND([.S$1]&gt;=[.$C14];[.S$1]&lt;=[.$D14]);&quot;X&quot;;&quot;&quot;)">
            <text:p/>
          </table:table-cell>
          <table:table-cell table:formula="of:=IF(AND([.T$1]&gt;=[.$C14];[.T$1]&lt;=[.$D14]);&quot;X&quot;;&quot;&quot;)">
            <text:p/>
          </table:table-cell>
          <table:table-cell table:formula="of:=IF(AND([.U$1]&gt;=[.$C14];[.U$1]&lt;=[.$D14]);&quot;X&quot;;&quot;&quot;)">
            <text:p/>
          </table:table-cell>
          <table:table-cell table:formula="of:=IF(AND([.V$1]&gt;=[.$C14];[.V$1]&lt;=[.$D14]);&quot;X&quot;;&quot;&quot;)">
            <text:p/>
          </table:table-cell>
          <table:table-cell table:formula="of:=IF(AND([.W$1]&gt;=[.$C14];[.W$1]&lt;=[.$D14]);&quot;X&quot;;&quot;&quot;)" office:value-type="string" office:string-value="X" calcext:value-type="string">
            <text:p>X</text:p>
          </table:table-cell>
          <table:table-cell table:formula="of:=IF(AND([.X$1]&gt;=[.$C14];[.X$1]&lt;=[.$D14]);&quot;X&quot;;&quot;&quot;)" office:value-type="string" office:string-value="X" calcext:value-type="string">
            <text:p>X</text:p>
          </table:table-cell>
          <table:table-cell table:formula="of:=IF(AND([.Y$1]&gt;=[.$C14];[.Y$1]&lt;=[.$D14]);&quot;X&quot;;&quot;&quot;)" office:value-type="string" office:string-value="X" calcext:value-type="string">
            <text:p>X</text:p>
          </table:table-cell>
          <table:table-cell table:formula="of:=IF(AND([.Z$1]&gt;=[.$C14];[.Z$1]&lt;=[.$D14]);&quot;X&quot;;&quot;&quot;)">
            <text:p/>
          </table:table-cell>
          <table:table-cell table:formula="of:=IF(AND([.AA$1]&gt;=[.$C14];[.AA$1]&lt;=[.$D14]);&quot;X&quot;;&quot;&quot;)">
            <text:p/>
          </table:table-cell>
          <table:table-cell table:formula="of:=IF(AND([.AB$1]&gt;=[.$C14];[.AB$1]&lt;=[.$D14]);&quot;X&quot;;&quot;&quot;)">
            <text:p/>
          </table:table-cell>
          <table:table-cell table:formula="of:=IF(AND([.AC$1]&gt;=[.$C14];[.AC$1]&lt;=[.$D14]);&quot;X&quot;;&quot;&quot;)">
            <text:p/>
          </table:table-cell>
          <table:table-cell table:formula="of:=IF(AND([.AD$1]&gt;=[.$C14];[.AD$1]&lt;=[.$D14]);&quot;X&quot;;&quot;&quot;)">
            <text:p/>
          </table:table-cell>
          <table:table-cell table:formula="of:=IF(AND([.AE$1]&gt;=[.$C14];[.AE$1]&lt;=[.$D14]);&quot;X&quot;;&quot;&quot;)">
            <text:p/>
          </table:table-cell>
          <table:table-cell table:formula="of:=IF(AND([.AF$1]&gt;=[.$C14];[.AF$1]&lt;=[.$D14]);&quot;X&quot;;&quot;&quot;)">
            <text:p/>
          </table:table-cell>
          <table:table-cell table:formula="of:=IF(AND([.AG$1]&gt;=[.$C14];[.AG$1]&lt;=[.$D14]);&quot;X&quot;;&quot;&quot;)">
            <text:p/>
          </table:table-cell>
          <table:table-cell table:formula="of:=IF(AND([.AH$1]&gt;=[.$C14];[.AH$1]&lt;=[.$D14]);&quot;X&quot;;&quot;&quot;)">
            <text:p/>
          </table:table-cell>
          <table:table-cell table:formula="of:=IF(AND([.AI$1]&gt;=[.$C14];[.AI$1]&lt;=[.$D14]);&quot;X&quot;;&quot;&quot;)">
            <text:p/>
          </table:table-cell>
          <table:table-cell table:formula="of:=IF(AND([.AJ$1]&gt;=[.$C14];[.AJ$1]&lt;=[.$D14]);&quot;X&quot;;&quot;&quot;)">
            <text:p/>
          </table:table-cell>
          <table:table-cell table:formula="of:=IF(AND([.AK$1]&gt;=[.$C14];[.AK$1]&lt;=[.$D14]);&quot;X&quot;;&quot;&quot;)">
            <text:p/>
          </table:table-cell>
          <table:table-cell table:formula="of:=IF(AND([.AL$1]&gt;=[.$C14];[.AL$1]&lt;=[.$D14]);&quot;X&quot;;&quot;&quot;)">
            <text:p/>
          </table:table-cell>
          <table:table-cell table:formula="of:=IF(AND([.AM$1]&gt;=[.$C14];[.AM$1]&lt;=[.$D14]);&quot;X&quot;;&quot;&quot;)">
            <text:p/>
          </table:table-cell>
          <table:table-cell table:formula="of:=IF(AND([.AN$1]&gt;=[.$C14];[.AN$1]&lt;=[.$D14]);&quot;X&quot;;&quot;&quot;)">
            <text:p/>
          </table:table-cell>
          <table:table-cell table:formula="of:=IF(AND([.AO$1]&gt;=[.$C14];[.AO$1]&lt;=[.$D14]);&quot;X&quot;;&quot;&quot;)">
            <text:p/>
          </table:table-cell>
          <table:table-cell table:formula="of:=IF(AND([.AP$1]&gt;=[.$C14];[.AP$1]&lt;=[.$D14]);&quot;X&quot;;&quot;&quot;)">
            <text:p/>
          </table:table-cell>
          <table:table-cell table:formula="of:=IF(AND([.AQ$1]&gt;=[.$C14];[.AQ$1]&lt;=[.$D14]);&quot;X&quot;;&quot;&quot;)">
            <text:p/>
          </table:table-cell>
          <table:table-cell table:formula="of:=IF(AND([.AR$1]&gt;=[.$C14];[.AR$1]&lt;=[.$D14]);&quot;X&quot;;&quot;&quot;)">
            <text:p/>
          </table:table-cell>
          <table:table-cell table:formula="of:=IF(AND([.AS$1]&gt;=[.$C14];[.AS$1]&lt;=[.$D14]);&quot;X&quot;;&quot;&quot;)">
            <text:p/>
          </table:table-cell>
          <table:table-cell table:formula="of:=IF(AND([.AT$1]&gt;=[.$C14];[.AT$1]&lt;=[.$D14]);&quot;X&quot;;&quot;&quot;)">
            <text:p/>
          </table:table-cell>
          <table:table-cell table:formula="of:=IF(AND([.AU$1]&gt;=[.$C14];[.AU$1]&lt;=[.$D14]);&quot;X&quot;;&quot;&quot;)">
            <text:p/>
          </table:table-cell>
          <table:table-cell table:formula="of:=IF(AND([.AV$1]&gt;=[.$C14];[.AV$1]&lt;=[.$D14]);&quot;X&quot;;&quot;&quot;)">
            <text:p/>
          </table:table-cell>
          <table:table-cell table:formula="of:=IF(AND([.AW$1]&gt;=[.$C14];[.AW$1]&lt;=[.$D14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Data Handling Training &amp; Validation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 Engineer</text:p>
          </table:table-cell>
          <table:table-cell office:value-type="string" calcext:value-type="string">
            <text:p>Lead ML Sci Lead Thermo</text:p>
          </table:table-cell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.3</text:p>
          </table:table-cell>
          <table:table-cell table:formula="of:=IF(AND([.J$1]&gt;=[.$C15];[.J$1]&lt;=[.$D15]);&quot;X&quot;;&quot;&quot;)">
            <text:p/>
          </table:table-cell>
          <table:table-cell table:formula="of:=IF(AND([.K$1]&gt;=[.$C15];[.K$1]&lt;=[.$D15]);&quot;X&quot;;&quot;&quot;)">
            <text:p/>
          </table:table-cell>
          <table:table-cell table:formula="of:=IF(AND([.L$1]&gt;=[.$C15];[.L$1]&lt;=[.$D15]);&quot;X&quot;;&quot;&quot;)">
            <text:p/>
          </table:table-cell>
          <table:table-cell table:formula="of:=IF(AND([.M$1]&gt;=[.$C15];[.M$1]&lt;=[.$D15]);&quot;X&quot;;&quot;&quot;)">
            <text:p/>
          </table:table-cell>
          <table:table-cell table:formula="of:=IF(AND([.N$1]&gt;=[.$C15];[.N$1]&lt;=[.$D15]);&quot;X&quot;;&quot;&quot;)">
            <text:p/>
          </table:table-cell>
          <table:table-cell table:formula="of:=IF(AND([.O$1]&gt;=[.$C15];[.O$1]&lt;=[.$D15]);&quot;X&quot;;&quot;&quot;)">
            <text:p/>
          </table:table-cell>
          <table:table-cell table:formula="of:=IF(AND([.P$1]&gt;=[.$C15];[.P$1]&lt;=[.$D15]);&quot;X&quot;;&quot;&quot;)">
            <text:p/>
          </table:table-cell>
          <table:table-cell table:formula="of:=IF(AND([.Q$1]&gt;=[.$C15];[.Q$1]&lt;=[.$D15]);&quot;X&quot;;&quot;&quot;)">
            <text:p/>
          </table:table-cell>
          <table:table-cell table:formula="of:=IF(AND([.R$1]&gt;=[.$C15];[.R$1]&lt;=[.$D15]);&quot;X&quot;;&quot;&quot;)">
            <text:p/>
          </table:table-cell>
          <table:table-cell table:formula="of:=IF(AND([.S$1]&gt;=[.$C15];[.S$1]&lt;=[.$D15]);&quot;X&quot;;&quot;&quot;)">
            <text:p/>
          </table:table-cell>
          <table:table-cell table:formula="of:=IF(AND([.T$1]&gt;=[.$C15];[.T$1]&lt;=[.$D15]);&quot;X&quot;;&quot;&quot;)">
            <text:p/>
          </table:table-cell>
          <table:table-cell table:formula="of:=IF(AND([.U$1]&gt;=[.$C15];[.U$1]&lt;=[.$D15]);&quot;X&quot;;&quot;&quot;)">
            <text:p/>
          </table:table-cell>
          <table:table-cell table:formula="of:=IF(AND([.V$1]&gt;=[.$C15];[.V$1]&lt;=[.$D15]);&quot;X&quot;;&quot;&quot;)">
            <text:p/>
          </table:table-cell>
          <table:table-cell table:formula="of:=IF(AND([.W$1]&gt;=[.$C15];[.W$1]&lt;=[.$D15]);&quot;X&quot;;&quot;&quot;)" office:value-type="string" office:string-value="X" calcext:value-type="string">
            <text:p>X</text:p>
          </table:table-cell>
          <table:table-cell table:formula="of:=IF(AND([.X$1]&gt;=[.$C15];[.X$1]&lt;=[.$D15]);&quot;X&quot;;&quot;&quot;)" office:value-type="string" office:string-value="X" calcext:value-type="string">
            <text:p>X</text:p>
          </table:table-cell>
          <table:table-cell table:formula="of:=IF(AND([.Y$1]&gt;=[.$C15];[.Y$1]&lt;=[.$D15]);&quot;X&quot;;&quot;&quot;)" office:value-type="string" office:string-value="X" calcext:value-type="string">
            <text:p>X</text:p>
          </table:table-cell>
          <table:table-cell table:formula="of:=IF(AND([.Z$1]&gt;=[.$C15];[.Z$1]&lt;=[.$D15]);&quot;X&quot;;&quot;&quot;)" office:value-type="string" office:string-value="X" calcext:value-type="string">
            <text:p>X</text:p>
          </table:table-cell>
          <table:table-cell table:formula="of:=IF(AND([.AA$1]&gt;=[.$C15];[.AA$1]&lt;=[.$D15]);&quot;X&quot;;&quot;&quot;)">
            <text:p/>
          </table:table-cell>
          <table:table-cell table:formula="of:=IF(AND([.AB$1]&gt;=[.$C15];[.AB$1]&lt;=[.$D15]);&quot;X&quot;;&quot;&quot;)">
            <text:p/>
          </table:table-cell>
          <table:table-cell table:formula="of:=IF(AND([.AC$1]&gt;=[.$C15];[.AC$1]&lt;=[.$D15]);&quot;X&quot;;&quot;&quot;)">
            <text:p/>
          </table:table-cell>
          <table:table-cell table:formula="of:=IF(AND([.AD$1]&gt;=[.$C15];[.AD$1]&lt;=[.$D15]);&quot;X&quot;;&quot;&quot;)">
            <text:p/>
          </table:table-cell>
          <table:table-cell table:formula="of:=IF(AND([.AE$1]&gt;=[.$C15];[.AE$1]&lt;=[.$D15]);&quot;X&quot;;&quot;&quot;)">
            <text:p/>
          </table:table-cell>
          <table:table-cell table:formula="of:=IF(AND([.AF$1]&gt;=[.$C15];[.AF$1]&lt;=[.$D15]);&quot;X&quot;;&quot;&quot;)">
            <text:p/>
          </table:table-cell>
          <table:table-cell table:formula="of:=IF(AND([.AG$1]&gt;=[.$C15];[.AG$1]&lt;=[.$D15]);&quot;X&quot;;&quot;&quot;)">
            <text:p/>
          </table:table-cell>
          <table:table-cell table:formula="of:=IF(AND([.AH$1]&gt;=[.$C15];[.AH$1]&lt;=[.$D15]);&quot;X&quot;;&quot;&quot;)">
            <text:p/>
          </table:table-cell>
          <table:table-cell table:formula="of:=IF(AND([.AI$1]&gt;=[.$C15];[.AI$1]&lt;=[.$D15]);&quot;X&quot;;&quot;&quot;)">
            <text:p/>
          </table:table-cell>
          <table:table-cell table:formula="of:=IF(AND([.AJ$1]&gt;=[.$C15];[.AJ$1]&lt;=[.$D15]);&quot;X&quot;;&quot;&quot;)">
            <text:p/>
          </table:table-cell>
          <table:table-cell table:formula="of:=IF(AND([.AK$1]&gt;=[.$C15];[.AK$1]&lt;=[.$D15]);&quot;X&quot;;&quot;&quot;)">
            <text:p/>
          </table:table-cell>
          <table:table-cell table:formula="of:=IF(AND([.AL$1]&gt;=[.$C15];[.AL$1]&lt;=[.$D15]);&quot;X&quot;;&quot;&quot;)">
            <text:p/>
          </table:table-cell>
          <table:table-cell table:formula="of:=IF(AND([.AM$1]&gt;=[.$C15];[.AM$1]&lt;=[.$D15]);&quot;X&quot;;&quot;&quot;)">
            <text:p/>
          </table:table-cell>
          <table:table-cell table:formula="of:=IF(AND([.AN$1]&gt;=[.$C15];[.AN$1]&lt;=[.$D15]);&quot;X&quot;;&quot;&quot;)">
            <text:p/>
          </table:table-cell>
          <table:table-cell table:formula="of:=IF(AND([.AO$1]&gt;=[.$C15];[.AO$1]&lt;=[.$D15]);&quot;X&quot;;&quot;&quot;)">
            <text:p/>
          </table:table-cell>
          <table:table-cell table:formula="of:=IF(AND([.AP$1]&gt;=[.$C15];[.AP$1]&lt;=[.$D15]);&quot;X&quot;;&quot;&quot;)">
            <text:p/>
          </table:table-cell>
          <table:table-cell table:formula="of:=IF(AND([.AQ$1]&gt;=[.$C15];[.AQ$1]&lt;=[.$D15]);&quot;X&quot;;&quot;&quot;)">
            <text:p/>
          </table:table-cell>
          <table:table-cell table:formula="of:=IF(AND([.AR$1]&gt;=[.$C15];[.AR$1]&lt;=[.$D15]);&quot;X&quot;;&quot;&quot;)">
            <text:p/>
          </table:table-cell>
          <table:table-cell table:formula="of:=IF(AND([.AS$1]&gt;=[.$C15];[.AS$1]&lt;=[.$D15]);&quot;X&quot;;&quot;&quot;)">
            <text:p/>
          </table:table-cell>
          <table:table-cell table:formula="of:=IF(AND([.AT$1]&gt;=[.$C15];[.AT$1]&lt;=[.$D15]);&quot;X&quot;;&quot;&quot;)">
            <text:p/>
          </table:table-cell>
          <table:table-cell table:formula="of:=IF(AND([.AU$1]&gt;=[.$C15];[.AU$1]&lt;=[.$D15]);&quot;X&quot;;&quot;&quot;)">
            <text:p/>
          </table:table-cell>
          <table:table-cell table:formula="of:=IF(AND([.AV$1]&gt;=[.$C15];[.AV$1]&lt;=[.$D15]);&quot;X&quot;;&quot;&quot;)">
            <text:p/>
          </table:table-cell>
          <table:table-cell table:formula="of:=IF(AND([.AW$1]&gt;=[.$C15];[.AW$1]&lt;=[.$D15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Integrated DT Prototype Assembly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ftware Architect</text:p>
          </table:table-cell>
          <table:table-cell office:value-type="string" calcext:value-type="string">
            <text:p>Lead Thermo Eng Soft Eng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table:formula="of:=IF(AND([.J$1]&gt;=[.$C16];[.J$1]&lt;=[.$D16]);&quot;X&quot;;&quot;&quot;)">
            <text:p/>
          </table:table-cell>
          <table:table-cell table:formula="of:=IF(AND([.K$1]&gt;=[.$C16];[.K$1]&lt;=[.$D16]);&quot;X&quot;;&quot;&quot;)">
            <text:p/>
          </table:table-cell>
          <table:table-cell table:formula="of:=IF(AND([.L$1]&gt;=[.$C16];[.L$1]&lt;=[.$D16]);&quot;X&quot;;&quot;&quot;)">
            <text:p/>
          </table:table-cell>
          <table:table-cell table:formula="of:=IF(AND([.M$1]&gt;=[.$C16];[.M$1]&lt;=[.$D16]);&quot;X&quot;;&quot;&quot;)">
            <text:p/>
          </table:table-cell>
          <table:table-cell table:formula="of:=IF(AND([.N$1]&gt;=[.$C16];[.N$1]&lt;=[.$D16]);&quot;X&quot;;&quot;&quot;)">
            <text:p/>
          </table:table-cell>
          <table:table-cell table:formula="of:=IF(AND([.O$1]&gt;=[.$C16];[.O$1]&lt;=[.$D16]);&quot;X&quot;;&quot;&quot;)">
            <text:p/>
          </table:table-cell>
          <table:table-cell table:formula="of:=IF(AND([.P$1]&gt;=[.$C16];[.P$1]&lt;=[.$D16]);&quot;X&quot;;&quot;&quot;)">
            <text:p/>
          </table:table-cell>
          <table:table-cell table:formula="of:=IF(AND([.Q$1]&gt;=[.$C16];[.Q$1]&lt;=[.$D16]);&quot;X&quot;;&quot;&quot;)">
            <text:p/>
          </table:table-cell>
          <table:table-cell table:formula="of:=IF(AND([.R$1]&gt;=[.$C16];[.R$1]&lt;=[.$D16]);&quot;X&quot;;&quot;&quot;)">
            <text:p/>
          </table:table-cell>
          <table:table-cell table:formula="of:=IF(AND([.S$1]&gt;=[.$C16];[.S$1]&lt;=[.$D16]);&quot;X&quot;;&quot;&quot;)">
            <text:p/>
          </table:table-cell>
          <table:table-cell table:formula="of:=IF(AND([.T$1]&gt;=[.$C16];[.T$1]&lt;=[.$D16]);&quot;X&quot;;&quot;&quot;)">
            <text:p/>
          </table:table-cell>
          <table:table-cell table:formula="of:=IF(AND([.U$1]&gt;=[.$C16];[.U$1]&lt;=[.$D16]);&quot;X&quot;;&quot;&quot;)">
            <text:p/>
          </table:table-cell>
          <table:table-cell table:formula="of:=IF(AND([.V$1]&gt;=[.$C16];[.V$1]&lt;=[.$D16]);&quot;X&quot;;&quot;&quot;)">
            <text:p/>
          </table:table-cell>
          <table:table-cell table:formula="of:=IF(AND([.W$1]&gt;=[.$C16];[.W$1]&lt;=[.$D16]);&quot;X&quot;;&quot;&quot;)">
            <text:p/>
          </table:table-cell>
          <table:table-cell table:formula="of:=IF(AND([.X$1]&gt;=[.$C16];[.X$1]&lt;=[.$D16]);&quot;X&quot;;&quot;&quot;)">
            <text:p/>
          </table:table-cell>
          <table:table-cell table:formula="of:=IF(AND([.Y$1]&gt;=[.$C16];[.Y$1]&lt;=[.$D16]);&quot;X&quot;;&quot;&quot;)" office:value-type="string" office:string-value="X" calcext:value-type="string">
            <text:p>X</text:p>
          </table:table-cell>
          <table:table-cell table:formula="of:=IF(AND([.Z$1]&gt;=[.$C16];[.Z$1]&lt;=[.$D16]);&quot;X&quot;;&quot;&quot;)" office:value-type="string" office:string-value="X" calcext:value-type="string">
            <text:p>X</text:p>
          </table:table-cell>
          <table:table-cell table:formula="of:=IF(AND([.AA$1]&gt;=[.$C16];[.AA$1]&lt;=[.$D16]);&quot;X&quot;;&quot;&quot;)" office:value-type="string" office:string-value="X" calcext:value-type="string">
            <text:p>X</text:p>
          </table:table-cell>
          <table:table-cell table:formula="of:=IF(AND([.AB$1]&gt;=[.$C16];[.AB$1]&lt;=[.$D16]);&quot;X&quot;;&quot;&quot;)">
            <text:p/>
          </table:table-cell>
          <table:table-cell table:formula="of:=IF(AND([.AC$1]&gt;=[.$C16];[.AC$1]&lt;=[.$D16]);&quot;X&quot;;&quot;&quot;)">
            <text:p/>
          </table:table-cell>
          <table:table-cell table:formula="of:=IF(AND([.AD$1]&gt;=[.$C16];[.AD$1]&lt;=[.$D16]);&quot;X&quot;;&quot;&quot;)">
            <text:p/>
          </table:table-cell>
          <table:table-cell table:formula="of:=IF(AND([.AE$1]&gt;=[.$C16];[.AE$1]&lt;=[.$D16]);&quot;X&quot;;&quot;&quot;)">
            <text:p/>
          </table:table-cell>
          <table:table-cell table:formula="of:=IF(AND([.AF$1]&gt;=[.$C16];[.AF$1]&lt;=[.$D16]);&quot;X&quot;;&quot;&quot;)">
            <text:p/>
          </table:table-cell>
          <table:table-cell table:formula="of:=IF(AND([.AG$1]&gt;=[.$C16];[.AG$1]&lt;=[.$D16]);&quot;X&quot;;&quot;&quot;)">
            <text:p/>
          </table:table-cell>
          <table:table-cell table:formula="of:=IF(AND([.AH$1]&gt;=[.$C16];[.AH$1]&lt;=[.$D16]);&quot;X&quot;;&quot;&quot;)">
            <text:p/>
          </table:table-cell>
          <table:table-cell table:formula="of:=IF(AND([.AI$1]&gt;=[.$C16];[.AI$1]&lt;=[.$D16]);&quot;X&quot;;&quot;&quot;)">
            <text:p/>
          </table:table-cell>
          <table:table-cell table:formula="of:=IF(AND([.AJ$1]&gt;=[.$C16];[.AJ$1]&lt;=[.$D16]);&quot;X&quot;;&quot;&quot;)">
            <text:p/>
          </table:table-cell>
          <table:table-cell table:formula="of:=IF(AND([.AK$1]&gt;=[.$C16];[.AK$1]&lt;=[.$D16]);&quot;X&quot;;&quot;&quot;)">
            <text:p/>
          </table:table-cell>
          <table:table-cell table:formula="of:=IF(AND([.AL$1]&gt;=[.$C16];[.AL$1]&lt;=[.$D16]);&quot;X&quot;;&quot;&quot;)">
            <text:p/>
          </table:table-cell>
          <table:table-cell table:formula="of:=IF(AND([.AM$1]&gt;=[.$C16];[.AM$1]&lt;=[.$D16]);&quot;X&quot;;&quot;&quot;)">
            <text:p/>
          </table:table-cell>
          <table:table-cell table:formula="of:=IF(AND([.AN$1]&gt;=[.$C16];[.AN$1]&lt;=[.$D16]);&quot;X&quot;;&quot;&quot;)">
            <text:p/>
          </table:table-cell>
          <table:table-cell table:formula="of:=IF(AND([.AO$1]&gt;=[.$C16];[.AO$1]&lt;=[.$D16]);&quot;X&quot;;&quot;&quot;)">
            <text:p/>
          </table:table-cell>
          <table:table-cell table:formula="of:=IF(AND([.AP$1]&gt;=[.$C16];[.AP$1]&lt;=[.$D16]);&quot;X&quot;;&quot;&quot;)">
            <text:p/>
          </table:table-cell>
          <table:table-cell table:formula="of:=IF(AND([.AQ$1]&gt;=[.$C16];[.AQ$1]&lt;=[.$D16]);&quot;X&quot;;&quot;&quot;)">
            <text:p/>
          </table:table-cell>
          <table:table-cell table:formula="of:=IF(AND([.AR$1]&gt;=[.$C16];[.AR$1]&lt;=[.$D16]);&quot;X&quot;;&quot;&quot;)">
            <text:p/>
          </table:table-cell>
          <table:table-cell table:formula="of:=IF(AND([.AS$1]&gt;=[.$C16];[.AS$1]&lt;=[.$D16]);&quot;X&quot;;&quot;&quot;)">
            <text:p/>
          </table:table-cell>
          <table:table-cell table:formula="of:=IF(AND([.AT$1]&gt;=[.$C16];[.AT$1]&lt;=[.$D16]);&quot;X&quot;;&quot;&quot;)">
            <text:p/>
          </table:table-cell>
          <table:table-cell table:formula="of:=IF(AND([.AU$1]&gt;=[.$C16];[.AU$1]&lt;=[.$D16]);&quot;X&quot;;&quot;&quot;)">
            <text:p/>
          </table:table-cell>
          <table:table-cell table:formula="of:=IF(AND([.AV$1]&gt;=[.$C16];[.AV$1]&lt;=[.$D16]);&quot;X&quot;;&quot;&quot;)">
            <text:p/>
          </table:table-cell>
          <table:table-cell table:formula="of:=IF(AND([.AW$1]&gt;=[.$C16];[.AW$1]&lt;=[.$D16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Performance Regime Clustering &amp; Tuning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ad ML/AI Scientist</text:p>
          </table:table-cell>
          <table:table-cell office:value-type="string" calcext:value-type="string">
            <text:p>Data Engineer Lead Thermo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table:formula="of:=IF(AND([.J$1]&gt;=[.$C17];[.J$1]&lt;=[.$D17]);&quot;X&quot;;&quot;&quot;)">
            <text:p/>
          </table:table-cell>
          <table:table-cell table:formula="of:=IF(AND([.K$1]&gt;=[.$C17];[.K$1]&lt;=[.$D17]);&quot;X&quot;;&quot;&quot;)">
            <text:p/>
          </table:table-cell>
          <table:table-cell table:formula="of:=IF(AND([.L$1]&gt;=[.$C17];[.L$1]&lt;=[.$D17]);&quot;X&quot;;&quot;&quot;)">
            <text:p/>
          </table:table-cell>
          <table:table-cell table:formula="of:=IF(AND([.M$1]&gt;=[.$C17];[.M$1]&lt;=[.$D17]);&quot;X&quot;;&quot;&quot;)">
            <text:p/>
          </table:table-cell>
          <table:table-cell table:formula="of:=IF(AND([.N$1]&gt;=[.$C17];[.N$1]&lt;=[.$D17]);&quot;X&quot;;&quot;&quot;)">
            <text:p/>
          </table:table-cell>
          <table:table-cell table:formula="of:=IF(AND([.O$1]&gt;=[.$C17];[.O$1]&lt;=[.$D17]);&quot;X&quot;;&quot;&quot;)">
            <text:p/>
          </table:table-cell>
          <table:table-cell table:formula="of:=IF(AND([.P$1]&gt;=[.$C17];[.P$1]&lt;=[.$D17]);&quot;X&quot;;&quot;&quot;)">
            <text:p/>
          </table:table-cell>
          <table:table-cell table:formula="of:=IF(AND([.Q$1]&gt;=[.$C17];[.Q$1]&lt;=[.$D17]);&quot;X&quot;;&quot;&quot;)">
            <text:p/>
          </table:table-cell>
          <table:table-cell table:formula="of:=IF(AND([.R$1]&gt;=[.$C17];[.R$1]&lt;=[.$D17]);&quot;X&quot;;&quot;&quot;)">
            <text:p/>
          </table:table-cell>
          <table:table-cell table:formula="of:=IF(AND([.S$1]&gt;=[.$C17];[.S$1]&lt;=[.$D17]);&quot;X&quot;;&quot;&quot;)">
            <text:p/>
          </table:table-cell>
          <table:table-cell table:formula="of:=IF(AND([.T$1]&gt;=[.$C17];[.T$1]&lt;=[.$D17]);&quot;X&quot;;&quot;&quot;)">
            <text:p/>
          </table:table-cell>
          <table:table-cell table:formula="of:=IF(AND([.U$1]&gt;=[.$C17];[.U$1]&lt;=[.$D17]);&quot;X&quot;;&quot;&quot;)">
            <text:p/>
          </table:table-cell>
          <table:table-cell table:formula="of:=IF(AND([.V$1]&gt;=[.$C17];[.V$1]&lt;=[.$D17]);&quot;X&quot;;&quot;&quot;)">
            <text:p/>
          </table:table-cell>
          <table:table-cell table:formula="of:=IF(AND([.W$1]&gt;=[.$C17];[.W$1]&lt;=[.$D17]);&quot;X&quot;;&quot;&quot;)">
            <text:p/>
          </table:table-cell>
          <table:table-cell table:formula="of:=IF(AND([.X$1]&gt;=[.$C17];[.X$1]&lt;=[.$D17]);&quot;X&quot;;&quot;&quot;)">
            <text:p/>
          </table:table-cell>
          <table:table-cell table:formula="of:=IF(AND([.Y$1]&gt;=[.$C17];[.Y$1]&lt;=[.$D17]);&quot;X&quot;;&quot;&quot;)">
            <text:p/>
          </table:table-cell>
          <table:table-cell table:formula="of:=IF(AND([.Z$1]&gt;=[.$C17];[.Z$1]&lt;=[.$D17]);&quot;X&quot;;&quot;&quot;)" office:value-type="string" office:string-value="X" calcext:value-type="string">
            <text:p>X</text:p>
          </table:table-cell>
          <table:table-cell table:formula="of:=IF(AND([.AA$1]&gt;=[.$C17];[.AA$1]&lt;=[.$D17]);&quot;X&quot;;&quot;&quot;)" office:value-type="string" office:string-value="X" calcext:value-type="string">
            <text:p>X</text:p>
          </table:table-cell>
          <table:table-cell table:formula="of:=IF(AND([.AB$1]&gt;=[.$C17];[.AB$1]&lt;=[.$D17]);&quot;X&quot;;&quot;&quot;)">
            <text:p/>
          </table:table-cell>
          <table:table-cell table:formula="of:=IF(AND([.AC$1]&gt;=[.$C17];[.AC$1]&lt;=[.$D17]);&quot;X&quot;;&quot;&quot;)">
            <text:p/>
          </table:table-cell>
          <table:table-cell table:formula="of:=IF(AND([.AD$1]&gt;=[.$C17];[.AD$1]&lt;=[.$D17]);&quot;X&quot;;&quot;&quot;)">
            <text:p/>
          </table:table-cell>
          <table:table-cell table:formula="of:=IF(AND([.AE$1]&gt;=[.$C17];[.AE$1]&lt;=[.$D17]);&quot;X&quot;;&quot;&quot;)">
            <text:p/>
          </table:table-cell>
          <table:table-cell table:formula="of:=IF(AND([.AF$1]&gt;=[.$C17];[.AF$1]&lt;=[.$D17]);&quot;X&quot;;&quot;&quot;)">
            <text:p/>
          </table:table-cell>
          <table:table-cell table:formula="of:=IF(AND([.AG$1]&gt;=[.$C17];[.AG$1]&lt;=[.$D17]);&quot;X&quot;;&quot;&quot;)">
            <text:p/>
          </table:table-cell>
          <table:table-cell table:formula="of:=IF(AND([.AH$1]&gt;=[.$C17];[.AH$1]&lt;=[.$D17]);&quot;X&quot;;&quot;&quot;)">
            <text:p/>
          </table:table-cell>
          <table:table-cell table:formula="of:=IF(AND([.AI$1]&gt;=[.$C17];[.AI$1]&lt;=[.$D17]);&quot;X&quot;;&quot;&quot;)">
            <text:p/>
          </table:table-cell>
          <table:table-cell table:formula="of:=IF(AND([.AJ$1]&gt;=[.$C17];[.AJ$1]&lt;=[.$D17]);&quot;X&quot;;&quot;&quot;)">
            <text:p/>
          </table:table-cell>
          <table:table-cell table:formula="of:=IF(AND([.AK$1]&gt;=[.$C17];[.AK$1]&lt;=[.$D17]);&quot;X&quot;;&quot;&quot;)">
            <text:p/>
          </table:table-cell>
          <table:table-cell table:formula="of:=IF(AND([.AL$1]&gt;=[.$C17];[.AL$1]&lt;=[.$D17]);&quot;X&quot;;&quot;&quot;)">
            <text:p/>
          </table:table-cell>
          <table:table-cell table:formula="of:=IF(AND([.AM$1]&gt;=[.$C17];[.AM$1]&lt;=[.$D17]);&quot;X&quot;;&quot;&quot;)">
            <text:p/>
          </table:table-cell>
          <table:table-cell table:formula="of:=IF(AND([.AN$1]&gt;=[.$C17];[.AN$1]&lt;=[.$D17]);&quot;X&quot;;&quot;&quot;)">
            <text:p/>
          </table:table-cell>
          <table:table-cell table:formula="of:=IF(AND([.AO$1]&gt;=[.$C17];[.AO$1]&lt;=[.$D17]);&quot;X&quot;;&quot;&quot;)">
            <text:p/>
          </table:table-cell>
          <table:table-cell table:formula="of:=IF(AND([.AP$1]&gt;=[.$C17];[.AP$1]&lt;=[.$D17]);&quot;X&quot;;&quot;&quot;)">
            <text:p/>
          </table:table-cell>
          <table:table-cell table:formula="of:=IF(AND([.AQ$1]&gt;=[.$C17];[.AQ$1]&lt;=[.$D17]);&quot;X&quot;;&quot;&quot;)">
            <text:p/>
          </table:table-cell>
          <table:table-cell table:formula="of:=IF(AND([.AR$1]&gt;=[.$C17];[.AR$1]&lt;=[.$D17]);&quot;X&quot;;&quot;&quot;)">
            <text:p/>
          </table:table-cell>
          <table:table-cell table:formula="of:=IF(AND([.AS$1]&gt;=[.$C17];[.AS$1]&lt;=[.$D17]);&quot;X&quot;;&quot;&quot;)">
            <text:p/>
          </table:table-cell>
          <table:table-cell table:formula="of:=IF(AND([.AT$1]&gt;=[.$C17];[.AT$1]&lt;=[.$D17]);&quot;X&quot;;&quot;&quot;)">
            <text:p/>
          </table:table-cell>
          <table:table-cell table:formula="of:=IF(AND([.AU$1]&gt;=[.$C17];[.AU$1]&lt;=[.$D17]);&quot;X&quot;;&quot;&quot;)">
            <text:p/>
          </table:table-cell>
          <table:table-cell table:formula="of:=IF(AND([.AV$1]&gt;=[.$C17];[.AV$1]&lt;=[.$D17]);&quot;X&quot;;&quot;&quot;)">
            <text:p/>
          </table:table-cell>
          <table:table-cell table:formula="of:=IF(AND([.AW$1]&gt;=[.$C17];[.AW$1]&lt;=[.$D17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Prototype Testing &amp; Validation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A Lead</text:p>
          </table:table-cell>
          <table:table-cell office:value-type="string" calcext:value-type="string">
            <text:p>Lead Thermo Eng QA Te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3 3.4</text:p>
          </table:table-cell>
          <table:table-cell table:formula="of:=IF(AND([.J$1]&gt;=[.$C18];[.J$1]&lt;=[.$D18]);&quot;X&quot;;&quot;&quot;)">
            <text:p/>
          </table:table-cell>
          <table:table-cell table:formula="of:=IF(AND([.K$1]&gt;=[.$C18];[.K$1]&lt;=[.$D18]);&quot;X&quot;;&quot;&quot;)">
            <text:p/>
          </table:table-cell>
          <table:table-cell table:formula="of:=IF(AND([.L$1]&gt;=[.$C18];[.L$1]&lt;=[.$D18]);&quot;X&quot;;&quot;&quot;)">
            <text:p/>
          </table:table-cell>
          <table:table-cell table:formula="of:=IF(AND([.M$1]&gt;=[.$C18];[.M$1]&lt;=[.$D18]);&quot;X&quot;;&quot;&quot;)">
            <text:p/>
          </table:table-cell>
          <table:table-cell table:formula="of:=IF(AND([.N$1]&gt;=[.$C18];[.N$1]&lt;=[.$D18]);&quot;X&quot;;&quot;&quot;)">
            <text:p/>
          </table:table-cell>
          <table:table-cell table:formula="of:=IF(AND([.O$1]&gt;=[.$C18];[.O$1]&lt;=[.$D18]);&quot;X&quot;;&quot;&quot;)">
            <text:p/>
          </table:table-cell>
          <table:table-cell table:formula="of:=IF(AND([.P$1]&gt;=[.$C18];[.P$1]&lt;=[.$D18]);&quot;X&quot;;&quot;&quot;)">
            <text:p/>
          </table:table-cell>
          <table:table-cell table:formula="of:=IF(AND([.Q$1]&gt;=[.$C18];[.Q$1]&lt;=[.$D18]);&quot;X&quot;;&quot;&quot;)">
            <text:p/>
          </table:table-cell>
          <table:table-cell table:formula="of:=IF(AND([.R$1]&gt;=[.$C18];[.R$1]&lt;=[.$D18]);&quot;X&quot;;&quot;&quot;)">
            <text:p/>
          </table:table-cell>
          <table:table-cell table:formula="of:=IF(AND([.S$1]&gt;=[.$C18];[.S$1]&lt;=[.$D18]);&quot;X&quot;;&quot;&quot;)">
            <text:p/>
          </table:table-cell>
          <table:table-cell table:formula="of:=IF(AND([.T$1]&gt;=[.$C18];[.T$1]&lt;=[.$D18]);&quot;X&quot;;&quot;&quot;)">
            <text:p/>
          </table:table-cell>
          <table:table-cell table:formula="of:=IF(AND([.U$1]&gt;=[.$C18];[.U$1]&lt;=[.$D18]);&quot;X&quot;;&quot;&quot;)">
            <text:p/>
          </table:table-cell>
          <table:table-cell table:formula="of:=IF(AND([.V$1]&gt;=[.$C18];[.V$1]&lt;=[.$D18]);&quot;X&quot;;&quot;&quot;)">
            <text:p/>
          </table:table-cell>
          <table:table-cell table:formula="of:=IF(AND([.W$1]&gt;=[.$C18];[.W$1]&lt;=[.$D18]);&quot;X&quot;;&quot;&quot;)">
            <text:p/>
          </table:table-cell>
          <table:table-cell table:formula="of:=IF(AND([.X$1]&gt;=[.$C18];[.X$1]&lt;=[.$D18]);&quot;X&quot;;&quot;&quot;)">
            <text:p/>
          </table:table-cell>
          <table:table-cell table:formula="of:=IF(AND([.Y$1]&gt;=[.$C18];[.Y$1]&lt;=[.$D18]);&quot;X&quot;;&quot;&quot;)">
            <text:p/>
          </table:table-cell>
          <table:table-cell table:formula="of:=IF(AND([.Z$1]&gt;=[.$C18];[.Z$1]&lt;=[.$D18]);&quot;X&quot;;&quot;&quot;)" office:value-type="string" office:string-value="X" calcext:value-type="string">
            <text:p>X</text:p>
          </table:table-cell>
          <table:table-cell table:formula="of:=IF(AND([.AA$1]&gt;=[.$C18];[.AA$1]&lt;=[.$D18]);&quot;X&quot;;&quot;&quot;)" office:value-type="string" office:string-value="X" calcext:value-type="string">
            <text:p>X</text:p>
          </table:table-cell>
          <table:table-cell table:formula="of:=IF(AND([.AB$1]&gt;=[.$C18];[.AB$1]&lt;=[.$D18]);&quot;X&quot;;&quot;&quot;)" office:value-type="string" office:string-value="X" calcext:value-type="string">
            <text:p>X</text:p>
          </table:table-cell>
          <table:table-cell table:formula="of:=IF(AND([.AC$1]&gt;=[.$C18];[.AC$1]&lt;=[.$D18]);&quot;X&quot;;&quot;&quot;)">
            <text:p/>
          </table:table-cell>
          <table:table-cell table:formula="of:=IF(AND([.AD$1]&gt;=[.$C18];[.AD$1]&lt;=[.$D18]);&quot;X&quot;;&quot;&quot;)">
            <text:p/>
          </table:table-cell>
          <table:table-cell table:formula="of:=IF(AND([.AE$1]&gt;=[.$C18];[.AE$1]&lt;=[.$D18]);&quot;X&quot;;&quot;&quot;)">
            <text:p/>
          </table:table-cell>
          <table:table-cell table:formula="of:=IF(AND([.AF$1]&gt;=[.$C18];[.AF$1]&lt;=[.$D18]);&quot;X&quot;;&quot;&quot;)">
            <text:p/>
          </table:table-cell>
          <table:table-cell table:formula="of:=IF(AND([.AG$1]&gt;=[.$C18];[.AG$1]&lt;=[.$D18]);&quot;X&quot;;&quot;&quot;)">
            <text:p/>
          </table:table-cell>
          <table:table-cell table:formula="of:=IF(AND([.AH$1]&gt;=[.$C18];[.AH$1]&lt;=[.$D18]);&quot;X&quot;;&quot;&quot;)">
            <text:p/>
          </table:table-cell>
          <table:table-cell table:formula="of:=IF(AND([.AI$1]&gt;=[.$C18];[.AI$1]&lt;=[.$D18]);&quot;X&quot;;&quot;&quot;)">
            <text:p/>
          </table:table-cell>
          <table:table-cell table:formula="of:=IF(AND([.AJ$1]&gt;=[.$C18];[.AJ$1]&lt;=[.$D18]);&quot;X&quot;;&quot;&quot;)">
            <text:p/>
          </table:table-cell>
          <table:table-cell table:formula="of:=IF(AND([.AK$1]&gt;=[.$C18];[.AK$1]&lt;=[.$D18]);&quot;X&quot;;&quot;&quot;)">
            <text:p/>
          </table:table-cell>
          <table:table-cell table:formula="of:=IF(AND([.AL$1]&gt;=[.$C18];[.AL$1]&lt;=[.$D18]);&quot;X&quot;;&quot;&quot;)">
            <text:p/>
          </table:table-cell>
          <table:table-cell table:formula="of:=IF(AND([.AM$1]&gt;=[.$C18];[.AM$1]&lt;=[.$D18]);&quot;X&quot;;&quot;&quot;)">
            <text:p/>
          </table:table-cell>
          <table:table-cell table:formula="of:=IF(AND([.AN$1]&gt;=[.$C18];[.AN$1]&lt;=[.$D18]);&quot;X&quot;;&quot;&quot;)">
            <text:p/>
          </table:table-cell>
          <table:table-cell table:formula="of:=IF(AND([.AO$1]&gt;=[.$C18];[.AO$1]&lt;=[.$D18]);&quot;X&quot;;&quot;&quot;)">
            <text:p/>
          </table:table-cell>
          <table:table-cell table:formula="of:=IF(AND([.AP$1]&gt;=[.$C18];[.AP$1]&lt;=[.$D18]);&quot;X&quot;;&quot;&quot;)">
            <text:p/>
          </table:table-cell>
          <table:table-cell table:formula="of:=IF(AND([.AQ$1]&gt;=[.$C18];[.AQ$1]&lt;=[.$D18]);&quot;X&quot;;&quot;&quot;)">
            <text:p/>
          </table:table-cell>
          <table:table-cell table:formula="of:=IF(AND([.AR$1]&gt;=[.$C18];[.AR$1]&lt;=[.$D18]);&quot;X&quot;;&quot;&quot;)">
            <text:p/>
          </table:table-cell>
          <table:table-cell table:formula="of:=IF(AND([.AS$1]&gt;=[.$C18];[.AS$1]&lt;=[.$D18]);&quot;X&quot;;&quot;&quot;)">
            <text:p/>
          </table:table-cell>
          <table:table-cell table:formula="of:=IF(AND([.AT$1]&gt;=[.$C18];[.AT$1]&lt;=[.$D18]);&quot;X&quot;;&quot;&quot;)">
            <text:p/>
          </table:table-cell>
          <table:table-cell table:formula="of:=IF(AND([.AU$1]&gt;=[.$C18];[.AU$1]&lt;=[.$D18]);&quot;X&quot;;&quot;&quot;)">
            <text:p/>
          </table:table-cell>
          <table:table-cell table:formula="of:=IF(AND([.AV$1]&gt;=[.$C18];[.AV$1]&lt;=[.$D18]);&quot;X&quot;;&quot;&quot;)">
            <text:p/>
          </table:table-cell>
          <table:table-cell table:formula="of:=IF(AND([.AW$1]&gt;=[.$C18];[.AW$1]&lt;=[.$D18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QA &amp; Process Documentation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A Lead</text:p>
          </table:table-cell>
          <table:table-cell office:value-type="string" calcext:value-type="string">
            <text:p>PM Technical Writers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formula="of:=IF(AND([.J$1]&gt;=[.$C19];[.J$1]&lt;=[.$D19]);&quot;X&quot;;&quot;&quot;)">
            <text:p/>
          </table:table-cell>
          <table:table-cell table:formula="of:=IF(AND([.K$1]&gt;=[.$C19];[.K$1]&lt;=[.$D19]);&quot;X&quot;;&quot;&quot;)">
            <text:p/>
          </table:table-cell>
          <table:table-cell table:formula="of:=IF(AND([.L$1]&gt;=[.$C19];[.L$1]&lt;=[.$D19]);&quot;X&quot;;&quot;&quot;)">
            <text:p/>
          </table:table-cell>
          <table:table-cell table:formula="of:=IF(AND([.M$1]&gt;=[.$C19];[.M$1]&lt;=[.$D19]);&quot;X&quot;;&quot;&quot;)">
            <text:p/>
          </table:table-cell>
          <table:table-cell table:formula="of:=IF(AND([.N$1]&gt;=[.$C19];[.N$1]&lt;=[.$D19]);&quot;X&quot;;&quot;&quot;)">
            <text:p/>
          </table:table-cell>
          <table:table-cell table:formula="of:=IF(AND([.O$1]&gt;=[.$C19];[.O$1]&lt;=[.$D19]);&quot;X&quot;;&quot;&quot;)">
            <text:p/>
          </table:table-cell>
          <table:table-cell table:formula="of:=IF(AND([.P$1]&gt;=[.$C19];[.P$1]&lt;=[.$D19]);&quot;X&quot;;&quot;&quot;)">
            <text:p/>
          </table:table-cell>
          <table:table-cell table:formula="of:=IF(AND([.Q$1]&gt;=[.$C19];[.Q$1]&lt;=[.$D19]);&quot;X&quot;;&quot;&quot;)">
            <text:p/>
          </table:table-cell>
          <table:table-cell table:formula="of:=IF(AND([.R$1]&gt;=[.$C19];[.R$1]&lt;=[.$D19]);&quot;X&quot;;&quot;&quot;)">
            <text:p/>
          </table:table-cell>
          <table:table-cell table:formula="of:=IF(AND([.S$1]&gt;=[.$C19];[.S$1]&lt;=[.$D19]);&quot;X&quot;;&quot;&quot;)">
            <text:p/>
          </table:table-cell>
          <table:table-cell table:formula="of:=IF(AND([.T$1]&gt;=[.$C19];[.T$1]&lt;=[.$D19]);&quot;X&quot;;&quot;&quot;)">
            <text:p/>
          </table:table-cell>
          <table:table-cell table:formula="of:=IF(AND([.U$1]&gt;=[.$C19];[.U$1]&lt;=[.$D19]);&quot;X&quot;;&quot;&quot;)">
            <text:p/>
          </table:table-cell>
          <table:table-cell table:formula="of:=IF(AND([.V$1]&gt;=[.$C19];[.V$1]&lt;=[.$D19]);&quot;X&quot;;&quot;&quot;)">
            <text:p/>
          </table:table-cell>
          <table:table-cell table:formula="of:=IF(AND([.W$1]&gt;=[.$C19];[.W$1]&lt;=[.$D19]);&quot;X&quot;;&quot;&quot;)">
            <text:p/>
          </table:table-cell>
          <table:table-cell table:formula="of:=IF(AND([.X$1]&gt;=[.$C19];[.X$1]&lt;=[.$D19]);&quot;X&quot;;&quot;&quot;)">
            <text:p/>
          </table:table-cell>
          <table:table-cell table:formula="of:=IF(AND([.Y$1]&gt;=[.$C19];[.Y$1]&lt;=[.$D19]);&quot;X&quot;;&quot;&quot;)">
            <text:p/>
          </table:table-cell>
          <table:table-cell table:formula="of:=IF(AND([.Z$1]&gt;=[.$C19];[.Z$1]&lt;=[.$D19]);&quot;X&quot;;&quot;&quot;)">
            <text:p/>
          </table:table-cell>
          <table:table-cell table:formula="of:=IF(AND([.AA$1]&gt;=[.$C19];[.AA$1]&lt;=[.$D19]);&quot;X&quot;;&quot;&quot;)" office:value-type="string" office:string-value="X" calcext:value-type="string">
            <text:p>X</text:p>
          </table:table-cell>
          <table:table-cell table:formula="of:=IF(AND([.AB$1]&gt;=[.$C19];[.AB$1]&lt;=[.$D19]);&quot;X&quot;;&quot;&quot;)">
            <text:p/>
          </table:table-cell>
          <table:table-cell table:formula="of:=IF(AND([.AC$1]&gt;=[.$C19];[.AC$1]&lt;=[.$D19]);&quot;X&quot;;&quot;&quot;)">
            <text:p/>
          </table:table-cell>
          <table:table-cell table:formula="of:=IF(AND([.AD$1]&gt;=[.$C19];[.AD$1]&lt;=[.$D19]);&quot;X&quot;;&quot;&quot;)">
            <text:p/>
          </table:table-cell>
          <table:table-cell table:formula="of:=IF(AND([.AE$1]&gt;=[.$C19];[.AE$1]&lt;=[.$D19]);&quot;X&quot;;&quot;&quot;)">
            <text:p/>
          </table:table-cell>
          <table:table-cell table:formula="of:=IF(AND([.AF$1]&gt;=[.$C19];[.AF$1]&lt;=[.$D19]);&quot;X&quot;;&quot;&quot;)">
            <text:p/>
          </table:table-cell>
          <table:table-cell table:formula="of:=IF(AND([.AG$1]&gt;=[.$C19];[.AG$1]&lt;=[.$D19]);&quot;X&quot;;&quot;&quot;)">
            <text:p/>
          </table:table-cell>
          <table:table-cell table:formula="of:=IF(AND([.AH$1]&gt;=[.$C19];[.AH$1]&lt;=[.$D19]);&quot;X&quot;;&quot;&quot;)">
            <text:p/>
          </table:table-cell>
          <table:table-cell table:formula="of:=IF(AND([.AI$1]&gt;=[.$C19];[.AI$1]&lt;=[.$D19]);&quot;X&quot;;&quot;&quot;)">
            <text:p/>
          </table:table-cell>
          <table:table-cell table:formula="of:=IF(AND([.AJ$1]&gt;=[.$C19];[.AJ$1]&lt;=[.$D19]);&quot;X&quot;;&quot;&quot;)">
            <text:p/>
          </table:table-cell>
          <table:table-cell table:formula="of:=IF(AND([.AK$1]&gt;=[.$C19];[.AK$1]&lt;=[.$D19]);&quot;X&quot;;&quot;&quot;)">
            <text:p/>
          </table:table-cell>
          <table:table-cell table:formula="of:=IF(AND([.AL$1]&gt;=[.$C19];[.AL$1]&lt;=[.$D19]);&quot;X&quot;;&quot;&quot;)">
            <text:p/>
          </table:table-cell>
          <table:table-cell table:formula="of:=IF(AND([.AM$1]&gt;=[.$C19];[.AM$1]&lt;=[.$D19]);&quot;X&quot;;&quot;&quot;)">
            <text:p/>
          </table:table-cell>
          <table:table-cell table:formula="of:=IF(AND([.AN$1]&gt;=[.$C19];[.AN$1]&lt;=[.$D19]);&quot;X&quot;;&quot;&quot;)">
            <text:p/>
          </table:table-cell>
          <table:table-cell table:formula="of:=IF(AND([.AO$1]&gt;=[.$C19];[.AO$1]&lt;=[.$D19]);&quot;X&quot;;&quot;&quot;)">
            <text:p/>
          </table:table-cell>
          <table:table-cell table:formula="of:=IF(AND([.AP$1]&gt;=[.$C19];[.AP$1]&lt;=[.$D19]);&quot;X&quot;;&quot;&quot;)">
            <text:p/>
          </table:table-cell>
          <table:table-cell table:formula="of:=IF(AND([.AQ$1]&gt;=[.$C19];[.AQ$1]&lt;=[.$D19]);&quot;X&quot;;&quot;&quot;)">
            <text:p/>
          </table:table-cell>
          <table:table-cell table:formula="of:=IF(AND([.AR$1]&gt;=[.$C19];[.AR$1]&lt;=[.$D19]);&quot;X&quot;;&quot;&quot;)">
            <text:p/>
          </table:table-cell>
          <table:table-cell table:formula="of:=IF(AND([.AS$1]&gt;=[.$C19];[.AS$1]&lt;=[.$D19]);&quot;X&quot;;&quot;&quot;)">
            <text:p/>
          </table:table-cell>
          <table:table-cell table:formula="of:=IF(AND([.AT$1]&gt;=[.$C19];[.AT$1]&lt;=[.$D19]);&quot;X&quot;;&quot;&quot;)">
            <text:p/>
          </table:table-cell>
          <table:table-cell table:formula="of:=IF(AND([.AU$1]&gt;=[.$C19];[.AU$1]&lt;=[.$D19]);&quot;X&quot;;&quot;&quot;)">
            <text:p/>
          </table:table-cell>
          <table:table-cell table:formula="of:=IF(AND([.AV$1]&gt;=[.$C19];[.AV$1]&lt;=[.$D19]);&quot;X&quot;;&quot;&quot;)">
            <text:p/>
          </table:table-cell>
          <table:table-cell table:formula="of:=IF(AND([.AW$1]&gt;=[.$C19];[.AW$1]&lt;=[.$D19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CDD &amp; Critical Design Review (CDR)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stems Engineer</text:p>
          </table:table-cell>
          <table:table-cell office:value-type="string" calcext:value-type="string">
            <text:p>PM All Leads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table:formula="of:=IF(AND([.J$1]&gt;=[.$C20];[.J$1]&lt;=[.$D20]);&quot;X&quot;;&quot;&quot;)">
            <text:p/>
          </table:table-cell>
          <table:table-cell table:formula="of:=IF(AND([.K$1]&gt;=[.$C20];[.K$1]&lt;=[.$D20]);&quot;X&quot;;&quot;&quot;)">
            <text:p/>
          </table:table-cell>
          <table:table-cell table:formula="of:=IF(AND([.L$1]&gt;=[.$C20];[.L$1]&lt;=[.$D20]);&quot;X&quot;;&quot;&quot;)">
            <text:p/>
          </table:table-cell>
          <table:table-cell table:formula="of:=IF(AND([.M$1]&gt;=[.$C20];[.M$1]&lt;=[.$D20]);&quot;X&quot;;&quot;&quot;)">
            <text:p/>
          </table:table-cell>
          <table:table-cell table:formula="of:=IF(AND([.N$1]&gt;=[.$C20];[.N$1]&lt;=[.$D20]);&quot;X&quot;;&quot;&quot;)">
            <text:p/>
          </table:table-cell>
          <table:table-cell table:formula="of:=IF(AND([.O$1]&gt;=[.$C20];[.O$1]&lt;=[.$D20]);&quot;X&quot;;&quot;&quot;)">
            <text:p/>
          </table:table-cell>
          <table:table-cell table:formula="of:=IF(AND([.P$1]&gt;=[.$C20];[.P$1]&lt;=[.$D20]);&quot;X&quot;;&quot;&quot;)">
            <text:p/>
          </table:table-cell>
          <table:table-cell table:formula="of:=IF(AND([.Q$1]&gt;=[.$C20];[.Q$1]&lt;=[.$D20]);&quot;X&quot;;&quot;&quot;)">
            <text:p/>
          </table:table-cell>
          <table:table-cell table:formula="of:=IF(AND([.R$1]&gt;=[.$C20];[.R$1]&lt;=[.$D20]);&quot;X&quot;;&quot;&quot;)">
            <text:p/>
          </table:table-cell>
          <table:table-cell table:formula="of:=IF(AND([.S$1]&gt;=[.$C20];[.S$1]&lt;=[.$D20]);&quot;X&quot;;&quot;&quot;)">
            <text:p/>
          </table:table-cell>
          <table:table-cell table:formula="of:=IF(AND([.T$1]&gt;=[.$C20];[.T$1]&lt;=[.$D20]);&quot;X&quot;;&quot;&quot;)">
            <text:p/>
          </table:table-cell>
          <table:table-cell table:formula="of:=IF(AND([.U$1]&gt;=[.$C20];[.U$1]&lt;=[.$D20]);&quot;X&quot;;&quot;&quot;)">
            <text:p/>
          </table:table-cell>
          <table:table-cell table:formula="of:=IF(AND([.V$1]&gt;=[.$C20];[.V$1]&lt;=[.$D20]);&quot;X&quot;;&quot;&quot;)">
            <text:p/>
          </table:table-cell>
          <table:table-cell table:formula="of:=IF(AND([.W$1]&gt;=[.$C20];[.W$1]&lt;=[.$D20]);&quot;X&quot;;&quot;&quot;)">
            <text:p/>
          </table:table-cell>
          <table:table-cell table:formula="of:=IF(AND([.X$1]&gt;=[.$C20];[.X$1]&lt;=[.$D20]);&quot;X&quot;;&quot;&quot;)">
            <text:p/>
          </table:table-cell>
          <table:table-cell table:formula="of:=IF(AND([.Y$1]&gt;=[.$C20];[.Y$1]&lt;=[.$D20]);&quot;X&quot;;&quot;&quot;)">
            <text:p/>
          </table:table-cell>
          <table:table-cell table:formula="of:=IF(AND([.Z$1]&gt;=[.$C20];[.Z$1]&lt;=[.$D20]);&quot;X&quot;;&quot;&quot;)">
            <text:p/>
          </table:table-cell>
          <table:table-cell table:formula="of:=IF(AND([.AA$1]&gt;=[.$C20];[.AA$1]&lt;=[.$D20]);&quot;X&quot;;&quot;&quot;)">
            <text:p/>
          </table:table-cell>
          <table:table-cell table:formula="of:=IF(AND([.AB$1]&gt;=[.$C20];[.AB$1]&lt;=[.$D20]);&quot;X&quot;;&quot;&quot;)" office:value-type="string" office:string-value="X" calcext:value-type="string">
            <text:p>X</text:p>
          </table:table-cell>
          <table:table-cell table:formula="of:=IF(AND([.AC$1]&gt;=[.$C20];[.AC$1]&lt;=[.$D20]);&quot;X&quot;;&quot;&quot;)">
            <text:p/>
          </table:table-cell>
          <table:table-cell table:formula="of:=IF(AND([.AD$1]&gt;=[.$C20];[.AD$1]&lt;=[.$D20]);&quot;X&quot;;&quot;&quot;)">
            <text:p/>
          </table:table-cell>
          <table:table-cell table:formula="of:=IF(AND([.AE$1]&gt;=[.$C20];[.AE$1]&lt;=[.$D20]);&quot;X&quot;;&quot;&quot;)">
            <text:p/>
          </table:table-cell>
          <table:table-cell table:formula="of:=IF(AND([.AF$1]&gt;=[.$C20];[.AF$1]&lt;=[.$D20]);&quot;X&quot;;&quot;&quot;)">
            <text:p/>
          </table:table-cell>
          <table:table-cell table:formula="of:=IF(AND([.AG$1]&gt;=[.$C20];[.AG$1]&lt;=[.$D20]);&quot;X&quot;;&quot;&quot;)">
            <text:p/>
          </table:table-cell>
          <table:table-cell table:formula="of:=IF(AND([.AH$1]&gt;=[.$C20];[.AH$1]&lt;=[.$D20]);&quot;X&quot;;&quot;&quot;)">
            <text:p/>
          </table:table-cell>
          <table:table-cell table:formula="of:=IF(AND([.AI$1]&gt;=[.$C20];[.AI$1]&lt;=[.$D20]);&quot;X&quot;;&quot;&quot;)">
            <text:p/>
          </table:table-cell>
          <table:table-cell table:formula="of:=IF(AND([.AJ$1]&gt;=[.$C20];[.AJ$1]&lt;=[.$D20]);&quot;X&quot;;&quot;&quot;)">
            <text:p/>
          </table:table-cell>
          <table:table-cell table:formula="of:=IF(AND([.AK$1]&gt;=[.$C20];[.AK$1]&lt;=[.$D20]);&quot;X&quot;;&quot;&quot;)">
            <text:p/>
          </table:table-cell>
          <table:table-cell table:formula="of:=IF(AND([.AL$1]&gt;=[.$C20];[.AL$1]&lt;=[.$D20]);&quot;X&quot;;&quot;&quot;)">
            <text:p/>
          </table:table-cell>
          <table:table-cell table:formula="of:=IF(AND([.AM$1]&gt;=[.$C20];[.AM$1]&lt;=[.$D20]);&quot;X&quot;;&quot;&quot;)">
            <text:p/>
          </table:table-cell>
          <table:table-cell table:formula="of:=IF(AND([.AN$1]&gt;=[.$C20];[.AN$1]&lt;=[.$D20]);&quot;X&quot;;&quot;&quot;)">
            <text:p/>
          </table:table-cell>
          <table:table-cell table:formula="of:=IF(AND([.AO$1]&gt;=[.$C20];[.AO$1]&lt;=[.$D20]);&quot;X&quot;;&quot;&quot;)">
            <text:p/>
          </table:table-cell>
          <table:table-cell table:formula="of:=IF(AND([.AP$1]&gt;=[.$C20];[.AP$1]&lt;=[.$D20]);&quot;X&quot;;&quot;&quot;)">
            <text:p/>
          </table:table-cell>
          <table:table-cell table:formula="of:=IF(AND([.AQ$1]&gt;=[.$C20];[.AQ$1]&lt;=[.$D20]);&quot;X&quot;;&quot;&quot;)">
            <text:p/>
          </table:table-cell>
          <table:table-cell table:formula="of:=IF(AND([.AR$1]&gt;=[.$C20];[.AR$1]&lt;=[.$D20]);&quot;X&quot;;&quot;&quot;)">
            <text:p/>
          </table:table-cell>
          <table:table-cell table:formula="of:=IF(AND([.AS$1]&gt;=[.$C20];[.AS$1]&lt;=[.$D20]);&quot;X&quot;;&quot;&quot;)">
            <text:p/>
          </table:table-cell>
          <table:table-cell table:formula="of:=IF(AND([.AT$1]&gt;=[.$C20];[.AT$1]&lt;=[.$D20]);&quot;X&quot;;&quot;&quot;)">
            <text:p/>
          </table:table-cell>
          <table:table-cell table:formula="of:=IF(AND([.AU$1]&gt;=[.$C20];[.AU$1]&lt;=[.$D20]);&quot;X&quot;;&quot;&quot;)">
            <text:p/>
          </table:table-cell>
          <table:table-cell table:formula="of:=IF(AND([.AV$1]&gt;=[.$C20];[.AV$1]&lt;=[.$D20]);&quot;X&quot;;&quot;&quot;)">
            <text:p/>
          </table:table-cell>
          <table:table-cell table:formula="of:=IF(AND([.AW$1]&gt;=[.$C20];[.AW$1]&lt;=[.$D20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table:style-name="ce5" office:value-type="float" office:value="4.1" calcext:value-type="float">
            <text:p>4.1</text:p>
          </table:table-cell>
          <table:table-cell table:style-name="ce5" office:value-type="string" calcext:value-type="string">
            <text:p>Hardware Procurement &amp; Setup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Systems Engineer</text:p>
          </table:table-cell>
          <table:table-cell table:style-name="ce5" office:value-type="string" calcext:value-type="string">
            <text:p>Soft Arch Admin Vendor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.7" calcext:value-type="float">
            <text:p>3.7</text:p>
          </table:table-cell>
          <table:table-cell table:style-name="ce7" table:formula="of:=IF(AND([.J$1]&gt;=[.$C21];[.J$1]&lt;=[.$D21]);&quot;X&quot;;&quot;&quot;)">
            <text:p/>
          </table:table-cell>
          <table:table-cell table:style-name="ce7" table:formula="of:=IF(AND([.K$1]&gt;=[.$C21];[.K$1]&lt;=[.$D21]);&quot;X&quot;;&quot;&quot;)">
            <text:p/>
          </table:table-cell>
          <table:table-cell table:style-name="ce7" table:formula="of:=IF(AND([.L$1]&gt;=[.$C21];[.L$1]&lt;=[.$D21]);&quot;X&quot;;&quot;&quot;)">
            <text:p/>
          </table:table-cell>
          <table:table-cell table:style-name="ce7" table:formula="of:=IF(AND([.M$1]&gt;=[.$C21];[.M$1]&lt;=[.$D21]);&quot;X&quot;;&quot;&quot;)">
            <text:p/>
          </table:table-cell>
          <table:table-cell table:style-name="ce7" table:formula="of:=IF(AND([.N$1]&gt;=[.$C21];[.N$1]&lt;=[.$D21]);&quot;X&quot;;&quot;&quot;)">
            <text:p/>
          </table:table-cell>
          <table:table-cell table:style-name="ce7" table:formula="of:=IF(AND([.O$1]&gt;=[.$C21];[.O$1]&lt;=[.$D21]);&quot;X&quot;;&quot;&quot;)">
            <text:p/>
          </table:table-cell>
          <table:table-cell table:style-name="ce7" table:formula="of:=IF(AND([.P$1]&gt;=[.$C21];[.P$1]&lt;=[.$D21]);&quot;X&quot;;&quot;&quot;)">
            <text:p/>
          </table:table-cell>
          <table:table-cell table:style-name="ce7" table:formula="of:=IF(AND([.Q$1]&gt;=[.$C21];[.Q$1]&lt;=[.$D21]);&quot;X&quot;;&quot;&quot;)">
            <text:p/>
          </table:table-cell>
          <table:table-cell table:style-name="ce7" table:formula="of:=IF(AND([.R$1]&gt;=[.$C21];[.R$1]&lt;=[.$D21]);&quot;X&quot;;&quot;&quot;)">
            <text:p/>
          </table:table-cell>
          <table:table-cell table:style-name="ce7" table:formula="of:=IF(AND([.S$1]&gt;=[.$C21];[.S$1]&lt;=[.$D21]);&quot;X&quot;;&quot;&quot;)">
            <text:p/>
          </table:table-cell>
          <table:table-cell table:style-name="ce7" table:formula="of:=IF(AND([.T$1]&gt;=[.$C21];[.T$1]&lt;=[.$D21]);&quot;X&quot;;&quot;&quot;)">
            <text:p/>
          </table:table-cell>
          <table:table-cell table:style-name="ce7" table:formula="of:=IF(AND([.U$1]&gt;=[.$C21];[.U$1]&lt;=[.$D21]);&quot;X&quot;;&quot;&quot;)">
            <text:p/>
          </table:table-cell>
          <table:table-cell table:style-name="ce7" table:formula="of:=IF(AND([.V$1]&gt;=[.$C21];[.V$1]&lt;=[.$D21]);&quot;X&quot;;&quot;&quot;)">
            <text:p/>
          </table:table-cell>
          <table:table-cell table:style-name="ce7" table:formula="of:=IF(AND([.W$1]&gt;=[.$C21];[.W$1]&lt;=[.$D21]);&quot;X&quot;;&quot;&quot;)">
            <text:p/>
          </table:table-cell>
          <table:table-cell table:style-name="ce7" table:formula="of:=IF(AND([.X$1]&gt;=[.$C21];[.X$1]&lt;=[.$D21]);&quot;X&quot;;&quot;&quot;)">
            <text:p/>
          </table:table-cell>
          <table:table-cell table:style-name="ce7" table:formula="of:=IF(AND([.Y$1]&gt;=[.$C21];[.Y$1]&lt;=[.$D21]);&quot;X&quot;;&quot;&quot;)">
            <text:p/>
          </table:table-cell>
          <table:table-cell table:style-name="ce7" table:formula="of:=IF(AND([.Z$1]&gt;=[.$C21];[.Z$1]&lt;=[.$D21]);&quot;X&quot;;&quot;&quot;)">
            <text:p/>
          </table:table-cell>
          <table:table-cell table:style-name="ce7" table:formula="of:=IF(AND([.AA$1]&gt;=[.$C21];[.AA$1]&lt;=[.$D21]);&quot;X&quot;;&quot;&quot;)">
            <text:p/>
          </table:table-cell>
          <table:table-cell table:style-name="ce7" table:formula="of:=IF(AND([.AB$1]&gt;=[.$C21];[.AB$1]&lt;=[.$D21]);&quot;X&quot;;&quot;&quot;)">
            <text:p/>
          </table:table-cell>
          <table:table-cell table:style-name="ce7" table:formula="of:=IF(AND([.AC$1]&gt;=[.$C21];[.AC$1]&lt;=[.$D21]);&quot;X&quot;;&quot;&quot;)" office:value-type="string" office:string-value="X" calcext:value-type="string">
            <text:p>X</text:p>
          </table:table-cell>
          <table:table-cell table:style-name="ce7" table:formula="of:=IF(AND([.AD$1]&gt;=[.$C21];[.AD$1]&lt;=[.$D21]);&quot;X&quot;;&quot;&quot;)" office:value-type="string" office:string-value="X" calcext:value-type="string">
            <text:p>X</text:p>
          </table:table-cell>
          <table:table-cell table:style-name="ce7" table:formula="of:=IF(AND([.AE$1]&gt;=[.$C21];[.AE$1]&lt;=[.$D21]);&quot;X&quot;;&quot;&quot;)" office:value-type="string" office:string-value="X" calcext:value-type="string">
            <text:p>X</text:p>
          </table:table-cell>
          <table:table-cell table:style-name="ce7" table:formula="of:=IF(AND([.AF$1]&gt;=[.$C21];[.AF$1]&lt;=[.$D21]);&quot;X&quot;;&quot;&quot;)">
            <text:p/>
          </table:table-cell>
          <table:table-cell table:style-name="ce7" table:formula="of:=IF(AND([.AG$1]&gt;=[.$C21];[.AG$1]&lt;=[.$D21]);&quot;X&quot;;&quot;&quot;)">
            <text:p/>
          </table:table-cell>
          <table:table-cell table:style-name="ce7" table:formula="of:=IF(AND([.AH$1]&gt;=[.$C21];[.AH$1]&lt;=[.$D21]);&quot;X&quot;;&quot;&quot;)">
            <text:p/>
          </table:table-cell>
          <table:table-cell table:style-name="ce7" table:formula="of:=IF(AND([.AI$1]&gt;=[.$C21];[.AI$1]&lt;=[.$D21]);&quot;X&quot;;&quot;&quot;)">
            <text:p/>
          </table:table-cell>
          <table:table-cell table:style-name="ce7" table:formula="of:=IF(AND([.AJ$1]&gt;=[.$C21];[.AJ$1]&lt;=[.$D21]);&quot;X&quot;;&quot;&quot;)">
            <text:p/>
          </table:table-cell>
          <table:table-cell table:style-name="ce7" table:formula="of:=IF(AND([.AK$1]&gt;=[.$C21];[.AK$1]&lt;=[.$D21]);&quot;X&quot;;&quot;&quot;)">
            <text:p/>
          </table:table-cell>
          <table:table-cell table:style-name="ce7" table:formula="of:=IF(AND([.AL$1]&gt;=[.$C21];[.AL$1]&lt;=[.$D21]);&quot;X&quot;;&quot;&quot;)">
            <text:p/>
          </table:table-cell>
          <table:table-cell table:style-name="ce7" table:formula="of:=IF(AND([.AM$1]&gt;=[.$C21];[.AM$1]&lt;=[.$D21]);&quot;X&quot;;&quot;&quot;)">
            <text:p/>
          </table:table-cell>
          <table:table-cell table:style-name="ce7" table:formula="of:=IF(AND([.AN$1]&gt;=[.$C21];[.AN$1]&lt;=[.$D21]);&quot;X&quot;;&quot;&quot;)">
            <text:p/>
          </table:table-cell>
          <table:table-cell table:style-name="ce7" table:formula="of:=IF(AND([.AO$1]&gt;=[.$C21];[.AO$1]&lt;=[.$D21]);&quot;X&quot;;&quot;&quot;)">
            <text:p/>
          </table:table-cell>
          <table:table-cell table:style-name="ce7" table:formula="of:=IF(AND([.AP$1]&gt;=[.$C21];[.AP$1]&lt;=[.$D21]);&quot;X&quot;;&quot;&quot;)">
            <text:p/>
          </table:table-cell>
          <table:table-cell table:style-name="ce7" table:formula="of:=IF(AND([.AQ$1]&gt;=[.$C21];[.AQ$1]&lt;=[.$D21]);&quot;X&quot;;&quot;&quot;)">
            <text:p/>
          </table:table-cell>
          <table:table-cell table:style-name="ce7" table:formula="of:=IF(AND([.AR$1]&gt;=[.$C21];[.AR$1]&lt;=[.$D21]);&quot;X&quot;;&quot;&quot;)">
            <text:p/>
          </table:table-cell>
          <table:table-cell table:style-name="ce7" table:formula="of:=IF(AND([.AS$1]&gt;=[.$C21];[.AS$1]&lt;=[.$D21]);&quot;X&quot;;&quot;&quot;)">
            <text:p/>
          </table:table-cell>
          <table:table-cell table:style-name="ce7" table:formula="of:=IF(AND([.AT$1]&gt;=[.$C21];[.AT$1]&lt;=[.$D21]);&quot;X&quot;;&quot;&quot;)">
            <text:p/>
          </table:table-cell>
          <table:table-cell table:style-name="ce7" table:formula="of:=IF(AND([.AU$1]&gt;=[.$C21];[.AU$1]&lt;=[.$D21]);&quot;X&quot;;&quot;&quot;)">
            <text:p/>
          </table:table-cell>
          <table:table-cell table:style-name="ce7" table:formula="of:=IF(AND([.AV$1]&gt;=[.$C21];[.AV$1]&lt;=[.$D21]);&quot;X&quot;;&quot;&quot;)">
            <text:p/>
          </table:table-cell>
          <table:table-cell table:style-name="ce7" table:formula="of:=IF(AND([.AW$1]&gt;=[.$C21];[.AW$1]&lt;=[.$D21]);&quot;X&quot;;&quot;&quot;)">
            <text:p/>
          </table:table-cell>
          <table:table-cell table:style-name="Default" table:number-columns-repeated="16335"/>
        </table:table-row>
        <table:table-row table:style-name="ro1">
          <table:table-cell table:style-name="ce5" office:value-type="float" office:value="4.2" calcext:value-type="float">
            <text:p>4.2</text:p>
          </table:table-cell>
          <table:table-cell table:style-name="ce5" office:value-type="string" calcext:value-type="string">
            <text:p>Production Software Hardening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Software Architect</text:p>
          </table:table-cell>
          <table:table-cell table:style-name="ce5" office:value-type="string" calcext:value-type="string">
            <text:p>GUI Dev Soft Eng QA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.7" calcext:value-type="float">
            <text:p>3.7</text:p>
          </table:table-cell>
          <table:table-cell table:style-name="ce7" table:formula="of:=IF(AND([.J$1]&gt;=[.$C22];[.J$1]&lt;=[.$D22]);&quot;X&quot;;&quot;&quot;)">
            <text:p/>
          </table:table-cell>
          <table:table-cell table:style-name="ce7" table:formula="of:=IF(AND([.K$1]&gt;=[.$C22];[.K$1]&lt;=[.$D22]);&quot;X&quot;;&quot;&quot;)">
            <text:p/>
          </table:table-cell>
          <table:table-cell table:style-name="ce7" table:formula="of:=IF(AND([.L$1]&gt;=[.$C22];[.L$1]&lt;=[.$D22]);&quot;X&quot;;&quot;&quot;)">
            <text:p/>
          </table:table-cell>
          <table:table-cell table:style-name="ce7" table:formula="of:=IF(AND([.M$1]&gt;=[.$C22];[.M$1]&lt;=[.$D22]);&quot;X&quot;;&quot;&quot;)">
            <text:p/>
          </table:table-cell>
          <table:table-cell table:style-name="ce7" table:formula="of:=IF(AND([.N$1]&gt;=[.$C22];[.N$1]&lt;=[.$D22]);&quot;X&quot;;&quot;&quot;)">
            <text:p/>
          </table:table-cell>
          <table:table-cell table:style-name="ce7" table:formula="of:=IF(AND([.O$1]&gt;=[.$C22];[.O$1]&lt;=[.$D22]);&quot;X&quot;;&quot;&quot;)">
            <text:p/>
          </table:table-cell>
          <table:table-cell table:style-name="ce7" table:formula="of:=IF(AND([.P$1]&gt;=[.$C22];[.P$1]&lt;=[.$D22]);&quot;X&quot;;&quot;&quot;)">
            <text:p/>
          </table:table-cell>
          <table:table-cell table:style-name="ce7" table:formula="of:=IF(AND([.Q$1]&gt;=[.$C22];[.Q$1]&lt;=[.$D22]);&quot;X&quot;;&quot;&quot;)">
            <text:p/>
          </table:table-cell>
          <table:table-cell table:style-name="ce7" table:formula="of:=IF(AND([.R$1]&gt;=[.$C22];[.R$1]&lt;=[.$D22]);&quot;X&quot;;&quot;&quot;)">
            <text:p/>
          </table:table-cell>
          <table:table-cell table:style-name="ce7" table:formula="of:=IF(AND([.S$1]&gt;=[.$C22];[.S$1]&lt;=[.$D22]);&quot;X&quot;;&quot;&quot;)">
            <text:p/>
          </table:table-cell>
          <table:table-cell table:style-name="ce7" table:formula="of:=IF(AND([.T$1]&gt;=[.$C22];[.T$1]&lt;=[.$D22]);&quot;X&quot;;&quot;&quot;)">
            <text:p/>
          </table:table-cell>
          <table:table-cell table:style-name="ce7" table:formula="of:=IF(AND([.U$1]&gt;=[.$C22];[.U$1]&lt;=[.$D22]);&quot;X&quot;;&quot;&quot;)">
            <text:p/>
          </table:table-cell>
          <table:table-cell table:style-name="ce7" table:formula="of:=IF(AND([.V$1]&gt;=[.$C22];[.V$1]&lt;=[.$D22]);&quot;X&quot;;&quot;&quot;)">
            <text:p/>
          </table:table-cell>
          <table:table-cell table:style-name="ce7" table:formula="of:=IF(AND([.W$1]&gt;=[.$C22];[.W$1]&lt;=[.$D22]);&quot;X&quot;;&quot;&quot;)">
            <text:p/>
          </table:table-cell>
          <table:table-cell table:style-name="ce7" table:formula="of:=IF(AND([.X$1]&gt;=[.$C22];[.X$1]&lt;=[.$D22]);&quot;X&quot;;&quot;&quot;)">
            <text:p/>
          </table:table-cell>
          <table:table-cell table:style-name="ce7" table:formula="of:=IF(AND([.Y$1]&gt;=[.$C22];[.Y$1]&lt;=[.$D22]);&quot;X&quot;;&quot;&quot;)">
            <text:p/>
          </table:table-cell>
          <table:table-cell table:style-name="ce7" table:formula="of:=IF(AND([.Z$1]&gt;=[.$C22];[.Z$1]&lt;=[.$D22]);&quot;X&quot;;&quot;&quot;)">
            <text:p/>
          </table:table-cell>
          <table:table-cell table:style-name="ce7" table:formula="of:=IF(AND([.AA$1]&gt;=[.$C22];[.AA$1]&lt;=[.$D22]);&quot;X&quot;;&quot;&quot;)">
            <text:p/>
          </table:table-cell>
          <table:table-cell table:style-name="ce7" table:formula="of:=IF(AND([.AB$1]&gt;=[.$C22];[.AB$1]&lt;=[.$D22]);&quot;X&quot;;&quot;&quot;)">
            <text:p/>
          </table:table-cell>
          <table:table-cell table:style-name="ce7" table:formula="of:=IF(AND([.AC$1]&gt;=[.$C22];[.AC$1]&lt;=[.$D22]);&quot;X&quot;;&quot;&quot;)">
            <text:p/>
          </table:table-cell>
          <table:table-cell table:style-name="ce7" table:formula="of:=IF(AND([.AD$1]&gt;=[.$C22];[.AD$1]&lt;=[.$D22]);&quot;X&quot;;&quot;&quot;)">
            <text:p/>
          </table:table-cell>
          <table:table-cell table:style-name="ce7" table:formula="of:=IF(AND([.AE$1]&gt;=[.$C22];[.AE$1]&lt;=[.$D22]);&quot;X&quot;;&quot;&quot;)" office:value-type="string" office:string-value="X" calcext:value-type="string">
            <text:p>X</text:p>
          </table:table-cell>
          <table:table-cell table:style-name="ce7" table:formula="of:=IF(AND([.AF$1]&gt;=[.$C22];[.AF$1]&lt;=[.$D22]);&quot;X&quot;;&quot;&quot;)" office:value-type="string" office:string-value="X" calcext:value-type="string">
            <text:p>X</text:p>
          </table:table-cell>
          <table:table-cell table:style-name="ce7" table:formula="of:=IF(AND([.AG$1]&gt;=[.$C22];[.AG$1]&lt;=[.$D22]);&quot;X&quot;;&quot;&quot;)" office:value-type="string" office:string-value="X" calcext:value-type="string">
            <text:p>X</text:p>
          </table:table-cell>
          <table:table-cell table:style-name="ce7" table:formula="of:=IF(AND([.AH$1]&gt;=[.$C22];[.AH$1]&lt;=[.$D22]);&quot;X&quot;;&quot;&quot;)" office:value-type="string" office:string-value="X" calcext:value-type="string">
            <text:p>X</text:p>
          </table:table-cell>
          <table:table-cell table:style-name="ce7" table:formula="of:=IF(AND([.AI$1]&gt;=[.$C22];[.AI$1]&lt;=[.$D22]);&quot;X&quot;;&quot;&quot;)">
            <text:p/>
          </table:table-cell>
          <table:table-cell table:style-name="ce7" table:formula="of:=IF(AND([.AJ$1]&gt;=[.$C22];[.AJ$1]&lt;=[.$D22]);&quot;X&quot;;&quot;&quot;)">
            <text:p/>
          </table:table-cell>
          <table:table-cell table:style-name="ce7" table:formula="of:=IF(AND([.AK$1]&gt;=[.$C22];[.AK$1]&lt;=[.$D22]);&quot;X&quot;;&quot;&quot;)">
            <text:p/>
          </table:table-cell>
          <table:table-cell table:style-name="ce7" table:formula="of:=IF(AND([.AL$1]&gt;=[.$C22];[.AL$1]&lt;=[.$D22]);&quot;X&quot;;&quot;&quot;)">
            <text:p/>
          </table:table-cell>
          <table:table-cell table:style-name="ce7" table:formula="of:=IF(AND([.AM$1]&gt;=[.$C22];[.AM$1]&lt;=[.$D22]);&quot;X&quot;;&quot;&quot;)">
            <text:p/>
          </table:table-cell>
          <table:table-cell table:style-name="ce7" table:formula="of:=IF(AND([.AN$1]&gt;=[.$C22];[.AN$1]&lt;=[.$D22]);&quot;X&quot;;&quot;&quot;)">
            <text:p/>
          </table:table-cell>
          <table:table-cell table:style-name="ce7" table:formula="of:=IF(AND([.AO$1]&gt;=[.$C22];[.AO$1]&lt;=[.$D22]);&quot;X&quot;;&quot;&quot;)">
            <text:p/>
          </table:table-cell>
          <table:table-cell table:style-name="ce7" table:formula="of:=IF(AND([.AP$1]&gt;=[.$C22];[.AP$1]&lt;=[.$D22]);&quot;X&quot;;&quot;&quot;)">
            <text:p/>
          </table:table-cell>
          <table:table-cell table:style-name="ce7" table:formula="of:=IF(AND([.AQ$1]&gt;=[.$C22];[.AQ$1]&lt;=[.$D22]);&quot;X&quot;;&quot;&quot;)">
            <text:p/>
          </table:table-cell>
          <table:table-cell table:style-name="ce7" table:formula="of:=IF(AND([.AR$1]&gt;=[.$C22];[.AR$1]&lt;=[.$D22]);&quot;X&quot;;&quot;&quot;)">
            <text:p/>
          </table:table-cell>
          <table:table-cell table:style-name="ce7" table:formula="of:=IF(AND([.AS$1]&gt;=[.$C22];[.AS$1]&lt;=[.$D22]);&quot;X&quot;;&quot;&quot;)">
            <text:p/>
          </table:table-cell>
          <table:table-cell table:style-name="ce7" table:formula="of:=IF(AND([.AT$1]&gt;=[.$C22];[.AT$1]&lt;=[.$D22]);&quot;X&quot;;&quot;&quot;)">
            <text:p/>
          </table:table-cell>
          <table:table-cell table:style-name="ce7" table:formula="of:=IF(AND([.AU$1]&gt;=[.$C22];[.AU$1]&lt;=[.$D22]);&quot;X&quot;;&quot;&quot;)">
            <text:p/>
          </table:table-cell>
          <table:table-cell table:style-name="ce7" table:formula="of:=IF(AND([.AV$1]&gt;=[.$C22];[.AV$1]&lt;=[.$D22]);&quot;X&quot;;&quot;&quot;)">
            <text:p/>
          </table:table-cell>
          <table:table-cell table:style-name="ce7" table:formula="of:=IF(AND([.AW$1]&gt;=[.$C22];[.AW$1]&lt;=[.$D22]);&quot;X&quot;;&quot;&quot;)">
            <text:p/>
          </table:table-cell>
          <table:table-cell table:style-name="Default" table:number-columns-repeated="16335"/>
        </table:table-row>
        <table:table-row table:style-name="ro1">
          <table:table-cell table:style-name="ce5" office:value-type="float" office:value="4.3" calcext:value-type="float">
            <text:p>4.3</text:p>
          </table:table-cell>
          <table:table-cell table:style-name="ce5" office:value-type="string" calcext:value-type="string">
            <text:p>Hardware &amp; Software Integration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Software Architect</text:p>
          </table:table-cell>
          <table:table-cell table:style-name="ce5" office:value-type="string" calcext:value-type="string">
            <text:p>Systems Eng Soft Team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4.1 4.2</text:p>
          </table:table-cell>
          <table:table-cell table:style-name="ce7" table:formula="of:=IF(AND([.J$1]&gt;=[.$C23];[.J$1]&lt;=[.$D23]);&quot;X&quot;;&quot;&quot;)">
            <text:p/>
          </table:table-cell>
          <table:table-cell table:style-name="ce7" table:formula="of:=IF(AND([.K$1]&gt;=[.$C23];[.K$1]&lt;=[.$D23]);&quot;X&quot;;&quot;&quot;)">
            <text:p/>
          </table:table-cell>
          <table:table-cell table:style-name="ce7" table:formula="of:=IF(AND([.L$1]&gt;=[.$C23];[.L$1]&lt;=[.$D23]);&quot;X&quot;;&quot;&quot;)">
            <text:p/>
          </table:table-cell>
          <table:table-cell table:style-name="ce7" table:formula="of:=IF(AND([.M$1]&gt;=[.$C23];[.M$1]&lt;=[.$D23]);&quot;X&quot;;&quot;&quot;)">
            <text:p/>
          </table:table-cell>
          <table:table-cell table:style-name="ce7" table:formula="of:=IF(AND([.N$1]&gt;=[.$C23];[.N$1]&lt;=[.$D23]);&quot;X&quot;;&quot;&quot;)">
            <text:p/>
          </table:table-cell>
          <table:table-cell table:style-name="ce7" table:formula="of:=IF(AND([.O$1]&gt;=[.$C23];[.O$1]&lt;=[.$D23]);&quot;X&quot;;&quot;&quot;)">
            <text:p/>
          </table:table-cell>
          <table:table-cell table:style-name="ce7" table:formula="of:=IF(AND([.P$1]&gt;=[.$C23];[.P$1]&lt;=[.$D23]);&quot;X&quot;;&quot;&quot;)">
            <text:p/>
          </table:table-cell>
          <table:table-cell table:style-name="ce7" table:formula="of:=IF(AND([.Q$1]&gt;=[.$C23];[.Q$1]&lt;=[.$D23]);&quot;X&quot;;&quot;&quot;)">
            <text:p/>
          </table:table-cell>
          <table:table-cell table:style-name="ce7" table:formula="of:=IF(AND([.R$1]&gt;=[.$C23];[.R$1]&lt;=[.$D23]);&quot;X&quot;;&quot;&quot;)">
            <text:p/>
          </table:table-cell>
          <table:table-cell table:style-name="ce7" table:formula="of:=IF(AND([.S$1]&gt;=[.$C23];[.S$1]&lt;=[.$D23]);&quot;X&quot;;&quot;&quot;)">
            <text:p/>
          </table:table-cell>
          <table:table-cell table:style-name="ce7" table:formula="of:=IF(AND([.T$1]&gt;=[.$C23];[.T$1]&lt;=[.$D23]);&quot;X&quot;;&quot;&quot;)">
            <text:p/>
          </table:table-cell>
          <table:table-cell table:style-name="ce7" table:formula="of:=IF(AND([.U$1]&gt;=[.$C23];[.U$1]&lt;=[.$D23]);&quot;X&quot;;&quot;&quot;)">
            <text:p/>
          </table:table-cell>
          <table:table-cell table:style-name="ce7" table:formula="of:=IF(AND([.V$1]&gt;=[.$C23];[.V$1]&lt;=[.$D23]);&quot;X&quot;;&quot;&quot;)">
            <text:p/>
          </table:table-cell>
          <table:table-cell table:style-name="ce7" table:formula="of:=IF(AND([.W$1]&gt;=[.$C23];[.W$1]&lt;=[.$D23]);&quot;X&quot;;&quot;&quot;)">
            <text:p/>
          </table:table-cell>
          <table:table-cell table:style-name="ce7" table:formula="of:=IF(AND([.X$1]&gt;=[.$C23];[.X$1]&lt;=[.$D23]);&quot;X&quot;;&quot;&quot;)">
            <text:p/>
          </table:table-cell>
          <table:table-cell table:style-name="ce7" table:formula="of:=IF(AND([.Y$1]&gt;=[.$C23];[.Y$1]&lt;=[.$D23]);&quot;X&quot;;&quot;&quot;)">
            <text:p/>
          </table:table-cell>
          <table:table-cell table:style-name="ce7" table:formula="of:=IF(AND([.Z$1]&gt;=[.$C23];[.Z$1]&lt;=[.$D23]);&quot;X&quot;;&quot;&quot;)">
            <text:p/>
          </table:table-cell>
          <table:table-cell table:style-name="ce7" table:formula="of:=IF(AND([.AA$1]&gt;=[.$C23];[.AA$1]&lt;=[.$D23]);&quot;X&quot;;&quot;&quot;)">
            <text:p/>
          </table:table-cell>
          <table:table-cell table:style-name="ce7" table:formula="of:=IF(AND([.AB$1]&gt;=[.$C23];[.AB$1]&lt;=[.$D23]);&quot;X&quot;;&quot;&quot;)">
            <text:p/>
          </table:table-cell>
          <table:table-cell table:style-name="ce7" table:formula="of:=IF(AND([.AC$1]&gt;=[.$C23];[.AC$1]&lt;=[.$D23]);&quot;X&quot;;&quot;&quot;)">
            <text:p/>
          </table:table-cell>
          <table:table-cell table:style-name="ce7" table:formula="of:=IF(AND([.AD$1]&gt;=[.$C23];[.AD$1]&lt;=[.$D23]);&quot;X&quot;;&quot;&quot;)">
            <text:p/>
          </table:table-cell>
          <table:table-cell table:style-name="ce7" table:formula="of:=IF(AND([.AE$1]&gt;=[.$C23];[.AE$1]&lt;=[.$D23]);&quot;X&quot;;&quot;&quot;)">
            <text:p/>
          </table:table-cell>
          <table:table-cell table:style-name="ce7" table:formula="of:=IF(AND([.AF$1]&gt;=[.$C23];[.AF$1]&lt;=[.$D23]);&quot;X&quot;;&quot;&quot;)">
            <text:p/>
          </table:table-cell>
          <table:table-cell table:style-name="ce7" table:formula="of:=IF(AND([.AG$1]&gt;=[.$C23];[.AG$1]&lt;=[.$D23]);&quot;X&quot;;&quot;&quot;)">
            <text:p/>
          </table:table-cell>
          <table:table-cell table:style-name="ce7" table:formula="of:=IF(AND([.AH$1]&gt;=[.$C23];[.AH$1]&lt;=[.$D23]);&quot;X&quot;;&quot;&quot;)" office:value-type="string" office:string-value="X" calcext:value-type="string">
            <text:p>X</text:p>
          </table:table-cell>
          <table:table-cell table:style-name="ce7" table:formula="of:=IF(AND([.AI$1]&gt;=[.$C23];[.AI$1]&lt;=[.$D23]);&quot;X&quot;;&quot;&quot;)" office:value-type="string" office:string-value="X" calcext:value-type="string">
            <text:p>X</text:p>
          </table:table-cell>
          <table:table-cell table:style-name="ce7" table:formula="of:=IF(AND([.AJ$1]&gt;=[.$C23];[.AJ$1]&lt;=[.$D23]);&quot;X&quot;;&quot;&quot;)" office:value-type="string" office:string-value="X" calcext:value-type="string">
            <text:p>X</text:p>
          </table:table-cell>
          <table:table-cell table:style-name="ce7" table:formula="of:=IF(AND([.AK$1]&gt;=[.$C23];[.AK$1]&lt;=[.$D23]);&quot;X&quot;;&quot;&quot;)">
            <text:p/>
          </table:table-cell>
          <table:table-cell table:style-name="ce7" table:formula="of:=IF(AND([.AL$1]&gt;=[.$C23];[.AL$1]&lt;=[.$D23]);&quot;X&quot;;&quot;&quot;)">
            <text:p/>
          </table:table-cell>
          <table:table-cell table:style-name="ce7" table:formula="of:=IF(AND([.AM$1]&gt;=[.$C23];[.AM$1]&lt;=[.$D23]);&quot;X&quot;;&quot;&quot;)">
            <text:p/>
          </table:table-cell>
          <table:table-cell table:style-name="ce7" table:formula="of:=IF(AND([.AN$1]&gt;=[.$C23];[.AN$1]&lt;=[.$D23]);&quot;X&quot;;&quot;&quot;)">
            <text:p/>
          </table:table-cell>
          <table:table-cell table:style-name="ce7" table:formula="of:=IF(AND([.AO$1]&gt;=[.$C23];[.AO$1]&lt;=[.$D23]);&quot;X&quot;;&quot;&quot;)">
            <text:p/>
          </table:table-cell>
          <table:table-cell table:style-name="ce7" table:formula="of:=IF(AND([.AP$1]&gt;=[.$C23];[.AP$1]&lt;=[.$D23]);&quot;X&quot;;&quot;&quot;)">
            <text:p/>
          </table:table-cell>
          <table:table-cell table:style-name="ce7" table:formula="of:=IF(AND([.AQ$1]&gt;=[.$C23];[.AQ$1]&lt;=[.$D23]);&quot;X&quot;;&quot;&quot;)">
            <text:p/>
          </table:table-cell>
          <table:table-cell table:style-name="ce7" table:formula="of:=IF(AND([.AR$1]&gt;=[.$C23];[.AR$1]&lt;=[.$D23]);&quot;X&quot;;&quot;&quot;)">
            <text:p/>
          </table:table-cell>
          <table:table-cell table:style-name="ce7" table:formula="of:=IF(AND([.AS$1]&gt;=[.$C23];[.AS$1]&lt;=[.$D23]);&quot;X&quot;;&quot;&quot;)">
            <text:p/>
          </table:table-cell>
          <table:table-cell table:style-name="ce7" table:formula="of:=IF(AND([.AT$1]&gt;=[.$C23];[.AT$1]&lt;=[.$D23]);&quot;X&quot;;&quot;&quot;)">
            <text:p/>
          </table:table-cell>
          <table:table-cell table:style-name="ce7" table:formula="of:=IF(AND([.AU$1]&gt;=[.$C23];[.AU$1]&lt;=[.$D23]);&quot;X&quot;;&quot;&quot;)">
            <text:p/>
          </table:table-cell>
          <table:table-cell table:style-name="ce7" table:formula="of:=IF(AND([.AV$1]&gt;=[.$C23];[.AV$1]&lt;=[.$D23]);&quot;X&quot;;&quot;&quot;)">
            <text:p/>
          </table:table-cell>
          <table:table-cell table:style-name="ce7" table:formula="of:=IF(AND([.AW$1]&gt;=[.$C23];[.AW$1]&lt;=[.$D23]);&quot;X&quot;;&quot;&quot;)">
            <text:p/>
          </table:table-cell>
          <table:table-cell table:style-name="Default" table:number-columns-repeated="16335"/>
        </table:table-row>
        <table:table-row table:style-name="ro1">
          <table:table-cell table:style-name="ce5" office:value-type="float" office:value="4.4" calcext:value-type="float">
            <text:p>4.4</text:p>
          </table:table-cell>
          <table:table-cell table:style-name="ce5" office:value-type="string" calcext:value-type="string">
            <text:p>ATP Procedure &amp; Execution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QA Lead</text:p>
          </table:table-cell>
          <table:table-cell table:style-name="ce5" office:value-type="string" calcext:value-type="string">
            <text:p>PM All Teams DRDO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.3" calcext:value-type="float">
            <text:p>4.3</text:p>
          </table:table-cell>
          <table:table-cell table:style-name="ce7" table:formula="of:=IF(AND([.J$1]&gt;=[.$C24];[.J$1]&lt;=[.$D24]);&quot;X&quot;;&quot;&quot;)">
            <text:p/>
          </table:table-cell>
          <table:table-cell table:style-name="ce7" table:formula="of:=IF(AND([.K$1]&gt;=[.$C24];[.K$1]&lt;=[.$D24]);&quot;X&quot;;&quot;&quot;)">
            <text:p/>
          </table:table-cell>
          <table:table-cell table:style-name="ce7" table:formula="of:=IF(AND([.L$1]&gt;=[.$C24];[.L$1]&lt;=[.$D24]);&quot;X&quot;;&quot;&quot;)">
            <text:p/>
          </table:table-cell>
          <table:table-cell table:style-name="ce7" table:formula="of:=IF(AND([.M$1]&gt;=[.$C24];[.M$1]&lt;=[.$D24]);&quot;X&quot;;&quot;&quot;)">
            <text:p/>
          </table:table-cell>
          <table:table-cell table:style-name="ce7" table:formula="of:=IF(AND([.N$1]&gt;=[.$C24];[.N$1]&lt;=[.$D24]);&quot;X&quot;;&quot;&quot;)">
            <text:p/>
          </table:table-cell>
          <table:table-cell table:style-name="ce7" table:formula="of:=IF(AND([.O$1]&gt;=[.$C24];[.O$1]&lt;=[.$D24]);&quot;X&quot;;&quot;&quot;)">
            <text:p/>
          </table:table-cell>
          <table:table-cell table:style-name="ce7" table:formula="of:=IF(AND([.P$1]&gt;=[.$C24];[.P$1]&lt;=[.$D24]);&quot;X&quot;;&quot;&quot;)">
            <text:p/>
          </table:table-cell>
          <table:table-cell table:style-name="ce7" table:formula="of:=IF(AND([.Q$1]&gt;=[.$C24];[.Q$1]&lt;=[.$D24]);&quot;X&quot;;&quot;&quot;)">
            <text:p/>
          </table:table-cell>
          <table:table-cell table:style-name="ce7" table:formula="of:=IF(AND([.R$1]&gt;=[.$C24];[.R$1]&lt;=[.$D24]);&quot;X&quot;;&quot;&quot;)">
            <text:p/>
          </table:table-cell>
          <table:table-cell table:style-name="ce7" table:formula="of:=IF(AND([.S$1]&gt;=[.$C24];[.S$1]&lt;=[.$D24]);&quot;X&quot;;&quot;&quot;)">
            <text:p/>
          </table:table-cell>
          <table:table-cell table:style-name="ce7" table:formula="of:=IF(AND([.T$1]&gt;=[.$C24];[.T$1]&lt;=[.$D24]);&quot;X&quot;;&quot;&quot;)">
            <text:p/>
          </table:table-cell>
          <table:table-cell table:style-name="ce7" table:formula="of:=IF(AND([.U$1]&gt;=[.$C24];[.U$1]&lt;=[.$D24]);&quot;X&quot;;&quot;&quot;)">
            <text:p/>
          </table:table-cell>
          <table:table-cell table:style-name="ce7" table:formula="of:=IF(AND([.V$1]&gt;=[.$C24];[.V$1]&lt;=[.$D24]);&quot;X&quot;;&quot;&quot;)">
            <text:p/>
          </table:table-cell>
          <table:table-cell table:style-name="ce7" table:formula="of:=IF(AND([.W$1]&gt;=[.$C24];[.W$1]&lt;=[.$D24]);&quot;X&quot;;&quot;&quot;)">
            <text:p/>
          </table:table-cell>
          <table:table-cell table:style-name="ce7" table:formula="of:=IF(AND([.X$1]&gt;=[.$C24];[.X$1]&lt;=[.$D24]);&quot;X&quot;;&quot;&quot;)">
            <text:p/>
          </table:table-cell>
          <table:table-cell table:style-name="ce7" table:formula="of:=IF(AND([.Y$1]&gt;=[.$C24];[.Y$1]&lt;=[.$D24]);&quot;X&quot;;&quot;&quot;)">
            <text:p/>
          </table:table-cell>
          <table:table-cell table:style-name="ce7" table:formula="of:=IF(AND([.Z$1]&gt;=[.$C24];[.Z$1]&lt;=[.$D24]);&quot;X&quot;;&quot;&quot;)">
            <text:p/>
          </table:table-cell>
          <table:table-cell table:style-name="ce7" table:formula="of:=IF(AND([.AA$1]&gt;=[.$C24];[.AA$1]&lt;=[.$D24]);&quot;X&quot;;&quot;&quot;)">
            <text:p/>
          </table:table-cell>
          <table:table-cell table:style-name="ce7" table:formula="of:=IF(AND([.AB$1]&gt;=[.$C24];[.AB$1]&lt;=[.$D24]);&quot;X&quot;;&quot;&quot;)">
            <text:p/>
          </table:table-cell>
          <table:table-cell table:style-name="ce7" table:formula="of:=IF(AND([.AC$1]&gt;=[.$C24];[.AC$1]&lt;=[.$D24]);&quot;X&quot;;&quot;&quot;)">
            <text:p/>
          </table:table-cell>
          <table:table-cell table:style-name="ce7" table:formula="of:=IF(AND([.AD$1]&gt;=[.$C24];[.AD$1]&lt;=[.$D24]);&quot;X&quot;;&quot;&quot;)">
            <text:p/>
          </table:table-cell>
          <table:table-cell table:style-name="ce7" table:formula="of:=IF(AND([.AE$1]&gt;=[.$C24];[.AE$1]&lt;=[.$D24]);&quot;X&quot;;&quot;&quot;)">
            <text:p/>
          </table:table-cell>
          <table:table-cell table:style-name="ce7" table:formula="of:=IF(AND([.AF$1]&gt;=[.$C24];[.AF$1]&lt;=[.$D24]);&quot;X&quot;;&quot;&quot;)">
            <text:p/>
          </table:table-cell>
          <table:table-cell table:style-name="ce7" table:formula="of:=IF(AND([.AG$1]&gt;=[.$C24];[.AG$1]&lt;=[.$D24]);&quot;X&quot;;&quot;&quot;)">
            <text:p/>
          </table:table-cell>
          <table:table-cell table:style-name="ce7" table:formula="of:=IF(AND([.AH$1]&gt;=[.$C24];[.AH$1]&lt;=[.$D24]);&quot;X&quot;;&quot;&quot;)">
            <text:p/>
          </table:table-cell>
          <table:table-cell table:style-name="ce7" table:formula="of:=IF(AND([.AI$1]&gt;=[.$C24];[.AI$1]&lt;=[.$D24]);&quot;X&quot;;&quot;&quot;)">
            <text:p/>
          </table:table-cell>
          <table:table-cell table:style-name="ce7" table:formula="of:=IF(AND([.AJ$1]&gt;=[.$C24];[.AJ$1]&lt;=[.$D24]);&quot;X&quot;;&quot;&quot;)">
            <text:p/>
          </table:table-cell>
          <table:table-cell table:style-name="ce7" table:formula="of:=IF(AND([.AK$1]&gt;=[.$C24];[.AK$1]&lt;=[.$D24]);&quot;X&quot;;&quot;&quot;)" office:value-type="string" office:string-value="X" calcext:value-type="string">
            <text:p>X</text:p>
          </table:table-cell>
          <table:table-cell table:style-name="ce7" table:formula="of:=IF(AND([.AL$1]&gt;=[.$C24];[.AL$1]&lt;=[.$D24]);&quot;X&quot;;&quot;&quot;)" office:value-type="string" office:string-value="X" calcext:value-type="string">
            <text:p>X</text:p>
          </table:table-cell>
          <table:table-cell table:style-name="ce7" table:formula="of:=IF(AND([.AM$1]&gt;=[.$C24];[.AM$1]&lt;=[.$D24]);&quot;X&quot;;&quot;&quot;)" office:value-type="string" office:string-value="X" calcext:value-type="string">
            <text:p>X</text:p>
          </table:table-cell>
          <table:table-cell table:style-name="ce7" table:formula="of:=IF(AND([.AN$1]&gt;=[.$C24];[.AN$1]&lt;=[.$D24]);&quot;X&quot;;&quot;&quot;)" office:value-type="string" office:string-value="X" calcext:value-type="string">
            <text:p>X</text:p>
          </table:table-cell>
          <table:table-cell table:style-name="ce7" table:formula="of:=IF(AND([.AO$1]&gt;=[.$C24];[.AO$1]&lt;=[.$D24]);&quot;X&quot;;&quot;&quot;)">
            <text:p/>
          </table:table-cell>
          <table:table-cell table:style-name="ce7" table:formula="of:=IF(AND([.AP$1]&gt;=[.$C24];[.AP$1]&lt;=[.$D24]);&quot;X&quot;;&quot;&quot;)">
            <text:p/>
          </table:table-cell>
          <table:table-cell table:style-name="ce7" table:formula="of:=IF(AND([.AQ$1]&gt;=[.$C24];[.AQ$1]&lt;=[.$D24]);&quot;X&quot;;&quot;&quot;)">
            <text:p/>
          </table:table-cell>
          <table:table-cell table:style-name="ce7" table:formula="of:=IF(AND([.AR$1]&gt;=[.$C24];[.AR$1]&lt;=[.$D24]);&quot;X&quot;;&quot;&quot;)">
            <text:p/>
          </table:table-cell>
          <table:table-cell table:style-name="ce7" table:formula="of:=IF(AND([.AS$1]&gt;=[.$C24];[.AS$1]&lt;=[.$D24]);&quot;X&quot;;&quot;&quot;)">
            <text:p/>
          </table:table-cell>
          <table:table-cell table:style-name="ce7" table:formula="of:=IF(AND([.AT$1]&gt;=[.$C24];[.AT$1]&lt;=[.$D24]);&quot;X&quot;;&quot;&quot;)">
            <text:p/>
          </table:table-cell>
          <table:table-cell table:style-name="ce7" table:formula="of:=IF(AND([.AU$1]&gt;=[.$C24];[.AU$1]&lt;=[.$D24]);&quot;X&quot;;&quot;&quot;)">
            <text:p/>
          </table:table-cell>
          <table:table-cell table:style-name="ce7" table:formula="of:=IF(AND([.AV$1]&gt;=[.$C24];[.AV$1]&lt;=[.$D24]);&quot;X&quot;;&quot;&quot;)">
            <text:p/>
          </table:table-cell>
          <table:table-cell table:style-name="ce7" table:formula="of:=IF(AND([.AW$1]&gt;=[.$C24];[.AW$1]&lt;=[.$D24]);&quot;X&quot;;&quot;&quot;)">
            <text:p/>
          </table:table-cell>
          <table:table-cell table:style-name="Default" table:number-columns-repeated="16335"/>
        </table:table-row>
        <table:table-row table:style-name="ro1">
          <table:table-cell table:style-name="ce5" office:value-type="float" office:value="4.5" calcext:value-type="float">
            <text:p>4.5</text:p>
          </table:table-cell>
          <table:table-cell table:style-name="ce5" office:value-type="string" calcext:value-type="string">
            <text:p>On-Site Model Training &amp; Validation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Lead ML/AI Scientist</text:p>
          </table:table-cell>
          <table:table-cell table:style-name="ce5" office:value-type="string" calcext:value-type="string">
            <text:p>Data Eng Lead Thermo J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.2" calcext:value-type="float">
            <text:p>4.2</text:p>
          </table:table-cell>
          <table:table-cell table:style-name="ce7" table:formula="of:=IF(AND([.J$1]&gt;=[.$C25];[.J$1]&lt;=[.$D25]);&quot;X&quot;;&quot;&quot;)">
            <text:p/>
          </table:table-cell>
          <table:table-cell table:style-name="ce7" table:formula="of:=IF(AND([.K$1]&gt;=[.$C25];[.K$1]&lt;=[.$D25]);&quot;X&quot;;&quot;&quot;)">
            <text:p/>
          </table:table-cell>
          <table:table-cell table:style-name="ce7" table:formula="of:=IF(AND([.L$1]&gt;=[.$C25];[.L$1]&lt;=[.$D25]);&quot;X&quot;;&quot;&quot;)">
            <text:p/>
          </table:table-cell>
          <table:table-cell table:style-name="ce7" table:formula="of:=IF(AND([.M$1]&gt;=[.$C25];[.M$1]&lt;=[.$D25]);&quot;X&quot;;&quot;&quot;)">
            <text:p/>
          </table:table-cell>
          <table:table-cell table:style-name="ce7" table:formula="of:=IF(AND([.N$1]&gt;=[.$C25];[.N$1]&lt;=[.$D25]);&quot;X&quot;;&quot;&quot;)">
            <text:p/>
          </table:table-cell>
          <table:table-cell table:style-name="ce7" table:formula="of:=IF(AND([.O$1]&gt;=[.$C25];[.O$1]&lt;=[.$D25]);&quot;X&quot;;&quot;&quot;)">
            <text:p/>
          </table:table-cell>
          <table:table-cell table:style-name="ce7" table:formula="of:=IF(AND([.P$1]&gt;=[.$C25];[.P$1]&lt;=[.$D25]);&quot;X&quot;;&quot;&quot;)">
            <text:p/>
          </table:table-cell>
          <table:table-cell table:style-name="ce7" table:formula="of:=IF(AND([.Q$1]&gt;=[.$C25];[.Q$1]&lt;=[.$D25]);&quot;X&quot;;&quot;&quot;)">
            <text:p/>
          </table:table-cell>
          <table:table-cell table:style-name="ce7" table:formula="of:=IF(AND([.R$1]&gt;=[.$C25];[.R$1]&lt;=[.$D25]);&quot;X&quot;;&quot;&quot;)">
            <text:p/>
          </table:table-cell>
          <table:table-cell table:style-name="ce7" table:formula="of:=IF(AND([.S$1]&gt;=[.$C25];[.S$1]&lt;=[.$D25]);&quot;X&quot;;&quot;&quot;)">
            <text:p/>
          </table:table-cell>
          <table:table-cell table:style-name="ce7" table:formula="of:=IF(AND([.T$1]&gt;=[.$C25];[.T$1]&lt;=[.$D25]);&quot;X&quot;;&quot;&quot;)">
            <text:p/>
          </table:table-cell>
          <table:table-cell table:style-name="ce7" table:formula="of:=IF(AND([.U$1]&gt;=[.$C25];[.U$1]&lt;=[.$D25]);&quot;X&quot;;&quot;&quot;)">
            <text:p/>
          </table:table-cell>
          <table:table-cell table:style-name="ce7" table:formula="of:=IF(AND([.V$1]&gt;=[.$C25];[.V$1]&lt;=[.$D25]);&quot;X&quot;;&quot;&quot;)">
            <text:p/>
          </table:table-cell>
          <table:table-cell table:style-name="ce7" table:formula="of:=IF(AND([.W$1]&gt;=[.$C25];[.W$1]&lt;=[.$D25]);&quot;X&quot;;&quot;&quot;)">
            <text:p/>
          </table:table-cell>
          <table:table-cell table:style-name="ce7" table:formula="of:=IF(AND([.X$1]&gt;=[.$C25];[.X$1]&lt;=[.$D25]);&quot;X&quot;;&quot;&quot;)">
            <text:p/>
          </table:table-cell>
          <table:table-cell table:style-name="ce7" table:formula="of:=IF(AND([.Y$1]&gt;=[.$C25];[.Y$1]&lt;=[.$D25]);&quot;X&quot;;&quot;&quot;)">
            <text:p/>
          </table:table-cell>
          <table:table-cell table:style-name="ce7" table:formula="of:=IF(AND([.Z$1]&gt;=[.$C25];[.Z$1]&lt;=[.$D25]);&quot;X&quot;;&quot;&quot;)">
            <text:p/>
          </table:table-cell>
          <table:table-cell table:style-name="ce7" table:formula="of:=IF(AND([.AA$1]&gt;=[.$C25];[.AA$1]&lt;=[.$D25]);&quot;X&quot;;&quot;&quot;)">
            <text:p/>
          </table:table-cell>
          <table:table-cell table:style-name="ce7" table:formula="of:=IF(AND([.AB$1]&gt;=[.$C25];[.AB$1]&lt;=[.$D25]);&quot;X&quot;;&quot;&quot;)">
            <text:p/>
          </table:table-cell>
          <table:table-cell table:style-name="ce7" table:formula="of:=IF(AND([.AC$1]&gt;=[.$C25];[.AC$1]&lt;=[.$D25]);&quot;X&quot;;&quot;&quot;)">
            <text:p/>
          </table:table-cell>
          <table:table-cell table:style-name="ce7" table:formula="of:=IF(AND([.AD$1]&gt;=[.$C25];[.AD$1]&lt;=[.$D25]);&quot;X&quot;;&quot;&quot;)">
            <text:p/>
          </table:table-cell>
          <table:table-cell table:style-name="ce7" table:formula="of:=IF(AND([.AE$1]&gt;=[.$C25];[.AE$1]&lt;=[.$D25]);&quot;X&quot;;&quot;&quot;)">
            <text:p/>
          </table:table-cell>
          <table:table-cell table:style-name="ce7" table:formula="of:=IF(AND([.AF$1]&gt;=[.$C25];[.AF$1]&lt;=[.$D25]);&quot;X&quot;;&quot;&quot;)">
            <text:p/>
          </table:table-cell>
          <table:table-cell table:style-name="ce7" table:formula="of:=IF(AND([.AG$1]&gt;=[.$C25];[.AG$1]&lt;=[.$D25]);&quot;X&quot;;&quot;&quot;)" office:value-type="string" office:string-value="X" calcext:value-type="string">
            <text:p>X</text:p>
          </table:table-cell>
          <table:table-cell table:style-name="ce7" table:formula="of:=IF(AND([.AH$1]&gt;=[.$C25];[.AH$1]&lt;=[.$D25]);&quot;X&quot;;&quot;&quot;)" office:value-type="string" office:string-value="X" calcext:value-type="string">
            <text:p>X</text:p>
          </table:table-cell>
          <table:table-cell table:style-name="ce7" table:formula="of:=IF(AND([.AI$1]&gt;=[.$C25];[.AI$1]&lt;=[.$D25]);&quot;X&quot;;&quot;&quot;)" office:value-type="string" office:string-value="X" calcext:value-type="string">
            <text:p>X</text:p>
          </table:table-cell>
          <table:table-cell table:style-name="ce7" table:formula="of:=IF(AND([.AJ$1]&gt;=[.$C25];[.AJ$1]&lt;=[.$D25]);&quot;X&quot;;&quot;&quot;)" office:value-type="string" office:string-value="X" calcext:value-type="string">
            <text:p>X</text:p>
          </table:table-cell>
          <table:table-cell table:style-name="ce7" table:formula="of:=IF(AND([.AK$1]&gt;=[.$C25];[.AK$1]&lt;=[.$D25]);&quot;X&quot;;&quot;&quot;)" office:value-type="string" office:string-value="X" calcext:value-type="string">
            <text:p>X</text:p>
          </table:table-cell>
          <table:table-cell table:style-name="ce7" table:formula="of:=IF(AND([.AL$1]&gt;=[.$C25];[.AL$1]&lt;=[.$D25]);&quot;X&quot;;&quot;&quot;)">
            <text:p/>
          </table:table-cell>
          <table:table-cell table:style-name="ce7" table:formula="of:=IF(AND([.AM$1]&gt;=[.$C25];[.AM$1]&lt;=[.$D25]);&quot;X&quot;;&quot;&quot;)">
            <text:p/>
          </table:table-cell>
          <table:table-cell table:style-name="ce7" table:formula="of:=IF(AND([.AN$1]&gt;=[.$C25];[.AN$1]&lt;=[.$D25]);&quot;X&quot;;&quot;&quot;)">
            <text:p/>
          </table:table-cell>
          <table:table-cell table:style-name="ce7" table:formula="of:=IF(AND([.AO$1]&gt;=[.$C25];[.AO$1]&lt;=[.$D25]);&quot;X&quot;;&quot;&quot;)">
            <text:p/>
          </table:table-cell>
          <table:table-cell table:style-name="ce7" table:formula="of:=IF(AND([.AP$1]&gt;=[.$C25];[.AP$1]&lt;=[.$D25]);&quot;X&quot;;&quot;&quot;)">
            <text:p/>
          </table:table-cell>
          <table:table-cell table:style-name="ce7" table:formula="of:=IF(AND([.AQ$1]&gt;=[.$C25];[.AQ$1]&lt;=[.$D25]);&quot;X&quot;;&quot;&quot;)">
            <text:p/>
          </table:table-cell>
          <table:table-cell table:style-name="ce7" table:formula="of:=IF(AND([.AR$1]&gt;=[.$C25];[.AR$1]&lt;=[.$D25]);&quot;X&quot;;&quot;&quot;)">
            <text:p/>
          </table:table-cell>
          <table:table-cell table:style-name="ce7" table:formula="of:=IF(AND([.AS$1]&gt;=[.$C25];[.AS$1]&lt;=[.$D25]);&quot;X&quot;;&quot;&quot;)">
            <text:p/>
          </table:table-cell>
          <table:table-cell table:style-name="ce7" table:formula="of:=IF(AND([.AT$1]&gt;=[.$C25];[.AT$1]&lt;=[.$D25]);&quot;X&quot;;&quot;&quot;)">
            <text:p/>
          </table:table-cell>
          <table:table-cell table:style-name="ce7" table:formula="of:=IF(AND([.AU$1]&gt;=[.$C25];[.AU$1]&lt;=[.$D25]);&quot;X&quot;;&quot;&quot;)">
            <text:p/>
          </table:table-cell>
          <table:table-cell table:style-name="ce7" table:formula="of:=IF(AND([.AV$1]&gt;=[.$C25];[.AV$1]&lt;=[.$D25]);&quot;X&quot;;&quot;&quot;)">
            <text:p/>
          </table:table-cell>
          <table:table-cell table:style-name="ce7" table:formula="of:=IF(AND([.AW$1]&gt;=[.$C25];[.AW$1]&lt;=[.$D25]);&quot;X&quot;;&quot;&quot;)">
            <text:p/>
          </table:table-cell>
          <table:table-cell table:style-name="Default" table:number-columns-repeated="16335"/>
        </table:table-row>
        <table:table-row table:style-name="ro1">
          <table:table-cell table:style-name="ce5" office:value-type="float" office:value="4.6" calcext:value-type="float">
            <text:p>4.6</text:p>
          </table:table-cell>
          <table:table-cell table:style-name="ce5" office:value-type="string" calcext:value-type="string">
            <text:p>Acceptance Reports &amp; Final Sign-off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QA Lead</text:p>
          </table:table-cell>
          <table:table-cell table:style-name="ce5" office:value-type="string" calcext:value-type="string">
            <text:p>PM Systems En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4.4 4.5</text:p>
          </table:table-cell>
          <table:table-cell table:style-name="ce7" table:formula="of:=IF(AND([.J$1]&gt;=[.$C26];[.J$1]&lt;=[.$D26]);&quot;X&quot;;&quot;&quot;)">
            <text:p/>
          </table:table-cell>
          <table:table-cell table:style-name="ce7" table:formula="of:=IF(AND([.K$1]&gt;=[.$C26];[.K$1]&lt;=[.$D26]);&quot;X&quot;;&quot;&quot;)">
            <text:p/>
          </table:table-cell>
          <table:table-cell table:style-name="ce7" table:formula="of:=IF(AND([.L$1]&gt;=[.$C26];[.L$1]&lt;=[.$D26]);&quot;X&quot;;&quot;&quot;)">
            <text:p/>
          </table:table-cell>
          <table:table-cell table:style-name="ce7" table:formula="of:=IF(AND([.M$1]&gt;=[.$C26];[.M$1]&lt;=[.$D26]);&quot;X&quot;;&quot;&quot;)">
            <text:p/>
          </table:table-cell>
          <table:table-cell table:style-name="ce7" table:formula="of:=IF(AND([.N$1]&gt;=[.$C26];[.N$1]&lt;=[.$D26]);&quot;X&quot;;&quot;&quot;)">
            <text:p/>
          </table:table-cell>
          <table:table-cell table:style-name="ce7" table:formula="of:=IF(AND([.O$1]&gt;=[.$C26];[.O$1]&lt;=[.$D26]);&quot;X&quot;;&quot;&quot;)">
            <text:p/>
          </table:table-cell>
          <table:table-cell table:style-name="ce7" table:formula="of:=IF(AND([.P$1]&gt;=[.$C26];[.P$1]&lt;=[.$D26]);&quot;X&quot;;&quot;&quot;)">
            <text:p/>
          </table:table-cell>
          <table:table-cell table:style-name="ce7" table:formula="of:=IF(AND([.Q$1]&gt;=[.$C26];[.Q$1]&lt;=[.$D26]);&quot;X&quot;;&quot;&quot;)">
            <text:p/>
          </table:table-cell>
          <table:table-cell table:style-name="ce7" table:formula="of:=IF(AND([.R$1]&gt;=[.$C26];[.R$1]&lt;=[.$D26]);&quot;X&quot;;&quot;&quot;)">
            <text:p/>
          </table:table-cell>
          <table:table-cell table:style-name="ce7" table:formula="of:=IF(AND([.S$1]&gt;=[.$C26];[.S$1]&lt;=[.$D26]);&quot;X&quot;;&quot;&quot;)">
            <text:p/>
          </table:table-cell>
          <table:table-cell table:style-name="ce7" table:formula="of:=IF(AND([.T$1]&gt;=[.$C26];[.T$1]&lt;=[.$D26]);&quot;X&quot;;&quot;&quot;)">
            <text:p/>
          </table:table-cell>
          <table:table-cell table:style-name="ce7" table:formula="of:=IF(AND([.U$1]&gt;=[.$C26];[.U$1]&lt;=[.$D26]);&quot;X&quot;;&quot;&quot;)">
            <text:p/>
          </table:table-cell>
          <table:table-cell table:style-name="ce7" table:formula="of:=IF(AND([.V$1]&gt;=[.$C26];[.V$1]&lt;=[.$D26]);&quot;X&quot;;&quot;&quot;)">
            <text:p/>
          </table:table-cell>
          <table:table-cell table:style-name="ce7" table:formula="of:=IF(AND([.W$1]&gt;=[.$C26];[.W$1]&lt;=[.$D26]);&quot;X&quot;;&quot;&quot;)">
            <text:p/>
          </table:table-cell>
          <table:table-cell table:style-name="ce7" table:formula="of:=IF(AND([.X$1]&gt;=[.$C26];[.X$1]&lt;=[.$D26]);&quot;X&quot;;&quot;&quot;)">
            <text:p/>
          </table:table-cell>
          <table:table-cell table:style-name="ce7" table:formula="of:=IF(AND([.Y$1]&gt;=[.$C26];[.Y$1]&lt;=[.$D26]);&quot;X&quot;;&quot;&quot;)">
            <text:p/>
          </table:table-cell>
          <table:table-cell table:style-name="ce7" table:formula="of:=IF(AND([.Z$1]&gt;=[.$C26];[.Z$1]&lt;=[.$D26]);&quot;X&quot;;&quot;&quot;)">
            <text:p/>
          </table:table-cell>
          <table:table-cell table:style-name="ce7" table:formula="of:=IF(AND([.AA$1]&gt;=[.$C26];[.AA$1]&lt;=[.$D26]);&quot;X&quot;;&quot;&quot;)">
            <text:p/>
          </table:table-cell>
          <table:table-cell table:style-name="ce7" table:formula="of:=IF(AND([.AB$1]&gt;=[.$C26];[.AB$1]&lt;=[.$D26]);&quot;X&quot;;&quot;&quot;)">
            <text:p/>
          </table:table-cell>
          <table:table-cell table:style-name="ce7" table:formula="of:=IF(AND([.AC$1]&gt;=[.$C26];[.AC$1]&lt;=[.$D26]);&quot;X&quot;;&quot;&quot;)">
            <text:p/>
          </table:table-cell>
          <table:table-cell table:style-name="ce7" table:formula="of:=IF(AND([.AD$1]&gt;=[.$C26];[.AD$1]&lt;=[.$D26]);&quot;X&quot;;&quot;&quot;)">
            <text:p/>
          </table:table-cell>
          <table:table-cell table:style-name="ce7" table:formula="of:=IF(AND([.AE$1]&gt;=[.$C26];[.AE$1]&lt;=[.$D26]);&quot;X&quot;;&quot;&quot;)">
            <text:p/>
          </table:table-cell>
          <table:table-cell table:style-name="ce7" table:formula="of:=IF(AND([.AF$1]&gt;=[.$C26];[.AF$1]&lt;=[.$D26]);&quot;X&quot;;&quot;&quot;)">
            <text:p/>
          </table:table-cell>
          <table:table-cell table:style-name="ce7" table:formula="of:=IF(AND([.AG$1]&gt;=[.$C26];[.AG$1]&lt;=[.$D26]);&quot;X&quot;;&quot;&quot;)">
            <text:p/>
          </table:table-cell>
          <table:table-cell table:style-name="ce7" table:formula="of:=IF(AND([.AH$1]&gt;=[.$C26];[.AH$1]&lt;=[.$D26]);&quot;X&quot;;&quot;&quot;)">
            <text:p/>
          </table:table-cell>
          <table:table-cell table:style-name="ce7" table:formula="of:=IF(AND([.AI$1]&gt;=[.$C26];[.AI$1]&lt;=[.$D26]);&quot;X&quot;;&quot;&quot;)">
            <text:p/>
          </table:table-cell>
          <table:table-cell table:style-name="ce7" table:formula="of:=IF(AND([.AJ$1]&gt;=[.$C26];[.AJ$1]&lt;=[.$D26]);&quot;X&quot;;&quot;&quot;)">
            <text:p/>
          </table:table-cell>
          <table:table-cell table:style-name="ce7" table:formula="of:=IF(AND([.AK$1]&gt;=[.$C26];[.AK$1]&lt;=[.$D26]);&quot;X&quot;;&quot;&quot;)">
            <text:p/>
          </table:table-cell>
          <table:table-cell table:style-name="ce7" table:formula="of:=IF(AND([.AL$1]&gt;=[.$C26];[.AL$1]&lt;=[.$D26]);&quot;X&quot;;&quot;&quot;)">
            <text:p/>
          </table:table-cell>
          <table:table-cell table:style-name="ce7" table:formula="of:=IF(AND([.AM$1]&gt;=[.$C26];[.AM$1]&lt;=[.$D26]);&quot;X&quot;;&quot;&quot;)">
            <text:p/>
          </table:table-cell>
          <table:table-cell table:style-name="ce7" table:formula="of:=IF(AND([.AN$1]&gt;=[.$C26];[.AN$1]&lt;=[.$D26]);&quot;X&quot;;&quot;&quot;)">
            <text:p/>
          </table:table-cell>
          <table:table-cell table:style-name="ce7" table:formula="of:=IF(AND([.AO$1]&gt;=[.$C26];[.AO$1]&lt;=[.$D26]);&quot;X&quot;;&quot;&quot;)" office:value-type="string" office:string-value="X" calcext:value-type="string">
            <text:p>X</text:p>
          </table:table-cell>
          <table:table-cell table:style-name="ce7" table:formula="of:=IF(AND([.AP$1]&gt;=[.$C26];[.AP$1]&lt;=[.$D26]);&quot;X&quot;;&quot;&quot;)">
            <text:p/>
          </table:table-cell>
          <table:table-cell table:style-name="ce7" table:formula="of:=IF(AND([.AQ$1]&gt;=[.$C26];[.AQ$1]&lt;=[.$D26]);&quot;X&quot;;&quot;&quot;)">
            <text:p/>
          </table:table-cell>
          <table:table-cell table:style-name="ce7" table:formula="of:=IF(AND([.AR$1]&gt;=[.$C26];[.AR$1]&lt;=[.$D26]);&quot;X&quot;;&quot;&quot;)">
            <text:p/>
          </table:table-cell>
          <table:table-cell table:style-name="ce7" table:formula="of:=IF(AND([.AS$1]&gt;=[.$C26];[.AS$1]&lt;=[.$D26]);&quot;X&quot;;&quot;&quot;)">
            <text:p/>
          </table:table-cell>
          <table:table-cell table:style-name="ce7" table:formula="of:=IF(AND([.AT$1]&gt;=[.$C26];[.AT$1]&lt;=[.$D26]);&quot;X&quot;;&quot;&quot;)">
            <text:p/>
          </table:table-cell>
          <table:table-cell table:style-name="ce7" table:formula="of:=IF(AND([.AU$1]&gt;=[.$C26];[.AU$1]&lt;=[.$D26]);&quot;X&quot;;&quot;&quot;)">
            <text:p/>
          </table:table-cell>
          <table:table-cell table:style-name="ce7" table:formula="of:=IF(AND([.AV$1]&gt;=[.$C26];[.AV$1]&lt;=[.$D26]);&quot;X&quot;;&quot;&quot;)">
            <text:p/>
          </table:table-cell>
          <table:table-cell table:style-name="ce7" table:formula="of:=IF(AND([.AW$1]&gt;=[.$C26];[.AW$1]&lt;=[.$D26]);&quot;X&quot;;&quot;&quot;)">
            <text:p/>
          </table:table-cell>
          <table:table-cell table:style-name="Default" table:number-columns-repeated="16335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Final Documentation Set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Tech Writers All Leads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table:formula="of:=IF(AND([.J$1]&gt;=[.$C27];[.J$1]&lt;=[.$D27]);&quot;X&quot;;&quot;&quot;)">
            <text:p/>
          </table:table-cell>
          <table:table-cell table:formula="of:=IF(AND([.K$1]&gt;=[.$C27];[.K$1]&lt;=[.$D27]);&quot;X&quot;;&quot;&quot;)">
            <text:p/>
          </table:table-cell>
          <table:table-cell table:formula="of:=IF(AND([.L$1]&gt;=[.$C27];[.L$1]&lt;=[.$D27]);&quot;X&quot;;&quot;&quot;)">
            <text:p/>
          </table:table-cell>
          <table:table-cell table:formula="of:=IF(AND([.M$1]&gt;=[.$C27];[.M$1]&lt;=[.$D27]);&quot;X&quot;;&quot;&quot;)">
            <text:p/>
          </table:table-cell>
          <table:table-cell table:formula="of:=IF(AND([.N$1]&gt;=[.$C27];[.N$1]&lt;=[.$D27]);&quot;X&quot;;&quot;&quot;)">
            <text:p/>
          </table:table-cell>
          <table:table-cell table:formula="of:=IF(AND([.O$1]&gt;=[.$C27];[.O$1]&lt;=[.$D27]);&quot;X&quot;;&quot;&quot;)">
            <text:p/>
          </table:table-cell>
          <table:table-cell table:formula="of:=IF(AND([.P$1]&gt;=[.$C27];[.P$1]&lt;=[.$D27]);&quot;X&quot;;&quot;&quot;)">
            <text:p/>
          </table:table-cell>
          <table:table-cell table:formula="of:=IF(AND([.Q$1]&gt;=[.$C27];[.Q$1]&lt;=[.$D27]);&quot;X&quot;;&quot;&quot;)">
            <text:p/>
          </table:table-cell>
          <table:table-cell table:formula="of:=IF(AND([.R$1]&gt;=[.$C27];[.R$1]&lt;=[.$D27]);&quot;X&quot;;&quot;&quot;)">
            <text:p/>
          </table:table-cell>
          <table:table-cell table:formula="of:=IF(AND([.S$1]&gt;=[.$C27];[.S$1]&lt;=[.$D27]);&quot;X&quot;;&quot;&quot;)">
            <text:p/>
          </table:table-cell>
          <table:table-cell table:formula="of:=IF(AND([.T$1]&gt;=[.$C27];[.T$1]&lt;=[.$D27]);&quot;X&quot;;&quot;&quot;)">
            <text:p/>
          </table:table-cell>
          <table:table-cell table:formula="of:=IF(AND([.U$1]&gt;=[.$C27];[.U$1]&lt;=[.$D27]);&quot;X&quot;;&quot;&quot;)">
            <text:p/>
          </table:table-cell>
          <table:table-cell table:formula="of:=IF(AND([.V$1]&gt;=[.$C27];[.V$1]&lt;=[.$D27]);&quot;X&quot;;&quot;&quot;)">
            <text:p/>
          </table:table-cell>
          <table:table-cell table:formula="of:=IF(AND([.W$1]&gt;=[.$C27];[.W$1]&lt;=[.$D27]);&quot;X&quot;;&quot;&quot;)">
            <text:p/>
          </table:table-cell>
          <table:table-cell table:formula="of:=IF(AND([.X$1]&gt;=[.$C27];[.X$1]&lt;=[.$D27]);&quot;X&quot;;&quot;&quot;)">
            <text:p/>
          </table:table-cell>
          <table:table-cell table:formula="of:=IF(AND([.Y$1]&gt;=[.$C27];[.Y$1]&lt;=[.$D27]);&quot;X&quot;;&quot;&quot;)">
            <text:p/>
          </table:table-cell>
          <table:table-cell table:formula="of:=IF(AND([.Z$1]&gt;=[.$C27];[.Z$1]&lt;=[.$D27]);&quot;X&quot;;&quot;&quot;)">
            <text:p/>
          </table:table-cell>
          <table:table-cell table:formula="of:=IF(AND([.AA$1]&gt;=[.$C27];[.AA$1]&lt;=[.$D27]);&quot;X&quot;;&quot;&quot;)">
            <text:p/>
          </table:table-cell>
          <table:table-cell table:formula="of:=IF(AND([.AB$1]&gt;=[.$C27];[.AB$1]&lt;=[.$D27]);&quot;X&quot;;&quot;&quot;)">
            <text:p/>
          </table:table-cell>
          <table:table-cell table:formula="of:=IF(AND([.AC$1]&gt;=[.$C27];[.AC$1]&lt;=[.$D27]);&quot;X&quot;;&quot;&quot;)">
            <text:p/>
          </table:table-cell>
          <table:table-cell table:formula="of:=IF(AND([.AD$1]&gt;=[.$C27];[.AD$1]&lt;=[.$D27]);&quot;X&quot;;&quot;&quot;)">
            <text:p/>
          </table:table-cell>
          <table:table-cell table:formula="of:=IF(AND([.AE$1]&gt;=[.$C27];[.AE$1]&lt;=[.$D27]);&quot;X&quot;;&quot;&quot;)">
            <text:p/>
          </table:table-cell>
          <table:table-cell table:formula="of:=IF(AND([.AF$1]&gt;=[.$C27];[.AF$1]&lt;=[.$D27]);&quot;X&quot;;&quot;&quot;)">
            <text:p/>
          </table:table-cell>
          <table:table-cell table:formula="of:=IF(AND([.AG$1]&gt;=[.$C27];[.AG$1]&lt;=[.$D27]);&quot;X&quot;;&quot;&quot;)">
            <text:p/>
          </table:table-cell>
          <table:table-cell table:formula="of:=IF(AND([.AH$1]&gt;=[.$C27];[.AH$1]&lt;=[.$D27]);&quot;X&quot;;&quot;&quot;)">
            <text:p/>
          </table:table-cell>
          <table:table-cell table:formula="of:=IF(AND([.AI$1]&gt;=[.$C27];[.AI$1]&lt;=[.$D27]);&quot;X&quot;;&quot;&quot;)">
            <text:p/>
          </table:table-cell>
          <table:table-cell table:formula="of:=IF(AND([.AJ$1]&gt;=[.$C27];[.AJ$1]&lt;=[.$D27]);&quot;X&quot;;&quot;&quot;)">
            <text:p/>
          </table:table-cell>
          <table:table-cell table:formula="of:=IF(AND([.AK$1]&gt;=[.$C27];[.AK$1]&lt;=[.$D27]);&quot;X&quot;;&quot;&quot;)">
            <text:p/>
          </table:table-cell>
          <table:table-cell table:formula="of:=IF(AND([.AL$1]&gt;=[.$C27];[.AL$1]&lt;=[.$D27]);&quot;X&quot;;&quot;&quot;)">
            <text:p/>
          </table:table-cell>
          <table:table-cell table:formula="of:=IF(AND([.AM$1]&gt;=[.$C27];[.AM$1]&lt;=[.$D27]);&quot;X&quot;;&quot;&quot;)">
            <text:p/>
          </table:table-cell>
          <table:table-cell table:formula="of:=IF(AND([.AN$1]&gt;=[.$C27];[.AN$1]&lt;=[.$D27]);&quot;X&quot;;&quot;&quot;)">
            <text:p/>
          </table:table-cell>
          <table:table-cell table:formula="of:=IF(AND([.AO$1]&gt;=[.$C27];[.AO$1]&lt;=[.$D27]);&quot;X&quot;;&quot;&quot;)">
            <text:p/>
          </table:table-cell>
          <table:table-cell table:formula="of:=IF(AND([.AP$1]&gt;=[.$C27];[.AP$1]&lt;=[.$D27]);&quot;X&quot;;&quot;&quot;)" office:value-type="string" office:string-value="X" calcext:value-type="string">
            <text:p>X</text:p>
          </table:table-cell>
          <table:table-cell table:formula="of:=IF(AND([.AQ$1]&gt;=[.$C27];[.AQ$1]&lt;=[.$D27]);&quot;X&quot;;&quot;&quot;)" office:value-type="string" office:string-value="X" calcext:value-type="string">
            <text:p>X</text:p>
          </table:table-cell>
          <table:table-cell table:formula="of:=IF(AND([.AR$1]&gt;=[.$C27];[.AR$1]&lt;=[.$D27]);&quot;X&quot;;&quot;&quot;)" office:value-type="string" office:string-value="X" calcext:value-type="string">
            <text:p>X</text:p>
          </table:table-cell>
          <table:table-cell table:formula="of:=IF(AND([.AS$1]&gt;=[.$C27];[.AS$1]&lt;=[.$D27]);&quot;X&quot;;&quot;&quot;)">
            <text:p/>
          </table:table-cell>
          <table:table-cell table:formula="of:=IF(AND([.AT$1]&gt;=[.$C27];[.AT$1]&lt;=[.$D27]);&quot;X&quot;;&quot;&quot;)">
            <text:p/>
          </table:table-cell>
          <table:table-cell table:formula="of:=IF(AND([.AU$1]&gt;=[.$C27];[.AU$1]&lt;=[.$D27]);&quot;X&quot;;&quot;&quot;)">
            <text:p/>
          </table:table-cell>
          <table:table-cell table:formula="of:=IF(AND([.AV$1]&gt;=[.$C27];[.AV$1]&lt;=[.$D27]);&quot;X&quot;;&quot;&quot;)">
            <text:p/>
          </table:table-cell>
          <table:table-cell table:formula="of:=IF(AND([.AW$1]&gt;=[.$C27];[.AW$1]&lt;=[.$D27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Production &amp; Delivery of Final Units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ftware Architect</text:p>
          </table:table-cell>
          <table:table-cell office:value-type="string" calcext:value-type="string">
            <text:p>Systems Eng QA Admin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table:formula="of:=IF(AND([.J$1]&gt;=[.$C28];[.J$1]&lt;=[.$D28]);&quot;X&quot;;&quot;&quot;)">
            <text:p/>
          </table:table-cell>
          <table:table-cell table:formula="of:=IF(AND([.K$1]&gt;=[.$C28];[.K$1]&lt;=[.$D28]);&quot;X&quot;;&quot;&quot;)">
            <text:p/>
          </table:table-cell>
          <table:table-cell table:formula="of:=IF(AND([.L$1]&gt;=[.$C28];[.L$1]&lt;=[.$D28]);&quot;X&quot;;&quot;&quot;)">
            <text:p/>
          </table:table-cell>
          <table:table-cell table:formula="of:=IF(AND([.M$1]&gt;=[.$C28];[.M$1]&lt;=[.$D28]);&quot;X&quot;;&quot;&quot;)">
            <text:p/>
          </table:table-cell>
          <table:table-cell table:formula="of:=IF(AND([.N$1]&gt;=[.$C28];[.N$1]&lt;=[.$D28]);&quot;X&quot;;&quot;&quot;)">
            <text:p/>
          </table:table-cell>
          <table:table-cell table:formula="of:=IF(AND([.O$1]&gt;=[.$C28];[.O$1]&lt;=[.$D28]);&quot;X&quot;;&quot;&quot;)">
            <text:p/>
          </table:table-cell>
          <table:table-cell table:formula="of:=IF(AND([.P$1]&gt;=[.$C28];[.P$1]&lt;=[.$D28]);&quot;X&quot;;&quot;&quot;)">
            <text:p/>
          </table:table-cell>
          <table:table-cell table:formula="of:=IF(AND([.Q$1]&gt;=[.$C28];[.Q$1]&lt;=[.$D28]);&quot;X&quot;;&quot;&quot;)">
            <text:p/>
          </table:table-cell>
          <table:table-cell table:formula="of:=IF(AND([.R$1]&gt;=[.$C28];[.R$1]&lt;=[.$D28]);&quot;X&quot;;&quot;&quot;)">
            <text:p/>
          </table:table-cell>
          <table:table-cell table:formula="of:=IF(AND([.S$1]&gt;=[.$C28];[.S$1]&lt;=[.$D28]);&quot;X&quot;;&quot;&quot;)">
            <text:p/>
          </table:table-cell>
          <table:table-cell table:formula="of:=IF(AND([.T$1]&gt;=[.$C28];[.T$1]&lt;=[.$D28]);&quot;X&quot;;&quot;&quot;)">
            <text:p/>
          </table:table-cell>
          <table:table-cell table:formula="of:=IF(AND([.U$1]&gt;=[.$C28];[.U$1]&lt;=[.$D28]);&quot;X&quot;;&quot;&quot;)">
            <text:p/>
          </table:table-cell>
          <table:table-cell table:formula="of:=IF(AND([.V$1]&gt;=[.$C28];[.V$1]&lt;=[.$D28]);&quot;X&quot;;&quot;&quot;)">
            <text:p/>
          </table:table-cell>
          <table:table-cell table:formula="of:=IF(AND([.W$1]&gt;=[.$C28];[.W$1]&lt;=[.$D28]);&quot;X&quot;;&quot;&quot;)">
            <text:p/>
          </table:table-cell>
          <table:table-cell table:formula="of:=IF(AND([.X$1]&gt;=[.$C28];[.X$1]&lt;=[.$D28]);&quot;X&quot;;&quot;&quot;)">
            <text:p/>
          </table:table-cell>
          <table:table-cell table:formula="of:=IF(AND([.Y$1]&gt;=[.$C28];[.Y$1]&lt;=[.$D28]);&quot;X&quot;;&quot;&quot;)">
            <text:p/>
          </table:table-cell>
          <table:table-cell table:formula="of:=IF(AND([.Z$1]&gt;=[.$C28];[.Z$1]&lt;=[.$D28]);&quot;X&quot;;&quot;&quot;)">
            <text:p/>
          </table:table-cell>
          <table:table-cell table:formula="of:=IF(AND([.AA$1]&gt;=[.$C28];[.AA$1]&lt;=[.$D28]);&quot;X&quot;;&quot;&quot;)">
            <text:p/>
          </table:table-cell>
          <table:table-cell table:formula="of:=IF(AND([.AB$1]&gt;=[.$C28];[.AB$1]&lt;=[.$D28]);&quot;X&quot;;&quot;&quot;)">
            <text:p/>
          </table:table-cell>
          <table:table-cell table:formula="of:=IF(AND([.AC$1]&gt;=[.$C28];[.AC$1]&lt;=[.$D28]);&quot;X&quot;;&quot;&quot;)">
            <text:p/>
          </table:table-cell>
          <table:table-cell table:formula="of:=IF(AND([.AD$1]&gt;=[.$C28];[.AD$1]&lt;=[.$D28]);&quot;X&quot;;&quot;&quot;)">
            <text:p/>
          </table:table-cell>
          <table:table-cell table:formula="of:=IF(AND([.AE$1]&gt;=[.$C28];[.AE$1]&lt;=[.$D28]);&quot;X&quot;;&quot;&quot;)">
            <text:p/>
          </table:table-cell>
          <table:table-cell table:formula="of:=IF(AND([.AF$1]&gt;=[.$C28];[.AF$1]&lt;=[.$D28]);&quot;X&quot;;&quot;&quot;)">
            <text:p/>
          </table:table-cell>
          <table:table-cell table:formula="of:=IF(AND([.AG$1]&gt;=[.$C28];[.AG$1]&lt;=[.$D28]);&quot;X&quot;;&quot;&quot;)">
            <text:p/>
          </table:table-cell>
          <table:table-cell table:formula="of:=IF(AND([.AH$1]&gt;=[.$C28];[.AH$1]&lt;=[.$D28]);&quot;X&quot;;&quot;&quot;)">
            <text:p/>
          </table:table-cell>
          <table:table-cell table:formula="of:=IF(AND([.AI$1]&gt;=[.$C28];[.AI$1]&lt;=[.$D28]);&quot;X&quot;;&quot;&quot;)">
            <text:p/>
          </table:table-cell>
          <table:table-cell table:formula="of:=IF(AND([.AJ$1]&gt;=[.$C28];[.AJ$1]&lt;=[.$D28]);&quot;X&quot;;&quot;&quot;)">
            <text:p/>
          </table:table-cell>
          <table:table-cell table:formula="of:=IF(AND([.AK$1]&gt;=[.$C28];[.AK$1]&lt;=[.$D28]);&quot;X&quot;;&quot;&quot;)">
            <text:p/>
          </table:table-cell>
          <table:table-cell table:formula="of:=IF(AND([.AL$1]&gt;=[.$C28];[.AL$1]&lt;=[.$D28]);&quot;X&quot;;&quot;&quot;)">
            <text:p/>
          </table:table-cell>
          <table:table-cell table:formula="of:=IF(AND([.AM$1]&gt;=[.$C28];[.AM$1]&lt;=[.$D28]);&quot;X&quot;;&quot;&quot;)">
            <text:p/>
          </table:table-cell>
          <table:table-cell table:formula="of:=IF(AND([.AN$1]&gt;=[.$C28];[.AN$1]&lt;=[.$D28]);&quot;X&quot;;&quot;&quot;)">
            <text:p/>
          </table:table-cell>
          <table:table-cell table:formula="of:=IF(AND([.AO$1]&gt;=[.$C28];[.AO$1]&lt;=[.$D28]);&quot;X&quot;;&quot;&quot;)">
            <text:p/>
          </table:table-cell>
          <table:table-cell table:formula="of:=IF(AND([.AP$1]&gt;=[.$C28];[.AP$1]&lt;=[.$D28]);&quot;X&quot;;&quot;&quot;)" office:value-type="string" office:string-value="X" calcext:value-type="string">
            <text:p>X</text:p>
          </table:table-cell>
          <table:table-cell table:formula="of:=IF(AND([.AQ$1]&gt;=[.$C28];[.AQ$1]&lt;=[.$D28]);&quot;X&quot;;&quot;&quot;)" office:value-type="string" office:string-value="X" calcext:value-type="string">
            <text:p>X</text:p>
          </table:table-cell>
          <table:table-cell table:formula="of:=IF(AND([.AR$1]&gt;=[.$C28];[.AR$1]&lt;=[.$D28]);&quot;X&quot;;&quot;&quot;)" office:value-type="string" office:string-value="X" calcext:value-type="string">
            <text:p>X</text:p>
          </table:table-cell>
          <table:table-cell table:formula="of:=IF(AND([.AS$1]&gt;=[.$C28];[.AS$1]&lt;=[.$D28]);&quot;X&quot;;&quot;&quot;)">
            <text:p/>
          </table:table-cell>
          <table:table-cell table:formula="of:=IF(AND([.AT$1]&gt;=[.$C28];[.AT$1]&lt;=[.$D28]);&quot;X&quot;;&quot;&quot;)">
            <text:p/>
          </table:table-cell>
          <table:table-cell table:formula="of:=IF(AND([.AU$1]&gt;=[.$C28];[.AU$1]&lt;=[.$D28]);&quot;X&quot;;&quot;&quot;)">
            <text:p/>
          </table:table-cell>
          <table:table-cell table:formula="of:=IF(AND([.AV$1]&gt;=[.$C28];[.AV$1]&lt;=[.$D28]);&quot;X&quot;;&quot;&quot;)">
            <text:p/>
          </table:table-cell>
          <table:table-cell table:formula="of:=IF(AND([.AW$1]&gt;=[.$C28];[.AW$1]&lt;=[.$D28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Transfer of Technology (ToT)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 Thermo Eng</text:p>
          </table:table-cell>
          <table:table-cell office:value-type="string" calcext:value-type="string">
            <text:p>Lead ML Sci All Leads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 table:formula="of:=IF(AND([.J$1]&gt;=[.$C29];[.J$1]&lt;=[.$D29]);&quot;X&quot;;&quot;&quot;)">
            <text:p/>
          </table:table-cell>
          <table:table-cell table:formula="of:=IF(AND([.K$1]&gt;=[.$C29];[.K$1]&lt;=[.$D29]);&quot;X&quot;;&quot;&quot;)">
            <text:p/>
          </table:table-cell>
          <table:table-cell table:formula="of:=IF(AND([.L$1]&gt;=[.$C29];[.L$1]&lt;=[.$D29]);&quot;X&quot;;&quot;&quot;)">
            <text:p/>
          </table:table-cell>
          <table:table-cell table:formula="of:=IF(AND([.M$1]&gt;=[.$C29];[.M$1]&lt;=[.$D29]);&quot;X&quot;;&quot;&quot;)">
            <text:p/>
          </table:table-cell>
          <table:table-cell table:formula="of:=IF(AND([.N$1]&gt;=[.$C29];[.N$1]&lt;=[.$D29]);&quot;X&quot;;&quot;&quot;)">
            <text:p/>
          </table:table-cell>
          <table:table-cell table:formula="of:=IF(AND([.O$1]&gt;=[.$C29];[.O$1]&lt;=[.$D29]);&quot;X&quot;;&quot;&quot;)">
            <text:p/>
          </table:table-cell>
          <table:table-cell table:formula="of:=IF(AND([.P$1]&gt;=[.$C29];[.P$1]&lt;=[.$D29]);&quot;X&quot;;&quot;&quot;)">
            <text:p/>
          </table:table-cell>
          <table:table-cell table:formula="of:=IF(AND([.Q$1]&gt;=[.$C29];[.Q$1]&lt;=[.$D29]);&quot;X&quot;;&quot;&quot;)">
            <text:p/>
          </table:table-cell>
          <table:table-cell table:formula="of:=IF(AND([.R$1]&gt;=[.$C29];[.R$1]&lt;=[.$D29]);&quot;X&quot;;&quot;&quot;)">
            <text:p/>
          </table:table-cell>
          <table:table-cell table:formula="of:=IF(AND([.S$1]&gt;=[.$C29];[.S$1]&lt;=[.$D29]);&quot;X&quot;;&quot;&quot;)">
            <text:p/>
          </table:table-cell>
          <table:table-cell table:formula="of:=IF(AND([.T$1]&gt;=[.$C29];[.T$1]&lt;=[.$D29]);&quot;X&quot;;&quot;&quot;)">
            <text:p/>
          </table:table-cell>
          <table:table-cell table:formula="of:=IF(AND([.U$1]&gt;=[.$C29];[.U$1]&lt;=[.$D29]);&quot;X&quot;;&quot;&quot;)">
            <text:p/>
          </table:table-cell>
          <table:table-cell table:formula="of:=IF(AND([.V$1]&gt;=[.$C29];[.V$1]&lt;=[.$D29]);&quot;X&quot;;&quot;&quot;)">
            <text:p/>
          </table:table-cell>
          <table:table-cell table:formula="of:=IF(AND([.W$1]&gt;=[.$C29];[.W$1]&lt;=[.$D29]);&quot;X&quot;;&quot;&quot;)">
            <text:p/>
          </table:table-cell>
          <table:table-cell table:formula="of:=IF(AND([.X$1]&gt;=[.$C29];[.X$1]&lt;=[.$D29]);&quot;X&quot;;&quot;&quot;)">
            <text:p/>
          </table:table-cell>
          <table:table-cell table:formula="of:=IF(AND([.Y$1]&gt;=[.$C29];[.Y$1]&lt;=[.$D29]);&quot;X&quot;;&quot;&quot;)">
            <text:p/>
          </table:table-cell>
          <table:table-cell table:formula="of:=IF(AND([.Z$1]&gt;=[.$C29];[.Z$1]&lt;=[.$D29]);&quot;X&quot;;&quot;&quot;)">
            <text:p/>
          </table:table-cell>
          <table:table-cell table:formula="of:=IF(AND([.AA$1]&gt;=[.$C29];[.AA$1]&lt;=[.$D29]);&quot;X&quot;;&quot;&quot;)">
            <text:p/>
          </table:table-cell>
          <table:table-cell table:formula="of:=IF(AND([.AB$1]&gt;=[.$C29];[.AB$1]&lt;=[.$D29]);&quot;X&quot;;&quot;&quot;)">
            <text:p/>
          </table:table-cell>
          <table:table-cell table:formula="of:=IF(AND([.AC$1]&gt;=[.$C29];[.AC$1]&lt;=[.$D29]);&quot;X&quot;;&quot;&quot;)">
            <text:p/>
          </table:table-cell>
          <table:table-cell table:formula="of:=IF(AND([.AD$1]&gt;=[.$C29];[.AD$1]&lt;=[.$D29]);&quot;X&quot;;&quot;&quot;)">
            <text:p/>
          </table:table-cell>
          <table:table-cell table:formula="of:=IF(AND([.AE$1]&gt;=[.$C29];[.AE$1]&lt;=[.$D29]);&quot;X&quot;;&quot;&quot;)">
            <text:p/>
          </table:table-cell>
          <table:table-cell table:formula="of:=IF(AND([.AF$1]&gt;=[.$C29];[.AF$1]&lt;=[.$D29]);&quot;X&quot;;&quot;&quot;)">
            <text:p/>
          </table:table-cell>
          <table:table-cell table:formula="of:=IF(AND([.AG$1]&gt;=[.$C29];[.AG$1]&lt;=[.$D29]);&quot;X&quot;;&quot;&quot;)">
            <text:p/>
          </table:table-cell>
          <table:table-cell table:formula="of:=IF(AND([.AH$1]&gt;=[.$C29];[.AH$1]&lt;=[.$D29]);&quot;X&quot;;&quot;&quot;)">
            <text:p/>
          </table:table-cell>
          <table:table-cell table:formula="of:=IF(AND([.AI$1]&gt;=[.$C29];[.AI$1]&lt;=[.$D29]);&quot;X&quot;;&quot;&quot;)">
            <text:p/>
          </table:table-cell>
          <table:table-cell table:formula="of:=IF(AND([.AJ$1]&gt;=[.$C29];[.AJ$1]&lt;=[.$D29]);&quot;X&quot;;&quot;&quot;)">
            <text:p/>
          </table:table-cell>
          <table:table-cell table:formula="of:=IF(AND([.AK$1]&gt;=[.$C29];[.AK$1]&lt;=[.$D29]);&quot;X&quot;;&quot;&quot;)">
            <text:p/>
          </table:table-cell>
          <table:table-cell table:formula="of:=IF(AND([.AL$1]&gt;=[.$C29];[.AL$1]&lt;=[.$D29]);&quot;X&quot;;&quot;&quot;)">
            <text:p/>
          </table:table-cell>
          <table:table-cell table:formula="of:=IF(AND([.AM$1]&gt;=[.$C29];[.AM$1]&lt;=[.$D29]);&quot;X&quot;;&quot;&quot;)">
            <text:p/>
          </table:table-cell>
          <table:table-cell table:formula="of:=IF(AND([.AN$1]&gt;=[.$C29];[.AN$1]&lt;=[.$D29]);&quot;X&quot;;&quot;&quot;)">
            <text:p/>
          </table:table-cell>
          <table:table-cell table:formula="of:=IF(AND([.AO$1]&gt;=[.$C29];[.AO$1]&lt;=[.$D29]);&quot;X&quot;;&quot;&quot;)">
            <text:p/>
          </table:table-cell>
          <table:table-cell table:formula="of:=IF(AND([.AP$1]&gt;=[.$C29];[.AP$1]&lt;=[.$D29]);&quot;X&quot;;&quot;&quot;)">
            <text:p/>
          </table:table-cell>
          <table:table-cell table:formula="of:=IF(AND([.AQ$1]&gt;=[.$C29];[.AQ$1]&lt;=[.$D29]);&quot;X&quot;;&quot;&quot;)">
            <text:p/>
          </table:table-cell>
          <table:table-cell table:formula="of:=IF(AND([.AR$1]&gt;=[.$C29];[.AR$1]&lt;=[.$D29]);&quot;X&quot;;&quot;&quot;)">
            <text:p/>
          </table:table-cell>
          <table:table-cell table:formula="of:=IF(AND([.AS$1]&gt;=[.$C29];[.AS$1]&lt;=[.$D29]);&quot;X&quot;;&quot;&quot;)" office:value-type="string" office:string-value="X" calcext:value-type="string">
            <text:p>X</text:p>
          </table:table-cell>
          <table:table-cell table:formula="of:=IF(AND([.AT$1]&gt;=[.$C29];[.AT$1]&lt;=[.$D29]);&quot;X&quot;;&quot;&quot;)" office:value-type="string" office:string-value="X" calcext:value-type="string">
            <text:p>X</text:p>
          </table:table-cell>
          <table:table-cell table:formula="of:=IF(AND([.AU$1]&gt;=[.$C29];[.AU$1]&lt;=[.$D29]);&quot;X&quot;;&quot;&quot;)">
            <text:p/>
          </table:table-cell>
          <table:table-cell table:formula="of:=IF(AND([.AV$1]&gt;=[.$C29];[.AV$1]&lt;=[.$D29]);&quot;X&quot;;&quot;&quot;)">
            <text:p/>
          </table:table-cell>
          <table:table-cell table:formula="of:=IF(AND([.AW$1]&gt;=[.$C29];[.AW$1]&lt;=[.$D29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IPR Sharing &amp; Legal Closure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Legal Advisor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formula="of:=IF(AND([.J$1]&gt;=[.$C30];[.J$1]&lt;=[.$D30]);&quot;X&quot;;&quot;&quot;)">
            <text:p/>
          </table:table-cell>
          <table:table-cell table:formula="of:=IF(AND([.K$1]&gt;=[.$C30];[.K$1]&lt;=[.$D30]);&quot;X&quot;;&quot;&quot;)">
            <text:p/>
          </table:table-cell>
          <table:table-cell table:formula="of:=IF(AND([.L$1]&gt;=[.$C30];[.L$1]&lt;=[.$D30]);&quot;X&quot;;&quot;&quot;)">
            <text:p/>
          </table:table-cell>
          <table:table-cell table:formula="of:=IF(AND([.M$1]&gt;=[.$C30];[.M$1]&lt;=[.$D30]);&quot;X&quot;;&quot;&quot;)">
            <text:p/>
          </table:table-cell>
          <table:table-cell table:formula="of:=IF(AND([.N$1]&gt;=[.$C30];[.N$1]&lt;=[.$D30]);&quot;X&quot;;&quot;&quot;)">
            <text:p/>
          </table:table-cell>
          <table:table-cell table:formula="of:=IF(AND([.O$1]&gt;=[.$C30];[.O$1]&lt;=[.$D30]);&quot;X&quot;;&quot;&quot;)">
            <text:p/>
          </table:table-cell>
          <table:table-cell table:formula="of:=IF(AND([.P$1]&gt;=[.$C30];[.P$1]&lt;=[.$D30]);&quot;X&quot;;&quot;&quot;)">
            <text:p/>
          </table:table-cell>
          <table:table-cell table:formula="of:=IF(AND([.Q$1]&gt;=[.$C30];[.Q$1]&lt;=[.$D30]);&quot;X&quot;;&quot;&quot;)">
            <text:p/>
          </table:table-cell>
          <table:table-cell table:formula="of:=IF(AND([.R$1]&gt;=[.$C30];[.R$1]&lt;=[.$D30]);&quot;X&quot;;&quot;&quot;)">
            <text:p/>
          </table:table-cell>
          <table:table-cell table:formula="of:=IF(AND([.S$1]&gt;=[.$C30];[.S$1]&lt;=[.$D30]);&quot;X&quot;;&quot;&quot;)">
            <text:p/>
          </table:table-cell>
          <table:table-cell table:formula="of:=IF(AND([.T$1]&gt;=[.$C30];[.T$1]&lt;=[.$D30]);&quot;X&quot;;&quot;&quot;)">
            <text:p/>
          </table:table-cell>
          <table:table-cell table:formula="of:=IF(AND([.U$1]&gt;=[.$C30];[.U$1]&lt;=[.$D30]);&quot;X&quot;;&quot;&quot;)">
            <text:p/>
          </table:table-cell>
          <table:table-cell table:formula="of:=IF(AND([.V$1]&gt;=[.$C30];[.V$1]&lt;=[.$D30]);&quot;X&quot;;&quot;&quot;)">
            <text:p/>
          </table:table-cell>
          <table:table-cell table:formula="of:=IF(AND([.W$1]&gt;=[.$C30];[.W$1]&lt;=[.$D30]);&quot;X&quot;;&quot;&quot;)">
            <text:p/>
          </table:table-cell>
          <table:table-cell table:formula="of:=IF(AND([.X$1]&gt;=[.$C30];[.X$1]&lt;=[.$D30]);&quot;X&quot;;&quot;&quot;)">
            <text:p/>
          </table:table-cell>
          <table:table-cell table:formula="of:=IF(AND([.Y$1]&gt;=[.$C30];[.Y$1]&lt;=[.$D30]);&quot;X&quot;;&quot;&quot;)">
            <text:p/>
          </table:table-cell>
          <table:table-cell table:formula="of:=IF(AND([.Z$1]&gt;=[.$C30];[.Z$1]&lt;=[.$D30]);&quot;X&quot;;&quot;&quot;)">
            <text:p/>
          </table:table-cell>
          <table:table-cell table:formula="of:=IF(AND([.AA$1]&gt;=[.$C30];[.AA$1]&lt;=[.$D30]);&quot;X&quot;;&quot;&quot;)">
            <text:p/>
          </table:table-cell>
          <table:table-cell table:formula="of:=IF(AND([.AB$1]&gt;=[.$C30];[.AB$1]&lt;=[.$D30]);&quot;X&quot;;&quot;&quot;)">
            <text:p/>
          </table:table-cell>
          <table:table-cell table:formula="of:=IF(AND([.AC$1]&gt;=[.$C30];[.AC$1]&lt;=[.$D30]);&quot;X&quot;;&quot;&quot;)">
            <text:p/>
          </table:table-cell>
          <table:table-cell table:formula="of:=IF(AND([.AD$1]&gt;=[.$C30];[.AD$1]&lt;=[.$D30]);&quot;X&quot;;&quot;&quot;)">
            <text:p/>
          </table:table-cell>
          <table:table-cell table:formula="of:=IF(AND([.AE$1]&gt;=[.$C30];[.AE$1]&lt;=[.$D30]);&quot;X&quot;;&quot;&quot;)">
            <text:p/>
          </table:table-cell>
          <table:table-cell table:formula="of:=IF(AND([.AF$1]&gt;=[.$C30];[.AF$1]&lt;=[.$D30]);&quot;X&quot;;&quot;&quot;)">
            <text:p/>
          </table:table-cell>
          <table:table-cell table:formula="of:=IF(AND([.AG$1]&gt;=[.$C30];[.AG$1]&lt;=[.$D30]);&quot;X&quot;;&quot;&quot;)">
            <text:p/>
          </table:table-cell>
          <table:table-cell table:formula="of:=IF(AND([.AH$1]&gt;=[.$C30];[.AH$1]&lt;=[.$D30]);&quot;X&quot;;&quot;&quot;)">
            <text:p/>
          </table:table-cell>
          <table:table-cell table:formula="of:=IF(AND([.AI$1]&gt;=[.$C30];[.AI$1]&lt;=[.$D30]);&quot;X&quot;;&quot;&quot;)">
            <text:p/>
          </table:table-cell>
          <table:table-cell table:formula="of:=IF(AND([.AJ$1]&gt;=[.$C30];[.AJ$1]&lt;=[.$D30]);&quot;X&quot;;&quot;&quot;)">
            <text:p/>
          </table:table-cell>
          <table:table-cell table:formula="of:=IF(AND([.AK$1]&gt;=[.$C30];[.AK$1]&lt;=[.$D30]);&quot;X&quot;;&quot;&quot;)">
            <text:p/>
          </table:table-cell>
          <table:table-cell table:formula="of:=IF(AND([.AL$1]&gt;=[.$C30];[.AL$1]&lt;=[.$D30]);&quot;X&quot;;&quot;&quot;)">
            <text:p/>
          </table:table-cell>
          <table:table-cell table:formula="of:=IF(AND([.AM$1]&gt;=[.$C30];[.AM$1]&lt;=[.$D30]);&quot;X&quot;;&quot;&quot;)">
            <text:p/>
          </table:table-cell>
          <table:table-cell table:formula="of:=IF(AND([.AN$1]&gt;=[.$C30];[.AN$1]&lt;=[.$D30]);&quot;X&quot;;&quot;&quot;)">
            <text:p/>
          </table:table-cell>
          <table:table-cell table:formula="of:=IF(AND([.AO$1]&gt;=[.$C30];[.AO$1]&lt;=[.$D30]);&quot;X&quot;;&quot;&quot;)">
            <text:p/>
          </table:table-cell>
          <table:table-cell table:formula="of:=IF(AND([.AP$1]&gt;=[.$C30];[.AP$1]&lt;=[.$D30]);&quot;X&quot;;&quot;&quot;)">
            <text:p/>
          </table:table-cell>
          <table:table-cell table:formula="of:=IF(AND([.AQ$1]&gt;=[.$C30];[.AQ$1]&lt;=[.$D30]);&quot;X&quot;;&quot;&quot;)">
            <text:p/>
          </table:table-cell>
          <table:table-cell table:formula="of:=IF(AND([.AR$1]&gt;=[.$C30];[.AR$1]&lt;=[.$D30]);&quot;X&quot;;&quot;&quot;)">
            <text:p/>
          </table:table-cell>
          <table:table-cell table:formula="of:=IF(AND([.AS$1]&gt;=[.$C30];[.AS$1]&lt;=[.$D30]);&quot;X&quot;;&quot;&quot;)">
            <text:p/>
          </table:table-cell>
          <table:table-cell table:formula="of:=IF(AND([.AT$1]&gt;=[.$C30];[.AT$1]&lt;=[.$D30]);&quot;X&quot;;&quot;&quot;)" office:value-type="string" office:string-value="X" calcext:value-type="string">
            <text:p>X</text:p>
          </table:table-cell>
          <table:table-cell table:formula="of:=IF(AND([.AU$1]&gt;=[.$C30];[.AU$1]&lt;=[.$D30]);&quot;X&quot;;&quot;&quot;)">
            <text:p/>
          </table:table-cell>
          <table:table-cell table:formula="of:=IF(AND([.AV$1]&gt;=[.$C30];[.AV$1]&lt;=[.$D30]);&quot;X&quot;;&quot;&quot;)">
            <text:p/>
          </table:table-cell>
          <table:table-cell table:formula="of:=IF(AND([.AW$1]&gt;=[.$C30];[.AW$1]&lt;=[.$D30]);&quot;X&quot;;&quot;&quot;)">
            <text:p/>
          </table:table-cell>
          <table:table-cell table:number-columns-repeated="36"/>
          <table:table-cell table:style-name="ce9" table:number-columns-repeated="1629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Project Success &amp; Completion Reports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Systems Eng QA L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5.4</text:p>
          </table:table-cell>
          <table:table-cell table:formula="of:=IF(AND([.J$1]&gt;=[.$C31];[.J$1]&lt;=[.$D31]);&quot;X&quot;;&quot;&quot;)">
            <text:p/>
          </table:table-cell>
          <table:table-cell table:formula="of:=IF(AND([.K$1]&gt;=[.$C31];[.K$1]&lt;=[.$D31]);&quot;X&quot;;&quot;&quot;)">
            <text:p/>
          </table:table-cell>
          <table:table-cell table:formula="of:=IF(AND([.L$1]&gt;=[.$C31];[.L$1]&lt;=[.$D31]);&quot;X&quot;;&quot;&quot;)">
            <text:p/>
          </table:table-cell>
          <table:table-cell table:formula="of:=IF(AND([.M$1]&gt;=[.$C31];[.M$1]&lt;=[.$D31]);&quot;X&quot;;&quot;&quot;)">
            <text:p/>
          </table:table-cell>
          <table:table-cell table:formula="of:=IF(AND([.N$1]&gt;=[.$C31];[.N$1]&lt;=[.$D31]);&quot;X&quot;;&quot;&quot;)">
            <text:p/>
          </table:table-cell>
          <table:table-cell table:formula="of:=IF(AND([.O$1]&gt;=[.$C31];[.O$1]&lt;=[.$D31]);&quot;X&quot;;&quot;&quot;)">
            <text:p/>
          </table:table-cell>
          <table:table-cell table:formula="of:=IF(AND([.P$1]&gt;=[.$C31];[.P$1]&lt;=[.$D31]);&quot;X&quot;;&quot;&quot;)">
            <text:p/>
          </table:table-cell>
          <table:table-cell table:formula="of:=IF(AND([.Q$1]&gt;=[.$C31];[.Q$1]&lt;=[.$D31]);&quot;X&quot;;&quot;&quot;)">
            <text:p/>
          </table:table-cell>
          <table:table-cell table:formula="of:=IF(AND([.R$1]&gt;=[.$C31];[.R$1]&lt;=[.$D31]);&quot;X&quot;;&quot;&quot;)">
            <text:p/>
          </table:table-cell>
          <table:table-cell table:formula="of:=IF(AND([.S$1]&gt;=[.$C31];[.S$1]&lt;=[.$D31]);&quot;X&quot;;&quot;&quot;)">
            <text:p/>
          </table:table-cell>
          <table:table-cell table:formula="of:=IF(AND([.T$1]&gt;=[.$C31];[.T$1]&lt;=[.$D31]);&quot;X&quot;;&quot;&quot;)">
            <text:p/>
          </table:table-cell>
          <table:table-cell table:formula="of:=IF(AND([.U$1]&gt;=[.$C31];[.U$1]&lt;=[.$D31]);&quot;X&quot;;&quot;&quot;)">
            <text:p/>
          </table:table-cell>
          <table:table-cell table:formula="of:=IF(AND([.V$1]&gt;=[.$C31];[.V$1]&lt;=[.$D31]);&quot;X&quot;;&quot;&quot;)">
            <text:p/>
          </table:table-cell>
          <table:table-cell table:formula="of:=IF(AND([.W$1]&gt;=[.$C31];[.W$1]&lt;=[.$D31]);&quot;X&quot;;&quot;&quot;)">
            <text:p/>
          </table:table-cell>
          <table:table-cell table:formula="of:=IF(AND([.X$1]&gt;=[.$C31];[.X$1]&lt;=[.$D31]);&quot;X&quot;;&quot;&quot;)">
            <text:p/>
          </table:table-cell>
          <table:table-cell table:formula="of:=IF(AND([.Y$1]&gt;=[.$C31];[.Y$1]&lt;=[.$D31]);&quot;X&quot;;&quot;&quot;)">
            <text:p/>
          </table:table-cell>
          <table:table-cell table:formula="of:=IF(AND([.Z$1]&gt;=[.$C31];[.Z$1]&lt;=[.$D31]);&quot;X&quot;;&quot;&quot;)">
            <text:p/>
          </table:table-cell>
          <table:table-cell table:formula="of:=IF(AND([.AA$1]&gt;=[.$C31];[.AA$1]&lt;=[.$D31]);&quot;X&quot;;&quot;&quot;)">
            <text:p/>
          </table:table-cell>
          <table:table-cell table:formula="of:=IF(AND([.AB$1]&gt;=[.$C31];[.AB$1]&lt;=[.$D31]);&quot;X&quot;;&quot;&quot;)">
            <text:p/>
          </table:table-cell>
          <table:table-cell table:formula="of:=IF(AND([.AC$1]&gt;=[.$C31];[.AC$1]&lt;=[.$D31]);&quot;X&quot;;&quot;&quot;)">
            <text:p/>
          </table:table-cell>
          <table:table-cell table:formula="of:=IF(AND([.AD$1]&gt;=[.$C31];[.AD$1]&lt;=[.$D31]);&quot;X&quot;;&quot;&quot;)">
            <text:p/>
          </table:table-cell>
          <table:table-cell table:formula="of:=IF(AND([.AE$1]&gt;=[.$C31];[.AE$1]&lt;=[.$D31]);&quot;X&quot;;&quot;&quot;)">
            <text:p/>
          </table:table-cell>
          <table:table-cell table:formula="of:=IF(AND([.AF$1]&gt;=[.$C31];[.AF$1]&lt;=[.$D31]);&quot;X&quot;;&quot;&quot;)">
            <text:p/>
          </table:table-cell>
          <table:table-cell table:formula="of:=IF(AND([.AG$1]&gt;=[.$C31];[.AG$1]&lt;=[.$D31]);&quot;X&quot;;&quot;&quot;)">
            <text:p/>
          </table:table-cell>
          <table:table-cell table:formula="of:=IF(AND([.AH$1]&gt;=[.$C31];[.AH$1]&lt;=[.$D31]);&quot;X&quot;;&quot;&quot;)">
            <text:p/>
          </table:table-cell>
          <table:table-cell table:formula="of:=IF(AND([.AI$1]&gt;=[.$C31];[.AI$1]&lt;=[.$D31]);&quot;X&quot;;&quot;&quot;)">
            <text:p/>
          </table:table-cell>
          <table:table-cell table:formula="of:=IF(AND([.AJ$1]&gt;=[.$C31];[.AJ$1]&lt;=[.$D31]);&quot;X&quot;;&quot;&quot;)">
            <text:p/>
          </table:table-cell>
          <table:table-cell table:formula="of:=IF(AND([.AK$1]&gt;=[.$C31];[.AK$1]&lt;=[.$D31]);&quot;X&quot;;&quot;&quot;)">
            <text:p/>
          </table:table-cell>
          <table:table-cell table:formula="of:=IF(AND([.AL$1]&gt;=[.$C31];[.AL$1]&lt;=[.$D31]);&quot;X&quot;;&quot;&quot;)">
            <text:p/>
          </table:table-cell>
          <table:table-cell table:formula="of:=IF(AND([.AM$1]&gt;=[.$C31];[.AM$1]&lt;=[.$D31]);&quot;X&quot;;&quot;&quot;)">
            <text:p/>
          </table:table-cell>
          <table:table-cell table:formula="of:=IF(AND([.AN$1]&gt;=[.$C31];[.AN$1]&lt;=[.$D31]);&quot;X&quot;;&quot;&quot;)">
            <text:p/>
          </table:table-cell>
          <table:table-cell table:formula="of:=IF(AND([.AO$1]&gt;=[.$C31];[.AO$1]&lt;=[.$D31]);&quot;X&quot;;&quot;&quot;)">
            <text:p/>
          </table:table-cell>
          <table:table-cell table:formula="of:=IF(AND([.AP$1]&gt;=[.$C31];[.AP$1]&lt;=[.$D31]);&quot;X&quot;;&quot;&quot;)">
            <text:p/>
          </table:table-cell>
          <table:table-cell table:formula="of:=IF(AND([.AQ$1]&gt;=[.$C31];[.AQ$1]&lt;=[.$D31]);&quot;X&quot;;&quot;&quot;)">
            <text:p/>
          </table:table-cell>
          <table:table-cell table:formula="of:=IF(AND([.AR$1]&gt;=[.$C31];[.AR$1]&lt;=[.$D31]);&quot;X&quot;;&quot;&quot;)">
            <text:p/>
          </table:table-cell>
          <table:table-cell table:formula="of:=IF(AND([.AS$1]&gt;=[.$C31];[.AS$1]&lt;=[.$D31]);&quot;X&quot;;&quot;&quot;)">
            <text:p/>
          </table:table-cell>
          <table:table-cell table:formula="of:=IF(AND([.AT$1]&gt;=[.$C31];[.AT$1]&lt;=[.$D31]);&quot;X&quot;;&quot;&quot;)">
            <text:p/>
          </table:table-cell>
          <table:table-cell table:formula="of:=IF(AND([.AU$1]&gt;=[.$C31];[.AU$1]&lt;=[.$D31]);&quot;X&quot;;&quot;&quot;)" office:value-type="string" office:string-value="X" calcext:value-type="string">
            <text:p>X</text:p>
          </table:table-cell>
          <table:table-cell table:formula="of:=IF(AND([.AV$1]&gt;=[.$C31];[.AV$1]&lt;=[.$D31]);&quot;X&quot;;&quot;&quot;)" office:value-type="string" office:string-value="X" calcext:value-type="string">
            <text:p>X</text:p>
          </table:table-cell>
          <table:table-cell table:formula="of:=IF(AND([.AW$1]&gt;=[.$C31];[.AW$1]&lt;=[.$D31]);&quot;X&quot;;&quot;&quot;)">
            <text:p/>
          </table:table-cell>
          <table:table-cell table:number-columns-repeated="36"/>
          <table:table-cell table:style-name="ce9" table:number-columns-repeated="16299"/>
        </table:table-row>
        <calcext:conditional-formats>
          <calcext:conditional-format calcext:target-range-address="WBS.J2:WBS.AW31">
            <calcext:condition calcext:apply-style-name="Untitled1" calcext:value="=&quot;X&quot;" calcext:base-cell-address="WBS.J2"/>
          </calcext:conditional-format>
        </calcext:conditional-formats>
      </table:table>
      <table:table table:name="Resource_Team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9"/>
        <table:table-column table:style-name="co26" table:default-cell-style-name="ce19"/>
        <table:table-column table:style-name="co3" table:default-cell-style-name="ce19"/>
        <table:table-column table:style-name="co5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TE</text:p>
          </table:table-cell>
          <table:table-cell table:style-name="Default" office:value-type="string" calcext:value-type="string">
            <text:p>Monthly Rate (₹)</text:p>
          </table:table-cell>
          <table:table-cell table:style-name="Default" office:value-type="string" calcext:value-type="string">
            <text:p>Annual Cost (₹)</text:p>
          </table:table-cell>
          <table:table-cell table:style-name="Default" office:value-type="string" calcext:value-type="string">
            <text:p>36-Month Cost (₹)</text:p>
          </table:table-cell>
          <table:table-cell office:value-type="string" calcext:value-type="string">
            <text:p>Project Span</text:p>
          </table:table-cell>
        </table:table-row>
        <table:table-row table:style-name="ro1">
          <table:table-cell office:value-type="string" calcext:value-type="string">
            <text:p>Project Mana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NR" office:value="350000" calcext:value-type="currency">
            <text:p>₹350,000.00</text:p>
          </table:table-cell>
          <table:table-cell office:value-type="currency" office:currency="INR" office:value="4200000" calcext:value-type="currency">
            <text:p>₹4,200,000.00</text:p>
          </table:table-cell>
          <table:table-cell office:value-type="currency" office:currency="INR" office:value="126000000" calcext:value-type="currency">
            <text:p>₹126,000,000.00</text:p>
          </table:table-cell>
          <table:table-cell office:value-type="string" calcext:value-type="string">
            <text:p>36 months (full-time)</text:p>
          </table:table-cell>
        </table:table-row>
        <table:table-row table:style-name="ro1">
          <table:table-cell office:value-type="string" calcext:value-type="string">
            <text:p>Lead Thermodynamics Engine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NR" office:value="400000" calcext:value-type="currency">
            <text:p>₹400,000.00</text:p>
          </table:table-cell>
          <table:table-cell office:value-type="currency" office:currency="INR" office:value="4800000" calcext:value-type="currency">
            <text:p>₹4,800,000.00</text:p>
          </table:table-cell>
          <table:table-cell office:value-type="currency" office:currency="INR" office:value="144000000" calcext:value-type="currency">
            <text:p>₹144,000,000.00</text:p>
          </table:table-cell>
          <table:table-cell office:value-type="string" calcext:value-type="string">
            <text:p>36 months (full-time)</text:p>
          </table:table-cell>
        </table:table-row>
        <table:table-row table:style-name="ro1">
          <table:table-cell office:value-type="string" calcext:value-type="string">
            <text:p>Lead ML/AI Scient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NR" office:value="450000" calcext:value-type="currency">
            <text:p>₹450,000.00</text:p>
          </table:table-cell>
          <table:table-cell office:value-type="currency" office:currency="INR" office:value="5400000" calcext:value-type="currency">
            <text:p>₹5,400,000.00</text:p>
          </table:table-cell>
          <table:table-cell office:value-type="currency" office:currency="INR" office:value="162000000" calcext:value-type="currency">
            <text:p>₹162,000,000.00</text:p>
          </table:table-cell>
          <table:table-cell office:value-type="string" calcext:value-type="string">
            <text:p>36 months (full-time)</text:p>
          </table:table-cell>
        </table:table-row>
        <table:table-row table:style-name="ro1">
          <table:table-cell office:value-type="string" calcext:value-type="string">
            <text:p>Software Architect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currency" office:currency="INR" office:value="350000" calcext:value-type="currency">
            <text:p>₹350,000.00</text:p>
          </table:table-cell>
          <table:table-cell office:value-type="currency" office:currency="INR" office:value="3360000" calcext:value-type="currency">
            <text:p>₹3,360,000.00</text:p>
          </table:table-cell>
          <table:table-cell office:value-type="currency" office:currency="INR" office:value="100800000" calcext:value-type="currency">
            <text:p>₹100,800,000.00</text:p>
          </table:table-cell>
          <table:table-cell office:value-type="string" calcext:value-type="string">
            <text:p>30 months (80% after M24)</text:p>
          </table:table-cell>
        </table:table-row>
        <table:table-row table:style-name="ro1">
          <table:table-cell office:value-type="string" calcext:value-type="string">
            <text:p>Data Engine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NR" office:value="300000" calcext:value-type="currency">
            <text:p>₹300,000.00</text:p>
          </table:table-cell>
          <table:table-cell office:value-type="currency" office:currency="INR" office:value="3600000" calcext:value-type="currency">
            <text:p>₹3,600,000.00</text:p>
          </table:table-cell>
          <table:table-cell office:value-type="currency" office:currency="INR" office:value="108000000" calcext:value-type="currency">
            <text:p>₹108,000,000.00</text:p>
          </table:table-cell>
          <table:table-cell office:value-type="string" calcext:value-type="string">
            <text:p>36 months (full-time)</text:p>
          </table:table-cell>
        </table:table-row>
        <table:table-row table:style-name="ro1">
          <table:table-cell office:value-type="string" calcext:value-type="string">
            <text:p>GUI/UX Developer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currency" office:currency="INR" office:value="250000" calcext:value-type="currency">
            <text:p>₹250,000.00</text:p>
          </table:table-cell>
          <table:table-cell office:value-type="currency" office:currency="INR" office:value="1500000" calcext:value-type="currency">
            <text:p>₹1,500,000.00</text:p>
          </table:table-cell>
          <table:table-cell office:value-type="currency" office:currency="INR" office:value="45000000" calcext:value-type="currency">
            <text:p>₹45,000,000.00</text:p>
          </table:table-cell>
          <table:table-cell office:value-type="string" calcext:value-type="string">
            <text:p>18 months (from M12)</text:p>
          </table:table-cell>
        </table:table-row>
        <table:table-row table:style-name="ro1">
          <table:table-cell office:value-type="string" calcext:value-type="string">
            <text:p>Quality Assurance L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NR" office:value="280000" calcext:value-type="currency">
            <text:p>₹280,000.00</text:p>
          </table:table-cell>
          <table:table-cell office:value-type="currency" office:currency="INR" office:value="3360000" calcext:value-type="currency">
            <text:p>₹3,360,000.00</text:p>
          </table:table-cell>
          <table:table-cell office:value-type="currency" office:currency="INR" office:value="100800000" calcext:value-type="currency">
            <text:p>₹100,800,000.00</text:p>
          </table:table-cell>
          <table:table-cell office:value-type="string" calcext:value-type="string">
            <text:p>36 months (full-time)</text:p>
          </table:table-cell>
        </table:table-row>
        <table:table-row table:style-name="ro1">
          <table:table-cell office:value-type="string" calcext:value-type="string">
            <text:p>Systems Engine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currency" office:currency="INR" office:value="280000" calcext:value-type="currency">
            <text:p>₹280,000.00</text:p>
          </table:table-cell>
          <table:table-cell office:value-type="currency" office:currency="INR" office:value="1680000" calcext:value-type="currency">
            <text:p>₹1,680,000.00</text:p>
          </table:table-cell>
          <table:table-cell office:value-type="currency" office:currency="INR" office:value="50400000" calcext:value-type="currency">
            <text:p>₹50,400,000.00</text:p>
          </table:table-cell>
          <table:table-cell office:value-type="string" calcext:value-type="string">
            <text:p>12 months (part-time M0-M12)</text:p>
          </table:table-cell>
        </table:table-row>
        <table:table-row table:style-name="ro1">
          <table:table-cell office:value-type="string" calcext:value-type="string">
            <text:p>Junior Thermodynamics Engin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150000" calcext:value-type="currency">
            <text:p>₹150,000.00</text:p>
          </table:table-cell>
          <table:table-cell office:value-type="currency" office:currency="INR" office:value="3600000" calcext:value-type="currency">
            <text:p>₹3,600,000.00</text:p>
          </table:table-cell>
          <table:table-cell office:value-type="currency" office:currency="INR" office:value="108000000" calcext:value-type="currency">
            <text:p>₹108,000,000.00</text:p>
          </table:table-cell>
          <table:table-cell office:value-type="string" calcext:value-type="string">
            <text:p>24 months (M6-M30)</text:p>
          </table:table-cell>
        </table:table-row>
        <table:table-row table:style-name="ro1">
          <table:table-cell office:value-type="string" calcext:value-type="string">
            <text:p>ML Engineer / Research Associ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180000" calcext:value-type="currency">
            <text:p>₹180,000.00</text:p>
          </table:table-cell>
          <table:table-cell office:value-type="currency" office:currency="INR" office:value="4320000" calcext:value-type="currency">
            <text:p>₹4,320,000.00</text:p>
          </table:table-cell>
          <table:table-cell office:value-type="currency" office:currency="INR" office:value="129600000" calcext:value-type="currency">
            <text:p>₹129,600,000.00</text:p>
          </table:table-cell>
          <table:table-cell office:value-type="string" calcext:value-type="string">
            <text:p>30 months (M0-M30)</text:p>
          </table:table-cell>
        </table:table-row>
        <table:table-row table:style-name="ro1">
          <table:table-cell office:value-type="string" calcext:value-type="string">
            <text:p>Software Engineer / Develop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180000" calcext:value-type="currency">
            <text:p>₹180,000.00</text:p>
          </table:table-cell>
          <table:table-cell office:value-type="currency" office:currency="INR" office:value="6480000" calcext:value-type="currency">
            <text:p>₹6,480,000.00</text:p>
          </table:table-cell>
          <table:table-cell office:value-type="currency" office:currency="INR" office:value="194400000" calcext:value-type="currency">
            <text:p>₹194,400,000.00</text:p>
          </table:table-cell>
          <table:table-cell office:value-type="string" calcext:value-type="string">
            <text:p>24 months (M12-M36)</text:p>
          </table:table-cell>
        </table:table-row>
        <table:table-row table:style-name="ro1">
          <table:table-cell office:value-type="string" calcext:value-type="string">
            <text:p>Data Scientist / Analy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NR" office:value="200000" calcext:value-type="currency">
            <text:p>₹200,000.00</text:p>
          </table:table-cell>
          <table:table-cell office:value-type="currency" office:currency="INR" office:value="2400000" calcext:value-type="currency">
            <text:p>₹2,400,000.00</text:p>
          </table:table-cell>
          <table:table-cell office:value-type="currency" office:currency="INR" office:value="72000000" calcext:value-type="currency">
            <text:p>₹72,000,000.00</text:p>
          </table:table-cell>
          <table:table-cell office:value-type="string" calcext:value-type="string">
            <text:p>18 months (M6-M24)</text:p>
          </table:table-cell>
        </table:table-row>
        <table:table-row table:style-name="ro1">
          <table:table-cell office:value-type="string" calcext:value-type="string">
            <text:p>QA Engineer / Test Specialist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currency" office:currency="INR" office:value="120000" calcext:value-type="currency">
            <text:p>₹120,000.00</text:p>
          </table:table-cell>
          <table:table-cell office:value-type="currency" office:currency="INR" office:value="2304000" calcext:value-type="currency">
            <text:p>₹2,304,000.00</text:p>
          </table:table-cell>
          <table:table-cell office:value-type="currency" office:currency="INR" office:value="69120000" calcext:value-type="currency">
            <text:p>₹69,120,000.00</text:p>
          </table:table-cell>
          <table:table-cell office:value-type="string" calcext:value-type="string">
            <text:p>12 months (M18-M30)</text:p>
          </table:table-cell>
        </table:table-row>
        <table:table-row table:style-name="ro1">
          <table:table-cell office:value-type="string" calcext:value-type="string">
            <text:p>Technical Writer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currency" office:currency="INR" office:value="100000" calcext:value-type="currency">
            <text:p>₹100,000.00</text:p>
          </table:table-cell>
          <table:table-cell office:value-type="currency" office:currency="INR" office:value="960000" calcext:value-type="currency">
            <text:p>₹960,000.00</text:p>
          </table:table-cell>
          <table:table-cell office:value-type="currency" office:currency="INR" office:value="28800000" calcext:value-type="currency">
            <text:p>₹28,800,000.00</text:p>
          </table:table-cell>
          <table:table-cell office:value-type="string" calcext:value-type="string">
            <text:p>12 months (M24-M36)</text:p>
          </table:table-cell>
        </table:table-row>
        <table:table-row table:style-name="ro1">
          <table:table-cell office:value-type="string" calcext:value-type="string">
            <text:p>Program Coordinato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currency" office:currency="INR" office:value="80000" calcext:value-type="currency">
            <text:p>₹80,000.00</text:p>
          </table:table-cell>
          <table:table-cell office:value-type="currency" office:currency="INR" office:value="480000" calcext:value-type="currency">
            <text:p>₹480,000.00</text:p>
          </table:table-cell>
          <table:table-cell office:value-type="currency" office:currency="INR" office:value="14400000" calcext:value-type="currency">
            <text:p>₹14,400,000.00</text:p>
          </table:table-cell>
          <table:table-cell office:value-type="string" calcext:value-type="string">
            <text:p>36 months (part-time)</text:p>
          </table:table-cell>
        </table:table-row>
        <table:table-row table:style-name="ro1">
          <table:table-cell office:value-type="string" calcext:value-type="string">
            <text:p>TOTAL TE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.0 avg</text:p>
          </table:table-cell>
          <table:table-cell office:value-type="string" calcext:value-type="string">
            <text:p>-</text:p>
          </table:table-cell>
          <table:table-cell office:value-type="currency" office:currency="INR" office:value="58000000" calcext:value-type="currency">
            <text:p>₹58,000,000.00</text:p>
          </table:table-cell>
          <table:table-cell office:value-type="currency" office:currency="INR" office:value="450000000" calcext:value-type="currency">
            <text:p>₹450,000,000.00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mr" number:country="IN">₹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mr" number:country="IN">₹</number:currency-symbol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13:22:12.414645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15:40:59.876245564</meta:creation-date>
    <dc:date>2025-12-22T15:03:46.944812437</dc:date>
    <meta:editing-duration>PT2H16M33S</meta:editing-duration>
    <meta:editing-cycles>7</meta:editing-cycles>
    <meta:generator>LibreOffice/25.8.4.2$Linux_X86_64 LibreOffice_project/0366609b1de41a39e1896ae41e33c673f2a73802</meta:generator>
    <meta:document-statistic meta:table-count="4" meta:cell-count="1711" meta:object-count="0"/>
  </office:meta>
</office:document-meta>
</file>